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461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.798cm"/>
    </style:style>
    <style:style style:name="co10" style:family="table-column">
      <style:table-column-properties fo:break-before="auto" style:column-width="27.762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8.685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5.064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304932">
            <text:p>304932</text:p>
          </table:table-cell>
          <table:table-cell office:value-type="float" office:value="83041421">
            <text:p>83041421</text:p>
          </table:table-cell>
          <table:table-cell office:value-type="string">
            <text:p>2012-02-06</text:p>
          </table:table-cell>
          <table:table-cell office:value-type="string">
            <text:p>S</text:p>
          </table:table-cell>
          <table:table-cell office:value-type="string">
            <text:p>2012-01-23</text:p>
          </table:table-cell>
          <table:table-cell office:value-type="float" office:value="32320168857">
            <text:p>323201688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0.0</text:p>
          </table:table-cell>
          <table:table-cell office:value-type="string">
            <text:p>Hb 0.0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126484">
            <text:p>11126484</text:p>
          </table:table-cell>
          <table:table-cell office:value-type="float" office:value="195599472">
            <text:p>195599472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752640294">
            <text:p>937526402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DL , HDL , trig , krea , AST , Hb1</text:p>
          </table:table-cell>
          <table:table-cell office:value-type="string">
            <text:p>Hb1</text:p>
          </table:table-cell>
          <table:table-cell office:value-type="string">
            <text:p>A</text:p>
          </table:table-cell>
          <table:table-cell office:value-type="string">
            <text:p>Hb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823601">
            <text:p>16823601</text:p>
          </table:table-cell>
          <table:table-cell office:value-type="float" office:value="167154788">
            <text:p>167154788</text:p>
          </table:table-cell>
          <table:table-cell office:value-type="string">
            <text:p>2013-03-15</text:p>
          </table:table-cell>
          <table:table-cell office:value-type="string">
            <text:p>S</text:p>
          </table:table-cell>
          <table:table-cell office:value-type="string">
            <text:p>2013-03-01</text:p>
          </table:table-cell>
          <table:table-cell office:value-type="float" office:value="76749326748">
            <text:p>767493267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1.03.2013 COHb 1.1</text:p>
          </table:table-cell>
          <table:table-cell office:value-type="string">
            <text:p>Hb 1.1</text:p>
          </table:table-cell>
          <table:table-cell office:value-type="string">
            <text:p><text:s/>( 0.5 . 1.5 % kogu Hb-st )</text:p>
          </table:table-cell>
          <table:table-cell office:value-type="string">
            <text:p>Hb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778579">
            <text:p>16778579</text:p>
          </table:table-cell>
          <table:table-cell office:value-type="float" office:value="158944629">
            <text:p>158944629</text:p>
          </table:table-cell>
          <table:table-cell office:value-type="string">
            <text:p>2013-01-14</text:p>
          </table:table-cell>
          <table:table-cell office:value-type="string">
            <text:p>S</text:p>
          </table:table-cell>
          <table:table-cell office:value-type="string">
            <text:p>2013-01-07</text:p>
          </table:table-cell>
          <table:table-cell office:value-type="float" office:value="10033847744">
            <text:p>100338477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OHb 2.1</text:p>
          </table:table-cell>
          <table:table-cell office:value-type="string">
            <text:p>Hb 2.1</text:p>
          </table:table-cell>
          <table:table-cell office:value-type="string">
            <text:p><text:s/>( 0.5 . 1.5 % kogu Hb-st )</text:p>
          </table:table-cell>
          <table:table-cell office:value-type="string">
            <text:p>Hb</text:p>
          </table:table-cell>
          <table:table-cell table:style-name="ce1" office:value-type="float" office:value="2.1">
            <text:p>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55253">
            <text:p>755253</text:p>
          </table:table-cell>
          <table:table-cell office:value-type="float" office:value="140847665">
            <text:p>140847665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office:value-type="string">
            <text:p>2012-09-17</text:p>
          </table:table-cell>
          <table:table-cell office:value-type="float" office:value="80988639511">
            <text:p>809886395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3.2</text:p>
          </table:table-cell>
          <table:table-cell office:value-type="string">
            <text:p>Hb 3.2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table:style-name="ce1" office:value-type="float" office:value="3.2">
            <text:p>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821000">
            <text:p>16821000</text:p>
          </table:table-cell>
          <table:table-cell office:value-type="float" office:value="178615781">
            <text:p>178615781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5-13</text:p>
          </table:table-cell>
          <table:table-cell office:value-type="float" office:value="89904946278">
            <text:p>8990494627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edutseeritud hemoglobiin 3.2</text:p>
          </table:table-cell>
          <table:table-cell office:value-type="string">
            <text:p>hemoglobiin 3.2</text:p>
          </table:table-cell>
          <table:table-cell office:value-type="string">
            <text:p><text:s/>( % kogu Hb-st )</text:p>
          </table:table-cell>
          <table:table-cell office:value-type="string">
            <text:p>hemoglobiin</text:p>
          </table:table-cell>
          <table:table-cell table:style-name="ce1" office:value-type="float" office:value="3.2">
            <text:p>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735667">
            <text:p>16735667</text:p>
          </table:table-cell>
          <table:table-cell office:value-type="float" office:value="194546546">
            <text:p>194546546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2013-08-23</text:p>
          </table:table-cell>
          <table:table-cell office:value-type="float" office:value="67512263801">
            <text:p>675122638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edutseeritud hemoglobiin 3.4</text:p>
          </table:table-cell>
          <table:table-cell office:value-type="string">
            <text:p>hemoglobiin 3.4</text:p>
          </table:table-cell>
          <table:table-cell office:value-type="string">
            <text:p><text:s/>( % kogu Hb-st )</text:p>
          </table:table-cell>
          <table:table-cell office:value-type="string">
            <text:p>hemoglobiin</text:p>
          </table:table-cell>
          <table:table-cell table:style-name="ce1"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07175">
            <text:p>607175</text:p>
          </table:table-cell>
          <table:table-cell office:value-type="float" office:value="80956204">
            <text:p>80956204</text:p>
          </table:table-cell>
          <table:table-cell office:value-type="string">
            <text:p>2011-11-03</text:p>
          </table:table-cell>
          <table:table-cell office:value-type="string">
            <text:p>S</text:p>
          </table:table-cell>
          <table:table-cell office:value-type="string">
            <text:p>2011-10-27</text:p>
          </table:table-cell>
          <table:table-cell office:value-type="float" office:value="88131134172">
            <text:p>881311341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4.0</text:p>
          </table:table-cell>
          <table:table-cell office:value-type="string">
            <text:p>Hb 4.0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51091">
            <text:p>751091</text:p>
          </table:table-cell>
          <table:table-cell office:value-type="float" office:value="90504072">
            <text:p>90504072</text:p>
          </table:table-cell>
          <table:table-cell office:value-type="string">
            <text:p>2012-04-10</text:p>
          </table:table-cell>
          <table:table-cell office:value-type="string">
            <text:p>S</text:p>
          </table:table-cell>
          <table:table-cell office:value-type="string">
            <text:p>2012-04-03</text:p>
          </table:table-cell>
          <table:table-cell office:value-type="float" office:value="45466480626">
            <text:p>4546648062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4.5</text:p>
          </table:table-cell>
          <table:table-cell office:value-type="string">
            <text:p>Hb 4.5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table:style-name="ce1" office:value-type="float" office:value="4.5">
            <text:p>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423354">
            <text:p>16423354</text:p>
          </table:table-cell>
          <table:table-cell office:value-type="float" office:value="179987578">
            <text:p>179987578</text:p>
          </table:table-cell>
          <table:table-cell office:value-type="string">
            <text:p>2013-05-28</text:p>
          </table:table-cell>
          <table:table-cell office:value-type="string">
            <text:p>S</text:p>
          </table:table-cell>
          <table:table-cell office:value-type="string">
            <text:p>2013-03-20</text:p>
          </table:table-cell>
          <table:table-cell office:value-type="float" office:value="32211295425">
            <text:p>322112954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edutseeritud hemoglobiin 4.7</text:p>
          </table:table-cell>
          <table:table-cell office:value-type="string">
            <text:p>hemoglobiin 4.7</text:p>
          </table:table-cell>
          <table:table-cell office:value-type="string">
            <text:p><text:s/>( % kogu Hb-st )</text:p>
          </table:table-cell>
          <table:table-cell office:value-type="string">
            <text:p>hemoglobiin</text:p>
          </table:table-cell>
          <table:table-cell table:style-name="ce1"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41798">
            <text:p>441798</text:p>
          </table:table-cell>
          <table:table-cell office:value-type="float" office:value="120824341">
            <text:p>120824341</text:p>
          </table:table-cell>
          <table:table-cell office:value-type="string">
            <text:p>2012-05-15</text:p>
          </table:table-cell>
          <table:table-cell office:value-type="string">
            <text:p>S</text:p>
          </table:table-cell>
          <table:table-cell office:value-type="string">
            <text:p>2012-05-06</text:p>
          </table:table-cell>
          <table:table-cell office:value-type="float" office:value="89236111664">
            <text:p>8923611166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4.7</text:p>
          </table:table-cell>
          <table:table-cell office:value-type="string">
            <text:p>Hb 4.7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table:style-name="ce1"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74248">
            <text:p>774248</text:p>
          </table:table-cell>
          <table:table-cell office:value-type="float" office:value="138432178">
            <text:p>138432178</text:p>
          </table:table-cell>
          <table:table-cell office:value-type="string">
            <text:p>2012-09-17</text:p>
          </table:table-cell>
          <table:table-cell office:value-type="string">
            <text:p>S</text:p>
          </table:table-cell>
          <table:table-cell office:value-type="string">
            <text:p>2012-09-07</text:p>
          </table:table-cell>
          <table:table-cell office:value-type="float" office:value="70359273635">
            <text:p>703592736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5.8</text:p>
          </table:table-cell>
          <table:table-cell office:value-type="string">
            <text:p>Hb 5.8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table:style-name="ce1"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629962">
            <text:p>11629962</text:p>
          </table:table-cell>
          <table:table-cell office:value-type="float" office:value="167398077">
            <text:p>167398077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59572833613">
            <text:p>595728336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uu aega tagasi glüko hgb 5,8</text:p>
          </table:table-cell>
          <table:table-cell office:value-type="string">
            <text:p>hgb 5,8</text:p>
          </table:table-cell>
          <table:table-cell office:value-type="string">
            <text:p><text:s/>% ( tehtud Kohtla-Järvel )</text:p>
          </table:table-cell>
          <table:table-cell office:value-type="string">
            <text:p>hgb</text:p>
          </table:table-cell>
          <table:table-cell table:style-name="ce1"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848969">
            <text:p>15848969</text:p>
          </table:table-cell>
          <table:table-cell office:value-type="float" office:value="203475927">
            <text:p>203475927</text:p>
          </table:table-cell>
          <table:table-cell office:value-type="string">
            <text:p>2013-10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939421">
            <text:p>6730419394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oonravi määramist , glükeeritud hemoglobiin 6,0</text:p>
          </table:table-cell>
          <table:table-cell office:value-type="string">
            <text:p>hemoglobiin 6,0</text:p>
          </table:table-cell>
          <table:table-cell office:value-type="string">
            <text:p><text:s/>.</text:p>
          </table:table-cell>
          <table:table-cell office:value-type="string">
            <text:p>hemoglobiin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803659">
            <text:p>15803659</text:p>
          </table:table-cell>
          <table:table-cell office:value-type="float" office:value="185366279">
            <text:p>185366279</text:p>
          </table:table-cell>
          <table:table-cell office:value-type="string">
            <text:p>2013-06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798239">
            <text:p>6730397982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suhkur ja veidi ka glükeeritud hemoglobiin-6,6</text:p>
          </table:table-cell>
          <table:table-cell office:value-type="string">
            <text:p>hemoglobiin-6,6</text:p>
          </table:table-cell>
          <table:table-cell office:value-type="string">
            <text:p><text:s/>% ( anamneesis diabeeti teada e</text:p>
          </table:table-cell>
          <table:table-cell office:value-type="string">
            <text:p>hemoglobiin</text:p>
          </table:table-cell>
          <table:table-cell table:style-name="ce1" office:value-type="float" office:value="6.6">
            <text:p>6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044129">
            <text:p>16044129</text:p>
          </table:table-cell>
          <table:table-cell office:value-type="float" office:value="185074219">
            <text:p>185074219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346325">
            <text:p>6730333463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mist kõrgemad , glükosüleeritud Hgb 6.85</text:p>
          </table:table-cell>
          <table:table-cell office:value-type="string">
            <text:p>Hgb 6.85</text:p>
          </table:table-cell>
          <table:table-cell office:value-type="string">
            <text:p><text:s/>% , siis palutud endokrinoloog </text:p>
          </table:table-cell>
          <table:table-cell office:value-type="string">
            <text:p>Hgb</text:p>
          </table:table-cell>
          <table:table-cell office:value-type="float" office:value="6.85">
            <text:p>6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78657">
            <text:p>678657</text:p>
          </table:table-cell>
          <table:table-cell office:value-type="float" office:value="145800128">
            <text:p>145800128</text:p>
          </table:table-cell>
          <table:table-cell office:value-type="string">
            <text:p>2012-10-11</text:p>
          </table:table-cell>
          <table:table-cell office:value-type="string">
            <text:p>S</text:p>
          </table:table-cell>
          <table:table-cell office:value-type="string">
            <text:p>2012-10-11</text:p>
          </table:table-cell>
          <table:table-cell office:value-type="float" office:value="62440050298">
            <text:p>624400502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6.9</text:p>
          </table:table-cell>
          <table:table-cell office:value-type="string">
            <text:p>Hb 6.9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table:style-name="ce1" office:value-type="float" office:value="6.9">
            <text:p>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14337">
            <text:p>1114337</text:p>
          </table:table-cell>
          <table:table-cell office:value-type="float" office:value="82844607">
            <text:p>82844607</text:p>
          </table:table-cell>
          <table:table-cell office:value-type="string">
            <text:p>2012-02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6934148763">
            <text:p>36934148763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CSP : EMB30 Adenotoomia , DHB10</text:p>
          </table:table-cell>
          <table:table-cell office:value-type="string">
            <text:p>HB10</text:p>
          </table:table-cell>
          <table:table-cell office:value-type="string">
            <text:p><text:s/>Ninaõõne lesiooni ekstsisioon A</text:p>
          </table:table-cell>
          <table:table-cell office:value-type="string">
            <text:p>HB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670670">
            <text:p>14670670</text:p>
          </table:table-cell>
          <table:table-cell office:value-type="float" office:value="181292653">
            <text:p>181292653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099216021">
            <text:p>450992160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glük hgb 10,2</text:p>
          </table:table-cell>
          <table:table-cell office:value-type="string">
            <text:p>hgb 10,2</text:p>
          </table:table-cell>
          <table:table-cell office:value-type="string">
            <text:p><text:s/>%</text:p>
          </table:table-cell>
          <table:table-cell office:value-type="string">
            <text:p>hgb</text:p>
          </table:table-cell>
          <table:table-cell table:style-name="ce1" office:value-type="float" office:value="10.2">
            <text:p>10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469830">
            <text:p>16469830</text:p>
          </table:table-cell>
          <table:table-cell office:value-type="float" office:value="186280526">
            <text:p>186280526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office:value-type="string">
            <text:p>2013-06-25</text:p>
          </table:table-cell>
          <table:table-cell office:value-type="float" office:value="85058750557">
            <text:p>850587505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edutseeritud hemoglobiin 17.6</text:p>
          </table:table-cell>
          <table:table-cell office:value-type="string">
            <text:p>hemoglobiin 17.6</text:p>
          </table:table-cell>
          <table:table-cell office:value-type="string">
            <text:p><text:s/>( % kogu Hb-st ) pH ( t ) 7.384</text:p>
          </table:table-cell>
          <table:table-cell office:value-type="string">
            <text:p>hemoglobiin</text:p>
          </table:table-cell>
          <table:table-cell table:style-name="ce1" office:value-type="float" office:value="17.6">
            <text:p>17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75421">
            <text:p>475421</text:p>
          </table:table-cell>
          <table:table-cell office:value-type="float" office:value="122321093">
            <text:p>122321093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22028547538">
            <text:p>220285475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B-RHb 20.6</text:p>
          </table:table-cell>
          <table:table-cell office:value-type="string">
            <text:p>Hb 20.6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table:style-name="ce1" office:value-type="float" office:value="20.6">
            <text:p>20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124896">
            <text:p>14124896</text:p>
          </table:table-cell>
          <table:table-cell office:value-type="float" office:value="204122462">
            <text:p>204122462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673030413680">
            <text:p>6730304136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HBG 27,8</text:p>
          </table:table-cell>
          <table:table-cell office:value-type="string">
            <text:p>HBG 27,8</text:p>
          </table:table-cell>
          <table:table-cell office:value-type="string">
            <text:p><text:s/>nmol/L</text:p>
          </table:table-cell>
          <table:table-cell office:value-type="string">
            <text:p>HBG</text:p>
          </table:table-cell>
          <table:table-cell table:style-name="ce1" office:value-type="float" office:value="27.8">
            <text:p>2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259934">
            <text:p>11259934</text:p>
          </table:table-cell>
          <table:table-cell office:value-type="float" office:value="196917770">
            <text:p>196917770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673042386957">
            <text:p>6730423869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edutseeritud hemoglobiin 36.4</text:p>
          </table:table-cell>
          <table:table-cell office:value-type="string">
            <text:p>hemoglobiin 36.4</text:p>
          </table:table-cell>
          <table:table-cell office:value-type="string">
            <text:p><text:s/>( % kogu Hb-st )</text:p>
          </table:table-cell>
          <table:table-cell office:value-type="string">
            <text:p>hemoglobiin</text:p>
          </table:table-cell>
          <table:table-cell office:value-type="float" office:value="36.4">
            <text:p>3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02143">
            <text:p>1102143</text:p>
          </table:table-cell>
          <table:table-cell office:value-type="float" office:value="122658668">
            <text:p>122658668</text:p>
          </table:table-cell>
          <table:table-cell office:value-type="string">
            <text:p>2012-05-29</text:p>
          </table:table-cell>
          <table:table-cell office:value-type="string">
            <text:p>S</text:p>
          </table:table-cell>
          <table:table-cell office:value-type="string">
            <text:p>2012-05-21</text:p>
          </table:table-cell>
          <table:table-cell office:value-type="float" office:value="10133641390">
            <text:p>10133641390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csp : DHB50</text:p>
          </table:table-cell>
          <table:table-cell office:value-type="string">
            <text:p>HB50</text:p>
          </table:table-cell>
          <table:table-cell office:value-type="string">
            <text:p><text:s/>Konhoplastika</text:p>
          </table:table-cell>
          <table:table-cell office:value-type="string">
            <text:p>HB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257372">
            <text:p>16257372</text:p>
          </table:table-cell>
          <table:table-cell office:value-type="float" office:value="185155078">
            <text:p>185155078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office:value-type="string">
            <text:p>2013-06-22</text:p>
          </table:table-cell>
          <table:table-cell office:value-type="float" office:value="42213737744">
            <text:p>422137377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Oksühemoglobiin 63.2</text:p>
          </table:table-cell>
          <table:table-cell office:value-type="string">
            <text:p>hemoglobiin 63.2</text:p>
          </table:table-cell>
          <table:table-cell office:value-type="string">
            <text:p><text:s/>( % kogu Hb-st ) , Redutseeritu</text:p>
          </table:table-cell>
          <table:table-cell office:value-type="string">
            <text:p>hemoglobiin</text:p>
          </table:table-cell>
          <table:table-cell office:value-type="float" office:value="63.2">
            <text:p>6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715825">
            <text:p>16715825</text:p>
          </table:table-cell>
          <table:table-cell office:value-type="float" office:value="204879276">
            <text:p>204879276</text:p>
          </table:table-cell>
          <table:table-cell office:value-type="string">
            <text:p>2013-10-18</text:p>
          </table:table-cell>
          <table:table-cell office:value-type="string">
            <text:p>S</text:p>
          </table:table-cell>
          <table:table-cell office:value-type="string">
            <text:p>2013-10-02</text:p>
          </table:table-cell>
          <table:table-cell office:value-type="float" office:value="673031694279">
            <text:p>6730316942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( mmHg ) , sO289.2 ( % ) , Oksühemoglobiin 87.4</text:p>
          </table:table-cell>
          <table:table-cell office:value-type="string">
            <text:p>hemoglobiin 87.4</text:p>
          </table:table-cell>
          <table:table-cell office:value-type="string">
            <text:p><text:s/>( % kogu Hb-st ) , Redutseeritu</text:p>
          </table:table-cell>
          <table:table-cell office:value-type="string">
            <text:p>hemoglobiin</text:p>
          </table:table-cell>
          <table:table-cell office:value-type="float" office:value="87.4">
            <text:p>87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51933">
            <text:p>451933</text:p>
          </table:table-cell>
          <table:table-cell office:value-type="float" office:value="85816409">
            <text:p>85816409</text:p>
          </table:table-cell>
          <table:table-cell office:value-type="string">
            <text:p>2012-02-16</text:p>
          </table:table-cell>
          <table:table-cell office:value-type="string">
            <text:p>S</text:p>
          </table:table-cell>
          <table:table-cell office:value-type="string">
            <text:p>2012-02-04</text:p>
          </table:table-cell>
          <table:table-cell office:value-type="float" office:value="97915893362">
            <text:p>9791589336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O2Hb 95.0</text:p>
          </table:table-cell>
          <table:table-cell office:value-type="string">
            <text:p>Hb 95.0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931580">
            <text:p>16931580</text:p>
          </table:table-cell>
          <table:table-cell office:value-type="float" office:value="186922072">
            <text:p>186922072</text:p>
          </table:table-cell>
          <table:table-cell office:value-type="string">
            <text:p>2013-07-05</text:p>
          </table:table-cell>
          <table:table-cell office:value-type="string">
            <text:p>S</text:p>
          </table:table-cell>
          <table:table-cell office:value-type="string">
            <text:p>2013-06-27</text:p>
          </table:table-cell>
          <table:table-cell office:value-type="float" office:value="673030832687">
            <text:p>67303083268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Oksühemoglobiin 97.1</text:p>
          </table:table-cell>
          <table:table-cell office:value-type="string">
            <text:p>hemoglobiin 97.1</text:p>
          </table:table-cell>
          <table:table-cell office:value-type="string">
            <text:p><text:s/>( % kogu Hb-st )</text:p>
          </table:table-cell>
          <table:table-cell office:value-type="string">
            <text:p>hemoglobiin</text:p>
          </table:table-cell>
          <table:table-cell office:value-type="float" office:value="97.1">
            <text:p>9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426728">
            <text:p>14426728</text:p>
          </table:table-cell>
          <table:table-cell office:value-type="float" office:value="157779388">
            <text:p>157779388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8-09</text:p>
          </table:table-cell>
          <table:table-cell office:value-type="float" office:value="673041732760">
            <text:p>6730417327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 , P-SHBG 83.6</text:p>
          </table:table-cell>
          <table:table-cell office:value-type="string">
            <text:p>HBG 83.6</text:p>
          </table:table-cell>
          <table:table-cell office:value-type="string">
            <text:p><text:s/>( 26.1 . 110.0 nmol/L )</text:p>
          </table:table-cell>
          <table:table-cell office:value-type="string">
            <text:p>HBG</text:p>
          </table:table-cell>
          <table:table-cell office:value-type="float" office:value="83.6">
            <text:p>8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296421">
            <text:p>16296421</text:p>
          </table:table-cell>
          <table:table-cell office:value-type="float" office:value="175968825">
            <text:p>175968825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41368816786">
            <text:p>413688167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Oksühemoglobiin 92.7</text:p>
          </table:table-cell>
          <table:table-cell office:value-type="string">
            <text:p>hemoglobiin 92.7</text:p>
          </table:table-cell>
          <table:table-cell office:value-type="string">
            <text:p><text:s/>( % kogu Hb-st )</text:p>
          </table:table-cell>
          <table:table-cell office:value-type="string">
            <text:p>hemoglobiin</text:p>
          </table:table-cell>
          <table:table-cell office:value-type="float" office:value="92.7">
            <text:p>92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36593">
            <text:p>736593</text:p>
          </table:table-cell>
          <table:table-cell office:value-type="float" office:value="148404860">
            <text:p>148404860</text:p>
          </table:table-cell>
          <table:table-cell office:value-type="string">
            <text:p>2012-11-21</text:p>
          </table:table-cell>
          <table:table-cell office:value-type="string">
            <text:p>S</text:p>
          </table:table-cell>
          <table:table-cell office:value-type="string">
            <text:p>2012-11-08</text:p>
          </table:table-cell>
          <table:table-cell office:value-type="float" office:value="30727887783">
            <text:p>307278877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Hb 111</text:p>
          </table:table-cell>
          <table:table-cell office:value-type="string">
            <text:p>Hb 111</text:p>
          </table:table-cell>
          <table:table-cell office:value-type="string">
            <text:p><text:s/>( g/L )</text:p>
          </table:table-cell>
          <table:table-cell office:value-type="string">
            <text:p>Hb</text:p>
          </table:table-cell>
          <table:table-cell office:value-type="float" office:value="111">
            <text:p>1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573131">
            <text:p>573131</text:p>
          </table:table-cell>
          <table:table-cell office:value-type="float" office:value="86471737">
            <text:p>86471737</text:p>
          </table:table-cell>
          <table:table-cell office:value-type="string">
            <text:p>2012-03-09</text:p>
          </table:table-cell>
          <table:table-cell office:value-type="string">
            <text:p>S</text:p>
          </table:table-cell>
          <table:table-cell office:value-type="string">
            <text:p>2012-02-23</text:p>
          </table:table-cell>
          <table:table-cell office:value-type="float" office:value="95224211145">
            <text:p>952242111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Hb 131</text:p>
          </table:table-cell>
          <table:table-cell office:value-type="string">
            <text:p>Hb 131</text:p>
          </table:table-cell>
          <table:table-cell office:value-type="string">
            <text:p><text:s/>( g/L )</text:p>
          </table:table-cell>
          <table:table-cell office:value-type="string">
            <text:p>H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18368319">
            <text:p>18368319</text:p>
          </table:table-cell>
          <table:table-cell office:value-type="float" office:value="203870733">
            <text:p>203870733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6394795">
            <text:p>6730463947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-HGB 66 g/L</text:p>
          </table:table-cell>
          <table:table-cell office:value-type="string">
            <text:p>HGB 66 g/L</text:p>
          </table:table-cell>
          <table:table-cell/>
          <table:table-cell office:value-type="string">
            <text:p>HGB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78268">
            <text:p>19378268</text:p>
          </table:table-cell>
          <table:table-cell office:value-type="float" office:value="158424801">
            <text:p>158424801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78117281332">
            <text:p>781172813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-HGB 134 g/l</text:p>
          </table:table-cell>
          <table:table-cell office:value-type="string">
            <text:p>HGB 134 g/l</text:p>
          </table:table-cell>
          <table:table-cell office:value-type="string">
            <text:p><text:s/>118-155</text:p>
          </table:table-cell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43602">
            <text:p>18043602</text:p>
          </table:table-cell>
          <table:table-cell office:value-type="float" office:value="159630014">
            <text:p>159630014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7221">
            <text:p>6730303572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6,61 , veresuhkur : 5,3 mmol/l Hgb 9,2 g/dl</text:p>
          </table:table-cell>
          <table:table-cell office:value-type="string">
            <text:p>Hgb 9,2 g/dl</text:p>
          </table:table-cell>
          <table:table-cell/>
          <table:table-cell office:value-type="string">
            <text:p>Hgb</text:p>
          </table:table-cell>
          <table:table-cell table:style-name="ce1" office:value-type="float" office:value="9.2">
            <text:p>9,2</text:p>
          </table:table-cell>
          <table:table-cell table:number-columns-repeated="2" office:value-type="string">
            <text:p>NULL</text:p>
          </table:table-cell>
          <table:table-cell office:value-type="string">
            <text:p>g/d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71750">
            <text:p>12971750</text:p>
          </table:table-cell>
          <table:table-cell office:value-type="float" office:value="177252983">
            <text:p>177252983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8422">
            <text:p>6730303184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lüüs patoologiata , WBC -2,9 , HGB 13,2</text:p>
          </table:table-cell>
          <table:table-cell office:value-type="string">
            <text:p>HGB 13,2</text:p>
          </table:table-cell>
          <table:table-cell office:value-type="string">
            <text:p><text:s/>, korrata kl veri ja glük</text:p>
          </table:table-cell>
          <table:table-cell office:value-type="string">
            <text:p>HGB</text:p>
          </table:table-cell>
          <table:table-cell table:style-name="ce1" office:value-type="float" office:value="13.2">
            <text:p>1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1789">
            <text:p>2121789</text:p>
          </table:table-cell>
          <table:table-cell office:value-type="float" office:value="84792672">
            <text:p>84792672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844792196">
            <text:p>928447921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liin veri Lk 4,9 , Er 5,13 , HGB 14,0</text:p>
          </table:table-cell>
          <table:table-cell office:value-type="string">
            <text:p>HGB 14,0</text:p>
          </table:table-cell>
          <table:table-cell office:value-type="string">
            <text:p><text:s/>, HCT 41,4 , PLT 223</text:p>
          </table:table-cell>
          <table:table-cell office:value-type="string">
            <text:p>HGB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03333">
            <text:p>9503333</text:p>
          </table:table-cell>
          <table:table-cell office:value-type="float" office:value="196913782">
            <text:p>196913782</text:p>
          </table:table-cell>
          <table:table-cell office:value-type="string">
            <text:p>2013-09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433043192">
            <text:p>5343304319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markantne aneemia - Hgb 44 g/l</text:p>
          </table:table-cell>
          <table:table-cell office:value-type="string">
            <text:p>Hgb 44 g/l</text:p>
          </table:table-cell>
          <table:table-cell office:value-type="string">
            <text:p><text:s/>, ägeda verejooksu tunnusteta</text:p>
          </table:table-cell>
          <table:table-cell office:value-type="string">
            <text:p>Hgb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5437">
            <text:p>425437</text:p>
          </table:table-cell>
          <table:table-cell office:value-type="float" office:value="123388244">
            <text:p>123388244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2012-05-15</text:p>
          </table:table-cell>
          <table:table-cell office:value-type="float" office:value="94125668479">
            <text:p>941256684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4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29199">
            <text:p>18029199</text:p>
          </table:table-cell>
          <table:table-cell office:value-type="float" office:value="179110423">
            <text:p>179110423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39841255785">
            <text:p>398412557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1.05.201216 : 11 : Hemoglobiin 47 g/L</text:p>
          </table:table-cell>
          <table:table-cell office:value-type="string">
            <text:p>Hemoglobiin 47 g/L</text:p>
          </table:table-cell>
          <table:table-cell/>
          <table:table-cell office:value-type="string">
            <text:p>Hemoglobiin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2667">
            <text:p>16242667</text:p>
          </table:table-cell>
          <table:table-cell office:value-type="float" office:value="208014685">
            <text:p>208014685</text:p>
          </table:table-cell>
          <table:table-cell office:value-type="string">
            <text:p>2013-11-08</text:p>
          </table:table-cell>
          <table:table-cell office:value-type="string">
            <text:p>S</text:p>
          </table:table-cell>
          <table:table-cell office:value-type="string">
            <text:p>2013-10-31</text:p>
          </table:table-cell>
          <table:table-cell office:value-type="float" office:value="673039323331">
            <text:p>6730393233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48</text:p>
          </table:table-cell>
          <table:table-cell office:value-type="string">
            <text:p><text:s/>↓↓ ( 117 . 153 g/L ) Kriitilise</text:p>
          </table:table-cell>
          <table:table-cell office:value-type="string">
            <text:p>Hb</text:p>
          </table:table-cell>
          <table:table-cell office:value-type="float" office:value="48">
            <text:p>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60307">
            <text:p>15960307</text:p>
          </table:table-cell>
          <table:table-cell office:value-type="float" office:value="195422426">
            <text:p>195422426</text:p>
          </table:table-cell>
          <table:table-cell office:value-type="string">
            <text:p>2013-08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9250779473">
            <text:p>892507794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ädal tagasi viibinud HGB 50 g/L</text:p>
          </table:table-cell>
          <table:table-cell office:value-type="string">
            <text:p>HGB 50 g/L</text:p>
          </table:table-cell>
          <table:table-cell office:value-type="string">
            <text:p><text:s/>Gastroenteroloogia osakonnas uu</text:p>
          </table:table-cell>
          <table:table-cell office:value-type="string">
            <text:p>HGB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683">
            <text:p>154683</text:p>
          </table:table-cell>
          <table:table-cell office:value-type="float" office:value="126494312">
            <text:p>126494312</text:p>
          </table:table-cell>
          <table:table-cell office:value-type="string">
            <text:p>2012-06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3724358177">
            <text:p>237243581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min , RR 130/65 mmHg , aneemia-Hgb 60</text:p>
          </table:table-cell>
          <table:table-cell office:value-type="string">
            <text:p>Hgb 60</text:p>
          </table:table-cell>
          <table:table-cell office:value-type="string">
            <text:p><text:s/>.</text:p>
          </table:table-cell>
          <table:table-cell office:value-type="string">
            <text:p>Hgb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23068">
            <text:p>10523068</text:p>
          </table:table-cell>
          <table:table-cell office:value-type="float" office:value="206320535">
            <text:p>206320535</text:p>
          </table:table-cell>
          <table:table-cell office:value-type="string">
            <text:p>2013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3188559288">
            <text:p>431885592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aabudes hemoglobiin 65g/L</text:p>
          </table:table-cell>
          <table:table-cell office:value-type="string">
            <text:p>hemoglobiin 65g/L</text:p>
          </table:table-cell>
          <table:table-cell office:value-type="string">
            <text:p><text:s/>; MCV 62,4 , MCH 16,3 .</text:p>
          </table:table-cell>
          <table:table-cell office:value-type="string">
            <text:p>hemoglobiin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59047">
            <text:p>9859047</text:p>
          </table:table-cell>
          <table:table-cell office:value-type="float" office:value="208391079">
            <text:p>208391079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9358271599">
            <text:p>5935827159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ere analüüsis esines aneemia ( Hgb 66 g/l</text:p>
          </table:table-cell>
          <table:table-cell office:value-type="string">
            <text:p>Hgb 66 g/l</text:p>
          </table:table-cell>
          <table:table-cell office:value-type="string">
            <text:p><text:s/>, Er 2,3 x 10*12/l ) , mistõttu</text:p>
          </table:table-cell>
          <table:table-cell office:value-type="string">
            <text:p>Hgb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09443">
            <text:p>16009443</text:p>
          </table:table-cell>
          <table:table-cell office:value-type="float" office:value="160048426">
            <text:p>160048426</text:p>
          </table:table-cell>
          <table:table-cell office:value-type="string">
            <text:p>2013-01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6217199475">
            <text:p>662171994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aabumisel Hb 66 g/l</text:p>
          </table:table-cell>
          <table:table-cell office:value-type="string">
            <text:p>Hb 66 g/l</text:p>
          </table:table-cell>
          <table:table-cell office:value-type="string">
            <text:p><text:s/>, kantud üle 4 doosi erütr susp</text:p>
          </table:table-cell>
          <table:table-cell office:value-type="string">
            <text:p>Hb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77353">
            <text:p>6777353</text:p>
          </table:table-cell>
          <table:table-cell office:value-type="float" office:value="130878752">
            <text:p>130878752</text:p>
          </table:table-cell>
          <table:table-cell office:value-type="string">
            <text:p>2012-08-01</text:p>
          </table:table-cell>
          <table:table-cell office:value-type="string">
            <text:p>S</text:p>
          </table:table-cell>
          <table:table-cell office:value-type="string">
            <text:p>2012-07-27</text:p>
          </table:table-cell>
          <table:table-cell office:value-type="float" office:value="64286945589">
            <text:p>642869455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69 g/l</text:p>
          </table:table-cell>
          <table:table-cell/>
          <table:table-cell office:value-type="string">
            <text:p>Hgb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51455">
            <text:p>6551455</text:p>
          </table:table-cell>
          <table:table-cell office:value-type="float" office:value="120784318">
            <text:p>120784318</text:p>
          </table:table-cell>
          <table:table-cell office:value-type="string">
            <text:p>2012-03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2769595133">
            <text:p>2276959513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 , RR 120/65 , pulss 100/min , Hgb 70 g/l</text:p>
          </table:table-cell>
          <table:table-cell office:value-type="string">
            <text:p>Hgb 70 g/l</text:p>
          </table:table-cell>
          <table:table-cell office:value-type="string">
            <text:p><text:s/>, HCT 22 %</text:p>
          </table:table-cell>
          <table:table-cell office:value-type="string">
            <text:p>Hgb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90258">
            <text:p>4190258</text:p>
          </table:table-cell>
          <table:table-cell office:value-type="float" office:value="101402448">
            <text:p>101402448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57491389773">
            <text:p>574913897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us ei saa siiski rahul olla Pt Hgb 70</text:p>
          </table:table-cell>
          <table:table-cell office:value-type="string">
            <text:p>Hgb 70</text:p>
          </table:table-cell>
          <table:table-cell office:value-type="string">
            <text:p><text:s/>g\dl - - tõenäoliselt vereloome</text:p>
          </table:table-cell>
          <table:table-cell office:value-type="string">
            <text:p>Hgb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4619">
            <text:p>6744619</text:p>
          </table:table-cell>
          <table:table-cell office:value-type="float" office:value="141380812">
            <text:p>141380812</text:p>
          </table:table-cell>
          <table:table-cell office:value-type="string">
            <text:p>2012-10-11</text:p>
          </table:table-cell>
          <table:table-cell office:value-type="string">
            <text:p>S</text:p>
          </table:table-cell>
          <table:table-cell office:value-type="string">
            <text:p>2012-09-29</text:p>
          </table:table-cell>
          <table:table-cell office:value-type="float" office:value="52883860703">
            <text:p>5288386070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1.30 Hgb 71 g/l</text:p>
          </table:table-cell>
          <table:table-cell office:value-type="string">
            <text:p>Hgb 71 g/l</text:p>
          </table:table-cell>
          <table:table-cell office:value-type="string">
            <text:p><text:s/>, RR - 103/56 mm Hg , PS -91 , </text:p>
          </table:table-cell>
          <table:table-cell office:value-type="string">
            <text:p>Hgb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63147">
            <text:p>10063147</text:p>
          </table:table-cell>
          <table:table-cell office:value-type="float" office:value="215195092">
            <text:p>215195092</text:p>
          </table:table-cell>
          <table:table-cell office:value-type="string">
            <text:p>2013-12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388644">
            <text:p>6730463886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, maksaensüümide tõus , aneemia Hgb 72 g/l</text:p>
          </table:table-cell>
          <table:table-cell office:value-type="string">
            <text:p>Hgb 72 g/l</text:p>
          </table:table-cell>
          <table:table-cell office:value-type="string">
            <text:p><text:s/>, hüpoalbumineemia ja -proteine</text:p>
          </table:table-cell>
          <table:table-cell office:value-type="string">
            <text:p>Hgb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12060">
            <text:p>15912060</text:p>
          </table:table-cell>
          <table:table-cell office:value-type="float" office:value="191978717">
            <text:p>191978717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9189058476">
            <text:p>991890584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aabudes Hgb 72 g/l</text:p>
          </table:table-cell>
          <table:table-cell office:value-type="string">
            <text:p>Hgb 72 g/l</text:p>
          </table:table-cell>
          <table:table-cell office:value-type="string">
            <text:p><text:s/>, rauadepood tühjad , peitveri </text:p>
          </table:table-cell>
          <table:table-cell office:value-type="string">
            <text:p>Hgb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76333">
            <text:p>3876333</text:p>
          </table:table-cell>
          <table:table-cell office:value-type="float" office:value="148834838">
            <text:p>148834838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226372120">
            <text:p>672263721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72 g/l</text:p>
          </table:table-cell>
          <table:table-cell/>
          <table:table-cell office:value-type="string">
            <text:p>Hgb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23615">
            <text:p>5923615</text:p>
          </table:table-cell>
          <table:table-cell office:value-type="float" office:value="120665546">
            <text:p>120665546</text:p>
          </table:table-cell>
          <table:table-cell office:value-type="string">
            <text:p>2012-05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967676330">
            <text:p>2996767633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di seisund oluliselt paranes , Hb 73 g/l</text:p>
          </table:table-cell>
          <table:table-cell office:value-type="string">
            <text:p>Hb 73 g/l</text:p>
          </table:table-cell>
          <table:table-cell/>
          <table:table-cell office:value-type="string">
            <text:p>Hb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32132">
            <text:p>7632132</text:p>
          </table:table-cell>
          <table:table-cell office:value-type="float" office:value="88617900">
            <text:p>88617900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126940239">
            <text:p>1912694023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itused : 03.04.2012 - Aneemia , hgb 74</text:p>
          </table:table-cell>
          <table:table-cell office:value-type="string">
            <text:p>hgb 74</text:p>
          </table:table-cell>
          <table:table-cell office:value-type="string">
            <text:p><text:s/>, PAp1/2 UHsse ei saa tulla</text:p>
          </table:table-cell>
          <table:table-cell office:value-type="string">
            <text:p>hgb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3301">
            <text:p>16513301</text:p>
          </table:table-cell>
          <table:table-cell office:value-type="float" office:value="199709450">
            <text:p>199709450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office:value-type="string">
            <text:p>2013-09-23</text:p>
          </table:table-cell>
          <table:table-cell office:value-type="float" office:value="86647773205">
            <text:p>866477732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C 2.14 ↓ ( 4,5 . 6,0 E12/L ) , Hb 76</text:p>
          </table:table-cell>
          <table:table-cell office:value-type="string">
            <text:p>Hb 76</text:p>
          </table:table-cell>
          <table:table-cell office:value-type="string">
            <text:p><text:s/>↓ ( 137 . 180 g/L ) , Hct 22 ↓ </text:p>
          </table:table-cell>
          <table:table-cell office:value-type="string">
            <text:p>Hb</text:p>
          </table:table-cell>
          <table:table-cell office:value-type="float" office:value="76">
            <text:p>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7488">
            <text:p>10077488</text:p>
          </table:table-cell>
          <table:table-cell office:value-type="float" office:value="192371726">
            <text:p>192371726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769554">
            <text:p>67304576955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aabumisel Hb 76 g/l</text:p>
          </table:table-cell>
          <table:table-cell office:value-type="string">
            <text:p>Hb 76 g/l</text:p>
          </table:table-cell>
          <table:table-cell office:value-type="string">
            <text:p><text:s/>, MCV tõusnud , Tr langenud</text:p>
          </table:table-cell>
          <table:table-cell office:value-type="string">
            <text:p>Hb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76887">
            <text:p>11676887</text:p>
          </table:table-cell>
          <table:table-cell office:value-type="float" office:value="197025526">
            <text:p>197025526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307074924">
            <text:p>653070749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- profül - lk 9.81 , er 4.81 , hb 77</text:p>
          </table:table-cell>
          <table:table-cell office:value-type="string">
            <text:p>hb 77</text:p>
          </table:table-cell>
          <table:table-cell office:value-type="string">
            <text:p><text:s/>, tr 462</text:p>
          </table:table-cell>
          <table:table-cell office:value-type="string">
            <text:p>hb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64257">
            <text:p>17464257</text:p>
          </table:table-cell>
          <table:table-cell office:value-type="float" office:value="206330818">
            <text:p>206330818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255293219">
            <text:p>292552932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79mg/l</text:p>
          </table:table-cell>
          <table:table-cell/>
          <table:table-cell office:value-type="string">
            <text:p>Hgb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m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2418">
            <text:p>16732418</text:p>
          </table:table-cell>
          <table:table-cell office:value-type="float" office:value="192577347">
            <text:p>192577347</text:p>
          </table:table-cell>
          <table:table-cell office:value-type="string">
            <text:p>2013-08-15</text:p>
          </table:table-cell>
          <table:table-cell office:value-type="string">
            <text:p>S</text:p>
          </table:table-cell>
          <table:table-cell office:value-type="string">
            <text:p>2013-07-31</text:p>
          </table:table-cell>
          <table:table-cell office:value-type="float" office:value="673035389572">
            <text:p>6730353895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C 2.45 ↓ ( 3,9 . 5,2 E12/L ) ; Hb 79</text:p>
          </table:table-cell>
          <table:table-cell office:value-type="string">
            <text:p>Hb 79</text:p>
          </table:table-cell>
          <table:table-cell office:value-type="string">
            <text:p><text:s/>↓ ( 117 . 153 g/L ) ; Hct 22 ↓ </text:p>
          </table:table-cell>
          <table:table-cell office:value-type="string">
            <text:p>Hb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58939">
            <text:p>6958939</text:p>
          </table:table-cell>
          <table:table-cell office:value-type="float" office:value="124222382">
            <text:p>124222382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56920793030">
            <text:p>5692079303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79</text:p>
          </table:table-cell>
          <table:table-cell office:value-type="string">
            <text:p><text:s/>( 100 . 180 g/L ) Kriitilisest </text:p>
          </table:table-cell>
          <table:table-cell office:value-type="string">
            <text:p>HGB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0373">
            <text:p>6670373</text:p>
          </table:table-cell>
          <table:table-cell office:value-type="float" office:value="120318901">
            <text:p>120318901</text:p>
          </table:table-cell>
          <table:table-cell office:value-type="string">
            <text:p>2012-05-16</text:p>
          </table:table-cell>
          <table:table-cell office:value-type="string">
            <text:p>S</text:p>
          </table:table-cell>
          <table:table-cell office:value-type="string">
            <text:p>2012-04-26</text:p>
          </table:table-cell>
          <table:table-cell office:value-type="float" office:value="31234436711">
            <text:p>3123443671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 : Hgb 83</text:p>
          </table:table-cell>
          <table:table-cell office:value-type="string">
            <text:p>Hgb 83</text:p>
          </table:table-cell>
          <table:table-cell office:value-type="string">
            <text:p><text:s/>, Prot</text:p>
          </table:table-cell>
          <table:table-cell office:value-type="string">
            <text:p>Hgb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09346">
            <text:p>10509346</text:p>
          </table:table-cell>
          <table:table-cell office:value-type="float" office:value="215015715">
            <text:p>215015715</text:p>
          </table:table-cell>
          <table:table-cell office:value-type="string">
            <text:p>2013-12-11</text:p>
          </table:table-cell>
          <table:table-cell office:value-type="string">
            <text:p>S</text:p>
          </table:table-cell>
          <table:table-cell office:value-type="string">
            <text:p>2013-12-01</text:p>
          </table:table-cell>
          <table:table-cell office:value-type="float" office:value="27666551356">
            <text:p>2766655135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83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89733">
            <text:p>11989733</text:p>
          </table:table-cell>
          <table:table-cell office:value-type="float" office:value="157259613">
            <text:p>157259613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44641824939">
            <text:p>446418249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ud aneemia , nõrkus ja jõuetus Hgb 83g/l</text:p>
          </table:table-cell>
          <table:table-cell office:value-type="string">
            <text:p>Hgb 83g/l</text:p>
          </table:table-cell>
          <table:table-cell/>
          <table:table-cell office:value-type="string">
            <text:p>Hgb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87716">
            <text:p>10287716</text:p>
          </table:table-cell>
          <table:table-cell office:value-type="float" office:value="204784965">
            <text:p>204784965</text:p>
          </table:table-cell>
          <table:table-cell office:value-type="string">
            <text:p>2013-10-24</text:p>
          </table:table-cell>
          <table:table-cell office:value-type="string">
            <text:p>S</text:p>
          </table:table-cell>
          <table:table-cell office:value-type="string">
            <text:p>2013-10-02</text:p>
          </table:table-cell>
          <table:table-cell office:value-type="float" office:value="29128437513">
            <text:p>2912843751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84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63012">
            <text:p>8563012</text:p>
          </table:table-cell>
          <table:table-cell office:value-type="float" office:value="131621607">
            <text:p>131621607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92940383746">
            <text:p>9294038374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86</text:p>
          </table:table-cell>
          <table:table-cell office:value-type="string">
            <text:p><text:s/>( 100 . 180 g/L )</text:p>
          </table:table-cell>
          <table:table-cell office:value-type="string">
            <text:p>HGB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0000">
            <text:p>16790000</text:p>
          </table:table-cell>
          <table:table-cell office:value-type="float" office:value="157585298">
            <text:p>157585298</text:p>
          </table:table-cell>
          <table:table-cell office:value-type="string">
            <text:p>2013-01-11</text:p>
          </table:table-cell>
          <table:table-cell office:value-type="string">
            <text:p>S</text:p>
          </table:table-cell>
          <table:table-cell office:value-type="string">
            <text:p>2013-01-07</text:p>
          </table:table-cell>
          <table:table-cell office:value-type="float" office:value="52754360502">
            <text:p>527543605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2.75 ( 3,9 . 5,2 E12/L ) ; Hb 86</text:p>
          </table:table-cell>
          <table:table-cell office:value-type="string">
            <text:p>Hb 86</text:p>
          </table:table-cell>
          <table:table-cell office:value-type="string">
            <text:p><text:s/>( 117 . 153 g/L ) ; Hct 26 ( 35</text:p>
          </table:table-cell>
          <table:table-cell office:value-type="string">
            <text:p>Hb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50628">
            <text:p>3250628</text:p>
          </table:table-cell>
          <table:table-cell office:value-type="float" office:value="82283424">
            <text:p>82283424</text:p>
          </table:table-cell>
          <table:table-cell office:value-type="string">
            <text:p>2012-0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815324488">
            <text:p>948153244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käigus oli suurem verekaotus , Hgb 86 g/L</text:p>
          </table:table-cell>
          <table:table-cell office:value-type="string">
            <text:p>Hgb 86 g/L</text:p>
          </table:table-cell>
          <table:table-cell office:value-type="string">
            <text:p><text:s/>; pt keeldus vereülekandest</text:p>
          </table:table-cell>
          <table:table-cell office:value-type="string">
            <text:p>Hgb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25494">
            <text:p>7425494</text:p>
          </table:table-cell>
          <table:table-cell office:value-type="float" office:value="125147950">
            <text:p>125147950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452610595">
            <text:p>2945261059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4.06 . analüüsides WBC 3.21 , HGB 87</text:p>
          </table:table-cell>
          <table:table-cell office:value-type="string">
            <text:p>HGB 87</text:p>
          </table:table-cell>
          <table:table-cell office:value-type="string">
            <text:p><text:s/>, PLT 108 , NEUTR 0.83 . 25.05 </text:p>
          </table:table-cell>
          <table:table-cell office:value-type="string">
            <text:p>HGB</text:p>
          </table:table-cell>
          <table:table-cell office:value-type="float" office:value="87">
            <text:p>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93264">
            <text:p>9493264</text:p>
          </table:table-cell>
          <table:table-cell office:value-type="float" office:value="174639443">
            <text:p>174639443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1677830482">
            <text:p>116778304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mcmol/l ; väljendunud aneemia - Hgb 88 g/l</text:p>
          </table:table-cell>
          <table:table-cell office:value-type="string">
            <text:p>Hgb 88 g/l</text:p>
          </table:table-cell>
          <table:table-cell office:value-type="string">
            <text:p><text:s/>; hüperkaleemia , hüpoproteinee</text:p>
          </table:table-cell>
          <table:table-cell office:value-type="string">
            <text:p>Hgb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34688">
            <text:p>6834688</text:p>
          </table:table-cell>
          <table:table-cell office:value-type="float" office:value="120806796">
            <text:p>120806796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2012-04-30</text:p>
          </table:table-cell>
          <table:table-cell office:value-type="float" office:value="52776660272">
            <text:p>5277666027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89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7095">
            <text:p>6597095</text:p>
          </table:table-cell>
          <table:table-cell office:value-type="float" office:value="126101803">
            <text:p>126101803</text:p>
          </table:table-cell>
          <table:table-cell office:value-type="string">
            <text:p>2012-06-20</text:p>
          </table:table-cell>
          <table:table-cell office:value-type="string">
            <text:p>S</text:p>
          </table:table-cell>
          <table:table-cell office:value-type="string">
            <text:p>2012-06-17</text:p>
          </table:table-cell>
          <table:table-cell office:value-type="float" office:value="65955511755">
            <text:p>6595551175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ün järgselt Hgb 89 g/l</text:p>
          </table:table-cell>
          <table:table-cell office:value-type="string">
            <text:p>Hgb 89 g/l</text:p>
          </table:table-cell>
          <table:table-cell/>
          <table:table-cell office:value-type="string">
            <text:p>Hgb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1922">
            <text:p>461922</text:p>
          </table:table-cell>
          <table:table-cell office:value-type="float" office:value="123709359">
            <text:p>123709359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office:value-type="string">
            <text:p>2012-05-25</text:p>
          </table:table-cell>
          <table:table-cell office:value-type="float" office:value="31512125345">
            <text:p>315121253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4543">
            <text:p>814543</text:p>
          </table:table-cell>
          <table:table-cell office:value-type="float" office:value="90031306">
            <text:p>90031306</text:p>
          </table:table-cell>
          <table:table-cell office:value-type="string">
            <text:p>2012-03-22</text:p>
          </table:table-cell>
          <table:table-cell office:value-type="string">
            <text:p>S</text:p>
          </table:table-cell>
          <table:table-cell office:value-type="string">
            <text:p>2012-03-15</text:p>
          </table:table-cell>
          <table:table-cell office:value-type="float" office:value="81527930196">
            <text:p>8152793019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0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46130">
            <text:p>6346130</text:p>
          </table:table-cell>
          <table:table-cell office:value-type="float" office:value="86722615">
            <text:p>86722615</text:p>
          </table:table-cell>
          <table:table-cell office:value-type="string">
            <text:p>2012-03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185071163">
            <text:p>3318507116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Hgb 90</text:p>
          </table:table-cell>
          <table:table-cell office:value-type="string">
            <text:p>Hgb 90</text:p>
          </table:table-cell>
          <table:table-cell office:value-type="string">
            <text:p><text:s/>.</text:p>
          </table:table-cell>
          <table:table-cell office:value-type="string">
            <text:p>Hgb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0289">
            <text:p>16480289</text:p>
          </table:table-cell>
          <table:table-cell office:value-type="float" office:value="155226349">
            <text:p>155226349</text:p>
          </table:table-cell>
          <table:table-cell office:value-type="string">
            <text:p>2012-12-29</text:p>
          </table:table-cell>
          <table:table-cell office:value-type="string">
            <text:p>S</text:p>
          </table:table-cell>
          <table:table-cell office:value-type="string">
            <text:p>2012-12-14</text:p>
          </table:table-cell>
          <table:table-cell office:value-type="float" office:value="87223260990">
            <text:p>872232609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1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91">
            <text:p>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4064">
            <text:p>644064</text:p>
          </table:table-cell>
          <table:table-cell office:value-type="float" office:value="84609893">
            <text:p>84609893</text:p>
          </table:table-cell>
          <table:table-cell office:value-type="string">
            <text:p>2012-02-10</text:p>
          </table:table-cell>
          <table:table-cell office:value-type="string">
            <text:p>S</text:p>
          </table:table-cell>
          <table:table-cell office:value-type="string">
            <text:p>2012-01-21</text:p>
          </table:table-cell>
          <table:table-cell office:value-type="float" office:value="28820220354">
            <text:p>288202203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1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91">
            <text:p>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04430">
            <text:p>12104430</text:p>
          </table:table-cell>
          <table:table-cell office:value-type="float" office:value="157926314">
            <text:p>157926314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1-09-14</text:p>
          </table:table-cell>
          <table:table-cell office:value-type="float" office:value="28490073800">
            <text:p>284900738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18 ( 4,2 . 5,7 E12/L ) HGB 92</text:p>
          </table:table-cell>
          <table:table-cell office:value-type="string">
            <text:p>HGB 92</text:p>
          </table:table-cell>
          <table:table-cell office:value-type="string">
            <text:p><text:s/>( 134 . 170 g/L ) HCT 28 ( 40 .</text:p>
          </table:table-cell>
          <table:table-cell office:value-type="string">
            <text:p>HGB</text:p>
          </table:table-cell>
          <table:table-cell office:value-type="float" office:value="92">
            <text:p>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3615">
            <text:p>783615</text:p>
          </table:table-cell>
          <table:table-cell office:value-type="float" office:value="120823627">
            <text:p>120823627</text:p>
          </table:table-cell>
          <table:table-cell office:value-type="string">
            <text:p>2012-05-16</text:p>
          </table:table-cell>
          <table:table-cell office:value-type="string">
            <text:p>S</text:p>
          </table:table-cell>
          <table:table-cell office:value-type="string">
            <text:p>2012-05-11</text:p>
          </table:table-cell>
          <table:table-cell office:value-type="float" office:value="87515351512">
            <text:p>875153515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3.42 ( 3,5 . 5,6 E12/L ) , HGB 93</text:p>
          </table:table-cell>
          <table:table-cell office:value-type="string">
            <text:p>HGB 93</text:p>
          </table:table-cell>
          <table:table-cell office:value-type="string">
            <text:p><text:s/>( 106 . 145 g/L ) , HCT 28 ( 31</text:p>
          </table:table-cell>
          <table:table-cell office:value-type="string">
            <text:p>HGB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08835">
            <text:p>16008835</text:p>
          </table:table-cell>
          <table:table-cell office:value-type="float" office:value="196506522">
            <text:p>196506522</text:p>
          </table:table-cell>
          <table:table-cell office:value-type="string">
            <text:p>2013-09-09</text:p>
          </table:table-cell>
          <table:table-cell office:value-type="string">
            <text:p>S</text:p>
          </table:table-cell>
          <table:table-cell office:value-type="string">
            <text:p>2013-09-03</text:p>
          </table:table-cell>
          <table:table-cell office:value-type="float" office:value="24105437698">
            <text:p>241054376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nne lõikust hgb 93g/l</text:p>
          </table:table-cell>
          <table:table-cell office:value-type="string">
            <text:p>hgb 93g/l</text:p>
          </table:table-cell>
          <table:table-cell/>
          <table:table-cell office:value-type="string">
            <text:p>hgb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83621">
            <text:p>20583621</text:p>
          </table:table-cell>
          <table:table-cell office:value-type="float" office:value="182535566">
            <text:p>182535566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668669165">
            <text:p>986686691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4g/l</text:p>
          </table:table-cell>
          <table:table-cell office:value-type="string">
            <text:p><text:s/>( võtab Retafer )</text:p>
          </table:table-cell>
          <table:table-cell office:value-type="string">
            <text:p>Hb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5630">
            <text:p>16775630</text:p>
          </table:table-cell>
          <table:table-cell office:value-type="float" office:value="188753831">
            <text:p>188753831</text:p>
          </table:table-cell>
          <table:table-cell office:value-type="string">
            <text:p>2013-07-18</text:p>
          </table:table-cell>
          <table:table-cell office:value-type="string">
            <text:p>S</text:p>
          </table:table-cell>
          <table:table-cell office:value-type="string">
            <text:p>2013-07-15</text:p>
          </table:table-cell>
          <table:table-cell office:value-type="float" office:value="673040685598">
            <text:p>6730406855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4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759">
            <text:p>214759</text:p>
          </table:table-cell>
          <table:table-cell office:value-type="float" office:value="147523860">
            <text:p>147523860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office:value-type="string">
            <text:p>2012-05-28</text:p>
          </table:table-cell>
          <table:table-cell office:value-type="float" office:value="11126229977">
            <text:p>111262299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: 95 g/l</text:p>
          </table:table-cell>
          <table:table-cell/>
          <table:table-cell office:value-type="string">
            <text:p>Hgb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4913">
            <text:p>504913</text:p>
          </table:table-cell>
          <table:table-cell office:value-type="float" office:value="134085525">
            <text:p>134085525</text:p>
          </table:table-cell>
          <table:table-cell office:value-type="string">
            <text:p>2012-08-16</text:p>
          </table:table-cell>
          <table:table-cell office:value-type="string">
            <text:p>S</text:p>
          </table:table-cell>
          <table:table-cell office:value-type="string">
            <text:p>2012-08-02</text:p>
          </table:table-cell>
          <table:table-cell office:value-type="float" office:value="52483233302">
            <text:p>5248323330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5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55592">
            <text:p>6155592</text:p>
          </table:table-cell>
          <table:table-cell office:value-type="float" office:value="80204802">
            <text:p>80204802</text:p>
          </table:table-cell>
          <table:table-cell office:value-type="string">
            <text:p>2012-01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1720947319">
            <text:p>4172094731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 x 10e9/l , lümfotsüüte 70 % , Hgb 95g/l</text:p>
          </table:table-cell>
          <table:table-cell office:value-type="string">
            <text:p>Hgb 95g/l</text:p>
          </table:table-cell>
          <table:table-cell office:value-type="string">
            <text:p><text:s/>, Tr normis , luuüdi uuringul m</text:p>
          </table:table-cell>
          <table:table-cell office:value-type="string">
            <text:p>Hgb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5747">
            <text:p>16925747</text:p>
          </table:table-cell>
          <table:table-cell office:value-type="float" office:value="188510206">
            <text:p>188510206</text:p>
          </table:table-cell>
          <table:table-cell office:value-type="string">
            <text:p>2013-07-17</text:p>
          </table:table-cell>
          <table:table-cell office:value-type="string">
            <text:p>S</text:p>
          </table:table-cell>
          <table:table-cell office:value-type="string">
            <text:p>2013-07-12</text:p>
          </table:table-cell>
          <table:table-cell office:value-type="float" office:value="59605226057">
            <text:p>596052260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3.19 ↓ ( 3,9 . 5,2 E12/L ) Hb 95</text:p>
          </table:table-cell>
          <table:table-cell office:value-type="string">
            <text:p>Hb 95</text:p>
          </table:table-cell>
          <table:table-cell office:value-type="string">
            <text:p><text:s/>↓ ( 117 . 153 g/L ) Hct 28 ↓ ( </text:p>
          </table:table-cell>
          <table:table-cell office:value-type="string">
            <text:p>Hb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84972">
            <text:p>10684972</text:p>
          </table:table-cell>
          <table:table-cell office:value-type="float" office:value="180680836">
            <text:p>180680836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673041124711">
            <text:p>6730411247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5 g/l</text:p>
          </table:table-cell>
          <table:table-cell office:value-type="string">
            <text:p><text:s/>patsiendil ka varem oli aneemia</text:p>
          </table:table-cell>
          <table:table-cell office:value-type="string">
            <text:p>Hgb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7761">
            <text:p>16687761</text:p>
          </table:table-cell>
          <table:table-cell office:value-type="float" office:value="214659477">
            <text:p>214659477</text:p>
          </table:table-cell>
          <table:table-cell office:value-type="string">
            <text:p>2013-12-10</text:p>
          </table:table-cell>
          <table:table-cell office:value-type="string">
            <text:p>S</text:p>
          </table:table-cell>
          <table:table-cell office:value-type="string">
            <text:p>2013-12-08</text:p>
          </table:table-cell>
          <table:table-cell office:value-type="float" office:value="66397086262">
            <text:p>663970862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3.83 ↓ ( 4,2 . 5,7 E12/L ) Hb 96</text:p>
          </table:table-cell>
          <table:table-cell office:value-type="string">
            <text:p>Hb 96</text:p>
          </table:table-cell>
          <table:table-cell office:value-type="string">
            <text:p><text:s/>↓ ( 134 . 170 g/L ) Hct 31 ↓ ( </text:p>
          </table:table-cell>
          <table:table-cell office:value-type="string">
            <text:p>Hb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6724">
            <text:p>6746724</text:p>
          </table:table-cell>
          <table:table-cell office:value-type="float" office:value="79919986">
            <text:p>79919986</text:p>
          </table:table-cell>
          <table:table-cell office:value-type="string">
            <text:p>2011-12-27</text:p>
          </table:table-cell>
          <table:table-cell office:value-type="string">
            <text:p>S</text:p>
          </table:table-cell>
          <table:table-cell office:value-type="string">
            <text:p>2011-12-27</text:p>
          </table:table-cell>
          <table:table-cell office:value-type="float" office:value="70887882453">
            <text:p>708878824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050">
            <text:p>237050</text:p>
          </table:table-cell>
          <table:table-cell office:value-type="float" office:value="144195924">
            <text:p>144195924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514915148">
            <text:p>805149151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WBC 17000 , CRP 104 -&gt; 16 g/l , Hgb 96</text:p>
          </table:table-cell>
          <table:table-cell office:value-type="string">
            <text:p>Hgb 96</text:p>
          </table:table-cell>
          <table:table-cell office:value-type="string">
            <text:p>-&gt; 82 g/l</text:p>
          </table:table-cell>
          <table:table-cell office:value-type="string">
            <text:p>Hgb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91468">
            <text:p>2991468</text:p>
          </table:table-cell>
          <table:table-cell office:value-type="float" office:value="98377987">
            <text:p>98377987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10985411456">
            <text:p>109854114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isaldus 3mcg , ferritiin 2,71 , Hgb 96g/l</text:p>
          </table:table-cell>
          <table:table-cell office:value-type="string">
            <text:p>Hgb 96g/l</text:p>
          </table:table-cell>
          <table:table-cell office:value-type="string">
            <text:p>MCV 68 , düslipideemia</text:p>
          </table:table-cell>
          <table:table-cell office:value-type="string">
            <text:p>Hgb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10270">
            <text:p>12110270</text:p>
          </table:table-cell>
          <table:table-cell office:value-type="float" office:value="208932519">
            <text:p>208932519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98712665513">
            <text:p>987126655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6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3745">
            <text:p>10273745</text:p>
          </table:table-cell>
          <table:table-cell office:value-type="float" office:value="161000995">
            <text:p>161000995</text:p>
          </table:table-cell>
          <table:table-cell office:value-type="string">
            <text:p>2013-02-05</text:p>
          </table:table-cell>
          <table:table-cell office:value-type="string">
            <text:p>S</text:p>
          </table:table-cell>
          <table:table-cell office:value-type="string">
            <text:p>2013-01-22</text:p>
          </table:table-cell>
          <table:table-cell office:value-type="float" office:value="673047413715">
            <text:p>67304741371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ile Hgb 97 g/L</text:p>
          </table:table-cell>
          <table:table-cell office:value-type="string">
            <text:p>Hgb 97 g/L</text:p>
          </table:table-cell>
          <table:table-cell/>
          <table:table-cell office:value-type="string">
            <text:p>Hgb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03281">
            <text:p>19603281</text:p>
          </table:table-cell>
          <table:table-cell office:value-type="float" office:value="215544734">
            <text:p>215544734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7092">
            <text:p>6730304070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7 g/L</text:p>
          </table:table-cell>
          <table:table-cell/>
          <table:table-cell office:value-type="string">
            <text:p>HGB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2502">
            <text:p>16732502</text:p>
          </table:table-cell>
          <table:table-cell office:value-type="float" office:value="212377451">
            <text:p>212377451</text:p>
          </table:table-cell>
          <table:table-cell office:value-type="string">
            <text:p>2013-11-29</text:p>
          </table:table-cell>
          <table:table-cell office:value-type="string">
            <text:p>S</text:p>
          </table:table-cell>
          <table:table-cell office:value-type="string">
            <text:p>2013-11-25</text:p>
          </table:table-cell>
          <table:table-cell office:value-type="float" office:value="673046008172">
            <text:p>6730460081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7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40514">
            <text:p>9640514</text:p>
          </table:table-cell>
          <table:table-cell office:value-type="float" office:value="214890073">
            <text:p>214890073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5832896454">
            <text:p>7583289645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RV 133 , SR 84 , Hb 97</text:p>
          </table:table-cell>
          <table:table-cell office:value-type="string">
            <text:p>Hb 97</text:p>
          </table:table-cell>
          <table:table-cell office:value-type="string">
            <text:p><text:s/>.</text:p>
          </table:table-cell>
          <table:table-cell office:value-type="string">
            <text:p>Hb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62844">
            <text:p>6662844</text:p>
          </table:table-cell>
          <table:table-cell office:value-type="float" office:value="149083400">
            <text:p>149083400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1293872850">
            <text:p>2129387285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el analüüsides Lk 6,7 x109/l , Hgb 98 g/l</text:p>
          </table:table-cell>
          <table:table-cell office:value-type="string">
            <text:p>Hgb 98 g/l</text:p>
          </table:table-cell>
          <table:table-cell office:value-type="string">
            <text:p><text:s/>, Tr 450 x109/l , CRP 32 mg/l K</text:p>
          </table:table-cell>
          <table:table-cell office:value-type="string">
            <text:p>Hgb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56938">
            <text:p>7056938</text:p>
          </table:table-cell>
          <table:table-cell office:value-type="float" office:value="124214176">
            <text:p>124214176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12</text:p>
          </table:table-cell>
          <table:table-cell office:value-type="float" office:value="53585581265">
            <text:p>5358558126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8</text:p>
          </table:table-cell>
          <table:table-cell office:value-type="string">
            <text:p><text:s/>( 106 . 145 g/L )</text:p>
          </table:table-cell>
          <table:table-cell office:value-type="string">
            <text:p>HGB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62472">
            <text:p>21562472</text:p>
          </table:table-cell>
          <table:table-cell office:value-type="float" office:value="183659621">
            <text:p>183659621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68764135213">
            <text:p>687641352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8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769">
            <text:p>194769</text:p>
          </table:table-cell>
          <table:table-cell office:value-type="float" office:value="120805749">
            <text:p>120805749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27</text:p>
          </table:table-cell>
          <table:table-cell office:value-type="float" office:value="56125712931">
            <text:p>5612571293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17384">
            <text:p>8317384</text:p>
          </table:table-cell>
          <table:table-cell office:value-type="float" office:value="139546688">
            <text:p>139546688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69049287417">
            <text:p>6904928741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vereanaüüs ABO konflikti tõttu Hgb 98g/l</text:p>
          </table:table-cell>
          <table:table-cell office:value-type="string">
            <text:p>Hgb 98g/l</text:p>
          </table:table-cell>
          <table:table-cell office:value-type="string">
            <text:p><text:s/>- kujunenud aneemia ( kerge )</text:p>
          </table:table-cell>
          <table:table-cell office:value-type="string">
            <text:p>Hgb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68060">
            <text:p>10268060</text:p>
          </table:table-cell>
          <table:table-cell office:value-type="float" office:value="217146462">
            <text:p>217146462</text:p>
          </table:table-cell>
          <table:table-cell office:value-type="string">
            <text:p>2013-12-20</text:p>
          </table:table-cell>
          <table:table-cell office:value-type="string">
            <text:p>S</text:p>
          </table:table-cell>
          <table:table-cell office:value-type="string">
            <text:p>2013-12-18</text:p>
          </table:table-cell>
          <table:table-cell office:value-type="float" office:value="56494229218">
            <text:p>5649422921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9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99766">
            <text:p>15899766</text:p>
          </table:table-cell>
          <table:table-cell office:value-type="float" office:value="155215038">
            <text:p>155215038</text:p>
          </table:table-cell>
          <table:table-cell office:value-type="string">
            <text:p>2012-12-28</text:p>
          </table:table-cell>
          <table:table-cell office:value-type="string">
            <text:p>S</text:p>
          </table:table-cell>
          <table:table-cell office:value-type="string">
            <text:p>2012-12-25</text:p>
          </table:table-cell>
          <table:table-cell office:value-type="float" office:value="673045664720">
            <text:p>6730456647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5031">
            <text:p>6745031</text:p>
          </table:table-cell>
          <table:table-cell office:value-type="float" office:value="90025552">
            <text:p>90025552</text:p>
          </table:table-cell>
          <table:table-cell office:value-type="string">
            <text:p>2012-01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2359930877">
            <text:p>1235993087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utententsiga , aneemia püsib ( hgb 100g/l</text:p>
          </table:table-cell>
          <table:table-cell office:value-type="string">
            <text:p>hgb 100g/l</text:p>
          </table:table-cell>
          <table:table-cell office:value-type="string">
            <text:p><text:s/>, aktiivse verejooksu tunnustet</text:p>
          </table:table-cell>
          <table:table-cell office:value-type="string">
            <text:p>hgb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9045">
            <text:p>5229045</text:p>
          </table:table-cell>
          <table:table-cell office:value-type="float" office:value="137484803">
            <text:p>137484803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48330976354">
            <text:p>483309763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1474">
            <text:p>16891474</text:p>
          </table:table-cell>
          <table:table-cell office:value-type="float" office:value="167471868">
            <text:p>167471868</text:p>
          </table:table-cell>
          <table:table-cell office:value-type="string">
            <text:p>2013-03-19</text:p>
          </table:table-cell>
          <table:table-cell office:value-type="string">
            <text:p>S</text:p>
          </table:table-cell>
          <table:table-cell office:value-type="string">
            <text:p>2013-03-15</text:p>
          </table:table-cell>
          <table:table-cell office:value-type="float" office:value="50434238682">
            <text:p>504342386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95132">
            <text:p>14595132</text:p>
          </table:table-cell>
          <table:table-cell office:value-type="float" office:value="170605454">
            <text:p>170605454</text:p>
          </table:table-cell>
          <table:table-cell office:value-type="string">
            <text:p>2013-03-24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94666796819">
            <text:p>946667968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Tekkinud aneemia , hgb 101g/l</text:p>
          </table:table-cell>
          <table:table-cell office:value-type="string">
            <text:p>hgb 101g/l</text:p>
          </table:table-cell>
          <table:table-cell/>
          <table:table-cell office:value-type="string">
            <text:p>hgb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89481">
            <text:p>6289481</text:p>
          </table:table-cell>
          <table:table-cell office:value-type="float" office:value="135754778">
            <text:p>135754778</text:p>
          </table:table-cell>
          <table:table-cell office:value-type="string">
            <text:p>2012-09-04</text:p>
          </table:table-cell>
          <table:table-cell office:value-type="string">
            <text:p>S</text:p>
          </table:table-cell>
          <table:table-cell office:value-type="string">
            <text:p>2012-08-29</text:p>
          </table:table-cell>
          <table:table-cell office:value-type="float" office:value="69152574520">
            <text:p>6915257452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1 g/l</text:p>
          </table:table-cell>
          <table:table-cell/>
          <table:table-cell office:value-type="string">
            <text:p>Hgb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42308">
            <text:p>16742308</text:p>
          </table:table-cell>
          <table:table-cell office:value-type="float" office:value="168742880">
            <text:p>168742880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office:value-type="string">
            <text:p>2013-03-14</text:p>
          </table:table-cell>
          <table:table-cell office:value-type="float" office:value="65591146956">
            <text:p>655911469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1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01">
            <text:p>1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24477">
            <text:p>16524477</text:p>
          </table:table-cell>
          <table:table-cell office:value-type="float" office:value="182460126">
            <text:p>182460126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office:value-type="string">
            <text:p>2013-05-31</text:p>
          </table:table-cell>
          <table:table-cell office:value-type="float" office:value="49134739562">
            <text:p>491347395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2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1171">
            <text:p>741171</text:p>
          </table:table-cell>
          <table:table-cell office:value-type="float" office:value="131565876">
            <text:p>131565876</text:p>
          </table:table-cell>
          <table:table-cell office:value-type="string">
            <text:p>2012-07-30</text:p>
          </table:table-cell>
          <table:table-cell office:value-type="string">
            <text:p>S</text:p>
          </table:table-cell>
          <table:table-cell office:value-type="string">
            <text:p>2012-07-30</text:p>
          </table:table-cell>
          <table:table-cell office:value-type="float" office:value="79630780740">
            <text:p>796307807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2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1817">
            <text:p>16441817</text:p>
          </table:table-cell>
          <table:table-cell office:value-type="float" office:value="199190980">
            <text:p>199190980</text:p>
          </table:table-cell>
          <table:table-cell office:value-type="string">
            <text:p>2013-09-24</text:p>
          </table:table-cell>
          <table:table-cell office:value-type="string">
            <text:p>S</text:p>
          </table:table-cell>
          <table:table-cell office:value-type="string">
            <text:p>2013-09-22</text:p>
          </table:table-cell>
          <table:table-cell office:value-type="float" office:value="23171782324">
            <text:p>231717823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2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37944">
            <text:p>21537944</text:p>
          </table:table-cell>
          <table:table-cell office:value-type="float" office:value="183968662">
            <text:p>183968662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930781922">
            <text:p>889307819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43 ( 3,9 . 5,2 E12/L ) Hb 102</text:p>
          </table:table-cell>
          <table:table-cell office:value-type="string">
            <text:p>Hb 102</text:p>
          </table:table-cell>
          <table:table-cell office:value-type="string">
            <text:p><text:s/>( 117 . 153 g/L ) Hct 33 ( 35 .</text:p>
          </table:table-cell>
          <table:table-cell office:value-type="string">
            <text:p>Hb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79477">
            <text:p>12279477</text:p>
          </table:table-cell>
          <table:table-cell office:value-type="float" office:value="157712160">
            <text:p>157712160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78574777814">
            <text:p>785747778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ereanalüüsis Hgb 102 g/l</text:p>
          </table:table-cell>
          <table:table-cell office:value-type="string">
            <text:p>Hgb 102 g/l</text:p>
          </table:table-cell>
          <table:table-cell office:value-type="string">
            <text:p><text:s/>( digiretsept Retaferile ) , ur</text:p>
          </table:table-cell>
          <table:table-cell office:value-type="string">
            <text:p>Hgb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8105">
            <text:p>758105</text:p>
          </table:table-cell>
          <table:table-cell office:value-type="float" office:value="79919489">
            <text:p>79919489</text:p>
          </table:table-cell>
          <table:table-cell office:value-type="string">
            <text:p>2012-01-03</text:p>
          </table:table-cell>
          <table:table-cell office:value-type="string">
            <text:p>S</text:p>
          </table:table-cell>
          <table:table-cell office:value-type="string">
            <text:p>2011-12-31</text:p>
          </table:table-cell>
          <table:table-cell office:value-type="float" office:value="43451484105">
            <text:p>434514841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3.96 ( 3,5 . 5,6 E12/L ) , HGB 103</text:p>
          </table:table-cell>
          <table:table-cell office:value-type="string">
            <text:p>HGB 103</text:p>
          </table:table-cell>
          <table:table-cell office:value-type="string">
            <text:p><text:s/>( 106 . 145 g/L ) , HCT 31 ( 31</text:p>
          </table:table-cell>
          <table:table-cell office:value-type="string">
            <text:p>HGB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51997">
            <text:p>7551997</text:p>
          </table:table-cell>
          <table:table-cell office:value-type="float" office:value="85838724">
            <text:p>85838724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40761246528">
            <text:p>407612465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3</text:p>
          </table:table-cell>
          <table:table-cell office:value-type="string">
            <text:p><text:s/>( 110 . 147 g/L )</text:p>
          </table:table-cell>
          <table:table-cell office:value-type="string">
            <text:p>HGB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83671">
            <text:p>10583671</text:p>
          </table:table-cell>
          <table:table-cell office:value-type="float" office:value="155225532">
            <text:p>155225532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04</text:p>
          </table:table-cell>
          <table:table-cell office:value-type="float" office:value="96054845437">
            <text:p>9605484543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3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4454">
            <text:p>16374454</text:p>
          </table:table-cell>
          <table:table-cell office:value-type="float" office:value="189208462">
            <text:p>189208462</text:p>
          </table:table-cell>
          <table:table-cell office:value-type="string">
            <text:p>2013-07-15</text:p>
          </table:table-cell>
          <table:table-cell office:value-type="string">
            <text:p>S</text:p>
          </table:table-cell>
          <table:table-cell office:value-type="string">
            <text:p>2013-07-05</text:p>
          </table:table-cell>
          <table:table-cell office:value-type="float" office:value="673042617930">
            <text:p>6730426179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4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8320">
            <text:p>538320</text:p>
          </table:table-cell>
          <table:table-cell office:value-type="float" office:value="134084520">
            <text:p>134084520</text:p>
          </table:table-cell>
          <table:table-cell office:value-type="string">
            <text:p>2012-08-07</text:p>
          </table:table-cell>
          <table:table-cell office:value-type="string">
            <text:p>S</text:p>
          </table:table-cell>
          <table:table-cell office:value-type="string">
            <text:p>2012-07-24</text:p>
          </table:table-cell>
          <table:table-cell office:value-type="float" office:value="70451014910">
            <text:p>704510149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05">
            <text:p>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22149">
            <text:p>16722149</text:p>
          </table:table-cell>
          <table:table-cell office:value-type="float" office:value="198696768">
            <text:p>198696768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office:value-type="string">
            <text:p>2013-09-14</text:p>
          </table:table-cell>
          <table:table-cell office:value-type="float" office:value="40366954633">
            <text:p>403669546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5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5">
            <text:p>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52359">
            <text:p>10552359</text:p>
          </table:table-cell>
          <table:table-cell office:value-type="float" office:value="178742054">
            <text:p>178742054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261376">
            <text:p>67303626137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k 0,19 Hgb106</text:p>
          </table:table-cell>
          <table:table-cell office:value-type="string">
            <text:p>Hgb106</text:p>
          </table:table-cell>
          <table:table-cell office:value-type="string">
            <text:p><text:s/>Tr 44 .</text:p>
          </table:table-cell>
          <table:table-cell office:value-type="string">
            <text:p>Hgb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71000">
            <text:p>13371000</text:p>
          </table:table-cell>
          <table:table-cell office:value-type="float" office:value="187076389">
            <text:p>187076389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984350728">
            <text:p>649843507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, leu 11,05 , iriinis leu 500 , HGb 106</text:p>
          </table:table-cell>
          <table:table-cell office:value-type="string">
            <text:p>HGb 106</text:p>
          </table:table-cell>
          <table:table-cell office:value-type="string">
            <text:p>Hg/L</text:p>
          </table:table-cell>
          <table:table-cell office:value-type="string">
            <text:p>HGb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2844">
            <text:p>16432844</text:p>
          </table:table-cell>
          <table:table-cell office:value-type="float" office:value="155187171">
            <text:p>155187171</text:p>
          </table:table-cell>
          <table:table-cell office:value-type="string">
            <text:p>2012-12-12</text:p>
          </table:table-cell>
          <table:table-cell office:value-type="string">
            <text:p>S</text:p>
          </table:table-cell>
          <table:table-cell office:value-type="string">
            <text:p>2012-12-10</text:p>
          </table:table-cell>
          <table:table-cell office:value-type="float" office:value="73369457510">
            <text:p>7336945751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17 ( 4,2 . 5,7 E12/L ) Hb 107</text:p>
          </table:table-cell>
          <table:table-cell office:value-type="string">
            <text:p>Hb 107</text:p>
          </table:table-cell>
          <table:table-cell office:value-type="string">
            <text:p><text:s/>( 134 . 170 g/L ) Hct 35 ( 40 .</text:p>
          </table:table-cell>
          <table:table-cell office:value-type="string">
            <text:p>Hb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8882">
            <text:p>728882</text:p>
          </table:table-cell>
          <table:table-cell office:value-type="float" office:value="126787435">
            <text:p>126787435</text:p>
          </table:table-cell>
          <table:table-cell office:value-type="string">
            <text:p>2012-06-15</text:p>
          </table:table-cell>
          <table:table-cell office:value-type="string">
            <text:p>S</text:p>
          </table:table-cell>
          <table:table-cell office:value-type="string">
            <text:p>2012-06-08</text:p>
          </table:table-cell>
          <table:table-cell office:value-type="float" office:value="86819610928">
            <text:p>868196109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04 ( 3,9 . 5,2 E12/L ) HGB 107</text:p>
          </table:table-cell>
          <table:table-cell office:value-type="string">
            <text:p>HGB 107</text:p>
          </table:table-cell>
          <table:table-cell office:value-type="string">
            <text:p><text:s/>( 117 . 153 g/L ) HCT 33 ( 35 .</text:p>
          </table:table-cell>
          <table:table-cell office:value-type="string">
            <text:p>HGB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767">
            <text:p>285767</text:p>
          </table:table-cell>
          <table:table-cell office:value-type="float" office:value="80488825">
            <text:p>80488825</text:p>
          </table:table-cell>
          <table:table-cell office:value-type="string">
            <text:p>2012-01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5358423523">
            <text:p>553584235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CRV 11,7 mg/l , L-18,2x109/l , Hgb 107 g/l</text:p>
          </table:table-cell>
          <table:table-cell office:value-type="string">
            <text:p>Hgb 107 g/l</text:p>
          </table:table-cell>
          <table:table-cell office:value-type="string">
            <text:p><text:s/>, Rota- , Adeno - ja Astroviiru</text:p>
          </table:table-cell>
          <table:table-cell office:value-type="string">
            <text:p>Hgb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39689">
            <text:p>15839689</text:p>
          </table:table-cell>
          <table:table-cell office:value-type="float" office:value="177509001">
            <text:p>177509001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561134769">
            <text:p>535611347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7</text:p>
          </table:table-cell>
          <table:table-cell office:value-type="string">
            <text:p><text:s/>, Fe 4 , Lk 5,2 , neutrofiile 0</text:p>
          </table:table-cell>
          <table:table-cell office:value-type="string">
            <text:p>Hgb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24807">
            <text:p>13124807</text:p>
          </table:table-cell>
          <table:table-cell office:value-type="float" office:value="157701718">
            <text:p>157701718</text:p>
          </table:table-cell>
          <table:table-cell office:value-type="string">
            <text:p>2012-07-30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64143792935">
            <text:p>641437929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14163">
            <text:p>23814163</text:p>
          </table:table-cell>
          <table:table-cell office:value-type="float" office:value="199893607">
            <text:p>199893607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673032353600">
            <text:p>6730323536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7</text:p>
          </table:table-cell>
          <table:table-cell office:value-type="string">
            <text:p><text:s/>- - ord</text:p>
          </table:table-cell>
          <table:table-cell office:value-type="string">
            <text:p>Hgb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4424">
            <text:p>16544424</text:p>
          </table:table-cell>
          <table:table-cell office:value-type="float" office:value="199916758">
            <text:p>199916758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office:value-type="string">
            <text:p>2013-09-25</text:p>
          </table:table-cell>
          <table:table-cell office:value-type="float" office:value="673036604859">
            <text:p>6730366048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7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62811">
            <text:p>3062811</text:p>
          </table:table-cell>
          <table:table-cell office:value-type="float" office:value="97320048">
            <text:p>97320048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98835313501">
            <text:p>988353135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-107</text:p>
          </table:table-cell>
          <table:table-cell office:value-type="string">
            <text:p><text:s/>&gt; 118 Hgb - 130 .</text:p>
          </table:table-cell>
          <table:table-cell office:value-type="string">
            <text:p>Hgb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30714">
            <text:p>16330714</text:p>
          </table:table-cell>
          <table:table-cell office:value-type="float" office:value="192004593">
            <text:p>192004593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office:value-type="string">
            <text:p>2013-07-31</text:p>
          </table:table-cell>
          <table:table-cell office:value-type="float" office:value="82690027792">
            <text:p>826900277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8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2583">
            <text:p>302583</text:p>
          </table:table-cell>
          <table:table-cell office:value-type="float" office:value="134783492">
            <text:p>134783492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093218090">
            <text:p>680932180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una Hgb 108 g/L</text:p>
          </table:table-cell>
          <table:table-cell office:value-type="string">
            <text:p>Hgb 108 g/L</text:p>
          </table:table-cell>
          <table:table-cell office:value-type="string">
            <text:p><text:s/>, soovitatud ka rauapreparaate</text:p>
          </table:table-cell>
          <table:table-cell office:value-type="string">
            <text:p>Hgb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72256">
            <text:p>6472256</text:p>
          </table:table-cell>
          <table:table-cell office:value-type="float" office:value="153760727">
            <text:p>153760727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2769251371">
            <text:p>4276925137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mkmol/l , ära jäetud Cosmofer , Hgb 108 g/l</text:p>
          </table:table-cell>
          <table:table-cell office:value-type="string">
            <text:p>Hgb 108 g/l</text:p>
          </table:table-cell>
          <table:table-cell office:value-type="string">
            <text:p><text:s/>, ordin</text:p>
          </table:table-cell>
          <table:table-cell office:value-type="string">
            <text:p>Hgb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77076">
            <text:p>11377076</text:p>
          </table:table-cell>
          <table:table-cell office:value-type="float" office:value="157008627">
            <text:p>157008627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2011-10-18</text:p>
          </table:table-cell>
          <table:table-cell office:value-type="float" office:value="74986967906">
            <text:p>749869679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66497">
            <text:p>14866497</text:p>
          </table:table-cell>
          <table:table-cell office:value-type="float" office:value="199704325">
            <text:p>199704325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20363966361">
            <text:p>203639663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8g/l</text:p>
          </table:table-cell>
          <table:table-cell/>
          <table:table-cell office:value-type="string">
            <text:p>Hgb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3599">
            <text:p>573599</text:p>
          </table:table-cell>
          <table:table-cell office:value-type="float" office:value="151112358">
            <text:p>151112358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6</text:p>
          </table:table-cell>
          <table:table-cell office:value-type="float" office:value="69177815757">
            <text:p>691778157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8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29991">
            <text:p>4329991</text:p>
          </table:table-cell>
          <table:table-cell office:value-type="float" office:value="124092901">
            <text:p>124092901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89311283826">
            <text:p>893112838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93 ( 3,9 . 5,2 E12/L ) HGB 108</text:p>
          </table:table-cell>
          <table:table-cell office:value-type="string">
            <text:p>HGB 108</text:p>
          </table:table-cell>
          <table:table-cell office:value-type="string">
            <text:p><text:s/>( 117 . 153 g/L ) HCT 33 ( 35 .</text:p>
          </table:table-cell>
          <table:table-cell office:value-type="string">
            <text:p>HGB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02617">
            <text:p>22502617</text:p>
          </table:table-cell>
          <table:table-cell office:value-type="float" office:value="158125395">
            <text:p>158125395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47739383540">
            <text:p>477393835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8562">
            <text:p>18218562</text:p>
          </table:table-cell>
          <table:table-cell office:value-type="float" office:value="164298480">
            <text:p>164298480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7916395924">
            <text:p>97916395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6.02.2013 : 14.02.201315 : 21 : Hemoglobiin 108 g/L</text:p>
          </table:table-cell>
          <table:table-cell office:value-type="string">
            <text:p>Hemoglobiin 108 g/L</text:p>
          </table:table-cell>
          <table:table-cell/>
          <table:table-cell office:value-type="string">
            <text:p>Hemoglobiin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3541">
            <text:p>773541</text:p>
          </table:table-cell>
          <table:table-cell office:value-type="float" office:value="85820373">
            <text:p>85820373</text:p>
          </table:table-cell>
          <table:table-cell office:value-type="string">
            <text:p>2012-02-26</text:p>
          </table:table-cell>
          <table:table-cell office:value-type="string">
            <text:p>S</text:p>
          </table:table-cell>
          <table:table-cell office:value-type="string">
            <text:p>2012-02-23</text:p>
          </table:table-cell>
          <table:table-cell office:value-type="float" office:value="39215044240">
            <text:p>392150442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81 ( 3,9 . 5,2 E12/L ) HGB 109</text:p>
          </table:table-cell>
          <table:table-cell office:value-type="string">
            <text:p>HGB 109</text:p>
          </table:table-cell>
          <table:table-cell office:value-type="string">
            <text:p><text:s/>( 117 . 153 g/L ) HCT 36 ( 35 .</text:p>
          </table:table-cell>
          <table:table-cell office:value-type="string">
            <text:p>HGB</text:p>
          </table:table-cell>
          <table:table-cell office:value-type="float" office:value="109">
            <text:p>1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34599">
            <text:p>10134599</text:p>
          </table:table-cell>
          <table:table-cell office:value-type="float" office:value="180283987">
            <text:p>180283987</text:p>
          </table:table-cell>
          <table:table-cell office:value-type="string">
            <text:p>2013-05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9088417310">
            <text:p>8908841731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iini väärtused 199-256mcmol/l , Hgb 109</text:p>
          </table:table-cell>
          <table:table-cell office:value-type="string">
            <text:p>Hgb 109</text:p>
          </table:table-cell>
          <table:table-cell office:value-type="string">
            <text:p>-115 g/l</text:p>
          </table:table-cell>
          <table:table-cell office:value-type="string">
            <text:p>Hgb</text:p>
          </table:table-cell>
          <table:table-cell office:value-type="float" office:value="109">
            <text:p>1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86392">
            <text:p>6186392</text:p>
          </table:table-cell>
          <table:table-cell office:value-type="float" office:value="144405120">
            <text:p>144405120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174040761">
            <text:p>601740407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es erütrotsüüte 3,4 x 1012/L , Hgb 110g/L</text:p>
          </table:table-cell>
          <table:table-cell office:value-type="string">
            <text:p>Hgb 110g/L</text:p>
          </table:table-cell>
          <table:table-cell office:value-type="string">
            <text:p><text:s/>, trombotsüüte 91 x 109/L , leu</text:p>
          </table:table-cell>
          <table:table-cell office:value-type="string">
            <text:p>Hgb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69523">
            <text:p>24069523</text:p>
          </table:table-cell>
          <table:table-cell office:value-type="float" office:value="157708847">
            <text:p>157708847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48843963154">
            <text:p>488439631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73794">
            <text:p>21373794</text:p>
          </table:table-cell>
          <table:table-cell office:value-type="float" office:value="209376120">
            <text:p>209376120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793043480">
            <text:p>677930434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, kepp 4 , wbc 5,7 , rbc 4,57 , hgb 110</text:p>
          </table:table-cell>
          <table:table-cell office:value-type="string">
            <text:p>hgb 110</text:p>
          </table:table-cell>
          <table:table-cell office:value-type="string">
            <text:p><text:s/>, hct 0,337 , mcv -73,7 , mch -</text:p>
          </table:table-cell>
          <table:table-cell office:value-type="string">
            <text:p>hgb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6376">
            <text:p>706376</text:p>
          </table:table-cell>
          <table:table-cell office:value-type="float" office:value="141694483">
            <text:p>141694483</text:p>
          </table:table-cell>
          <table:table-cell office:value-type="string">
            <text:p>2012-10-07</text:p>
          </table:table-cell>
          <table:table-cell office:value-type="string">
            <text:p>S</text:p>
          </table:table-cell>
          <table:table-cell office:value-type="string">
            <text:p>2012-10-04</text:p>
          </table:table-cell>
          <table:table-cell office:value-type="float" office:value="45638010343">
            <text:p>456380103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88437">
            <text:p>13888437</text:p>
          </table:table-cell>
          <table:table-cell office:value-type="float" office:value="209240358">
            <text:p>209240358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9524727">
            <text:p>6730395247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0</text:p>
          </table:table-cell>
          <table:table-cell office:value-type="string">
            <text:p><text:s/>( 90 . 140 g/L )</text:p>
          </table:table-cell>
          <table:table-cell office:value-type="string">
            <text:p>Hb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1480">
            <text:p>16361480</text:p>
          </table:table-cell>
          <table:table-cell office:value-type="float" office:value="209884773">
            <text:p>209884773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13</text:p>
          </table:table-cell>
          <table:table-cell office:value-type="float" office:value="78786472341">
            <text:p>787864723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1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1">
            <text:p>1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56609">
            <text:p>22056609</text:p>
          </table:table-cell>
          <table:table-cell office:value-type="float" office:value="171102138">
            <text:p>171102138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31448268352">
            <text:p>314482683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4 ( 3,9 . 5,2 E12/L ) Hb 111</text:p>
          </table:table-cell>
          <table:table-cell office:value-type="string">
            <text:p>Hb 111</text:p>
          </table:table-cell>
          <table:table-cell office:value-type="string">
            <text:p><text:s/>( 117 . 153 g/L ) Hct 35 ( 35 .</text:p>
          </table:table-cell>
          <table:table-cell office:value-type="string">
            <text:p>Hb</text:p>
          </table:table-cell>
          <table:table-cell office:value-type="float" office:value="111">
            <text:p>1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96177">
            <text:p>17596177</text:p>
          </table:table-cell>
          <table:table-cell office:value-type="float" office:value="179913686">
            <text:p>179913686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95568466809">
            <text:p>955684668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7.05.2013 : HGB 112 g/L</text:p>
          </table:table-cell>
          <table:table-cell office:value-type="string">
            <text:p>HGB 112 g/L</text:p>
          </table:table-cell>
          <table:table-cell/>
          <table:table-cell office:value-type="string">
            <text:p>HGB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7233">
            <text:p>717233</text:p>
          </table:table-cell>
          <table:table-cell office:value-type="float" office:value="123375287">
            <text:p>123375287</text:p>
          </table:table-cell>
          <table:table-cell office:value-type="string">
            <text:p>2012-05-24</text:p>
          </table:table-cell>
          <table:table-cell office:value-type="string">
            <text:p>S</text:p>
          </table:table-cell>
          <table:table-cell office:value-type="string">
            <text:p>2012-05-12</text:p>
          </table:table-cell>
          <table:table-cell office:value-type="float" office:value="24019093617">
            <text:p>2401909361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16143">
            <text:p>20616143</text:p>
          </table:table-cell>
          <table:table-cell office:value-type="float" office:value="199511195">
            <text:p>199511195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11-09-06</text:p>
          </table:table-cell>
          <table:table-cell office:value-type="float" office:value="75554860757">
            <text:p>755548607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ides CRV 27 mg/l , SR 33 mm/h , hemoglobiin 112 g/l</text:p>
          </table:table-cell>
          <table:table-cell office:value-type="string">
            <text:p>hemoglobiin 112 g/l</text:p>
          </table:table-cell>
          <table:table-cell office:value-type="string">
            <text:p><text:s/>, trombotsütoos 490 x 109/l , l</text:p>
          </table:table-cell>
          <table:table-cell office:value-type="string">
            <text:p>hemoglobiin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57621">
            <text:p>13757621</text:p>
          </table:table-cell>
          <table:table-cell office:value-type="float" office:value="157766078">
            <text:p>157766078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office:value-type="string">
            <text:p>2012-03-30</text:p>
          </table:table-cell>
          <table:table-cell office:value-type="float" office:value="85946927899">
            <text:p>859469278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29788">
            <text:p>7029788</text:p>
          </table:table-cell>
          <table:table-cell office:value-type="float" office:value="96301623">
            <text:p>96301623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2012-03-01</text:p>
          </table:table-cell>
          <table:table-cell office:value-type="float" office:value="63185495374">
            <text:p>631854953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09418">
            <text:p>11109418</text:p>
          </table:table-cell>
          <table:table-cell office:value-type="float" office:value="181002934">
            <text:p>181002934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673040931276">
            <text:p>6730409312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2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89899">
            <text:p>16889899</text:p>
          </table:table-cell>
          <table:table-cell office:value-type="float" office:value="174858158">
            <text:p>174858158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office:value-type="string">
            <text:p>2013-04-12</text:p>
          </table:table-cell>
          <table:table-cell office:value-type="float" office:value="10695854131">
            <text:p>106958541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2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98283">
            <text:p>3598283</text:p>
          </table:table-cell>
          <table:table-cell office:value-type="float" office:value="146774346">
            <text:p>146774346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931939754">
            <text:p>369319397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P veidi süvenenud 243mikrmol/l Hb 112</text:p>
          </table:table-cell>
          <table:table-cell office:value-type="string">
            <text:p>Hb 112</text:p>
          </table:table-cell>
          <table:table-cell office:value-type="string">
            <text:p><text:s/>alustatud uuesti EPO ravi arane</text:p>
          </table:table-cell>
          <table:table-cell office:value-type="string">
            <text:p>H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9552">
            <text:p>449552</text:p>
          </table:table-cell>
          <table:table-cell office:value-type="float" office:value="79914643">
            <text:p>79914643</text:p>
          </table:table-cell>
          <table:table-cell office:value-type="string">
            <text:p>2011-12-30</text:p>
          </table:table-cell>
          <table:table-cell office:value-type="string">
            <text:p>S</text:p>
          </table:table-cell>
          <table:table-cell office:value-type="string">
            <text:p>2011-12-25</text:p>
          </table:table-cell>
          <table:table-cell office:value-type="float" office:value="84503820053">
            <text:p>845038200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53 ( 3,8 . 5,6 E12/L ) , HGB 112</text:p>
          </table:table-cell>
          <table:table-cell office:value-type="string">
            <text:p>HGB 112</text:p>
          </table:table-cell>
          <table:table-cell office:value-type="string">
            <text:p><text:s/>( 110 . 157 g/L ), , HCT 34 ( 3</text:p>
          </table:table-cell>
          <table:table-cell office:value-type="string">
            <text:p>HG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98449">
            <text:p>17698449</text:p>
          </table:table-cell>
          <table:table-cell office:value-type="float" office:value="190116697">
            <text:p>190116697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office:value-type="string">
            <text:p>2013-07-22</text:p>
          </table:table-cell>
          <table:table-cell office:value-type="float" office:value="41825064653">
            <text:p>418250646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2.07.201313 : 18 : HGB 113 g/L</text:p>
          </table:table-cell>
          <table:table-cell office:value-type="string">
            <text:p>HGB 113 g/L</text:p>
          </table:table-cell>
          <table:table-cell/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1962">
            <text:p>16831962</text:p>
          </table:table-cell>
          <table:table-cell office:value-type="float" office:value="196812811">
            <text:p>196812811</text:p>
          </table:table-cell>
          <table:table-cell office:value-type="string">
            <text:p>2013-09-02</text:p>
          </table:table-cell>
          <table:table-cell office:value-type="string">
            <text:p>S</text:p>
          </table:table-cell>
          <table:table-cell office:value-type="string">
            <text:p>2013-08-23</text:p>
          </table:table-cell>
          <table:table-cell office:value-type="float" office:value="673043860293">
            <text:p>6730438602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3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20846">
            <text:p>14620846</text:p>
          </table:table-cell>
          <table:table-cell office:value-type="float" office:value="158004726">
            <text:p>158004726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47007456758">
            <text:p>470074567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43046">
            <text:p>20343046</text:p>
          </table:table-cell>
          <table:table-cell office:value-type="float" office:value="208385914">
            <text:p>208385914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290780">
            <text:p>6730472907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veebruaris Lk 3,5 Hgb113</text:p>
          </table:table-cell>
          <table:table-cell office:value-type="string">
            <text:p>Hgb113</text:p>
          </table:table-cell>
          <table:table-cell office:value-type="string">
            <text:p><text:s/>Tr 253 kerge neutropeenia , hem</text:p>
          </table:table-cell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0563">
            <text:p>16560563</text:p>
          </table:table-cell>
          <table:table-cell office:value-type="float" office:value="201575424">
            <text:p>201575424</text:p>
          </table:table-cell>
          <table:table-cell office:value-type="string">
            <text:p>2013-10-07</text:p>
          </table:table-cell>
          <table:table-cell office:value-type="string">
            <text:p>S</text:p>
          </table:table-cell>
          <table:table-cell office:value-type="string">
            <text:p>2013-10-02</text:p>
          </table:table-cell>
          <table:table-cell office:value-type="float" office:value="673043174455">
            <text:p>6730431744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3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40078">
            <text:p>5140078</text:p>
          </table:table-cell>
          <table:table-cell office:value-type="float" office:value="150007228">
            <text:p>150007228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87815189262">
            <text:p>878151892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25186">
            <text:p>13925186</text:p>
          </table:table-cell>
          <table:table-cell office:value-type="float" office:value="157699615">
            <text:p>157699615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62923588099">
            <text:p>629235880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76516">
            <text:p>21876516</text:p>
          </table:table-cell>
          <table:table-cell office:value-type="float" office:value="158156003">
            <text:p>158156003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94665061776">
            <text:p>946650617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okapron ravi , eile analüüsides Hgb 113 g/l</text:p>
          </table:table-cell>
          <table:table-cell office:value-type="string">
            <text:p>Hgb 113 g/l</text:p>
          </table:table-cell>
          <table:table-cell/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26321">
            <text:p>12026321</text:p>
          </table:table-cell>
          <table:table-cell office:value-type="float" office:value="187673839">
            <text:p>187673839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083873111">
            <text:p>790838731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4g/l</text:p>
          </table:table-cell>
          <table:table-cell office:value-type="string">
            <text:p><text:s/>tagasi</text:p>
          </table:table-cell>
          <table:table-cell office:value-type="string">
            <text:p>Hgb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94153">
            <text:p>6894153</text:p>
          </table:table-cell>
          <table:table-cell office:value-type="float" office:value="147529841">
            <text:p>147529841</text:p>
          </table:table-cell>
          <table:table-cell office:value-type="string">
            <text:p>2012-06-28</text:p>
          </table:table-cell>
          <table:table-cell office:value-type="string">
            <text:p>S</text:p>
          </table:table-cell>
          <table:table-cell office:value-type="string">
            <text:p>2012-06-24</text:p>
          </table:table-cell>
          <table:table-cell office:value-type="float" office:value="36312881045">
            <text:p>3631288104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46 ( 3,9 . 5,2 E12/L ) HGB 114</text:p>
          </table:table-cell>
          <table:table-cell office:value-type="string">
            <text:p>HGB 114</text:p>
          </table:table-cell>
          <table:table-cell office:value-type="string">
            <text:p><text:s/>( 117 . 153 g/L ) HCT 34 ( 35 .</text:p>
          </table:table-cell>
          <table:table-cell office:value-type="string">
            <text:p>HGB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8864">
            <text:p>748864</text:p>
          </table:table-cell>
          <table:table-cell office:value-type="float" office:value="149880037">
            <text:p>149880037</text:p>
          </table:table-cell>
          <table:table-cell office:value-type="string">
            <text:p>2012-11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2062369327">
            <text:p>620623693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87548">
            <text:p>15687548</text:p>
          </table:table-cell>
          <table:table-cell office:value-type="float" office:value="189284870">
            <text:p>189284870</text:p>
          </table:table-cell>
          <table:table-cell office:value-type="string">
            <text:p>2013-07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312958">
            <text:p>673037312958</text:p>
          </table:table-cell>
          <table:table-cell office:value-type="string">
            <text:p>original_2013</text:p>
          </table:table-cell>
          <table:table-cell office:value-type="string">
            <text:p>s_directedTo</text:p>
          </table:table-cell>
          <table:table-cell office:value-type="string">
            <text:p>directed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3,66 , trombotsütopeenia 129 , Hgb 114</text:p>
          </table:table-cell>
          <table:table-cell office:value-type="string">
            <text:p>Hgb 114</text:p>
          </table:table-cell>
          <table:table-cell office:value-type="string">
            <text:p><text:s/>)</text:p>
          </table:table-cell>
          <table:table-cell office:value-type="string">
            <text:p>Hgb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5074">
            <text:p>16535074</text:p>
          </table:table-cell>
          <table:table-cell office:value-type="float" office:value="176279528">
            <text:p>176279528</text:p>
          </table:table-cell>
          <table:table-cell office:value-type="string">
            <text:p>2013-05-08</text:p>
          </table:table-cell>
          <table:table-cell office:value-type="string">
            <text:p>S</text:p>
          </table:table-cell>
          <table:table-cell office:value-type="string">
            <text:p>2013-03-12</text:p>
          </table:table-cell>
          <table:table-cell office:value-type="float" office:value="673041676729">
            <text:p>6730416767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353">
            <text:p>437353</text:p>
          </table:table-cell>
          <table:table-cell office:value-type="float" office:value="85812933">
            <text:p>85812933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24</text:p>
          </table:table-cell>
          <table:table-cell office:value-type="float" office:value="53120849373">
            <text:p>531208493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3.59 ( 3,9 . 5,2 E12/L ) ; HGB 114</text:p>
          </table:table-cell>
          <table:table-cell office:value-type="string">
            <text:p>HGB 114</text:p>
          </table:table-cell>
          <table:table-cell office:value-type="string">
            <text:p><text:s/>( 117 . 153 g/L ) ; HCT 36 ( 35</text:p>
          </table:table-cell>
          <table:table-cell office:value-type="string">
            <text:p>HGB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0490">
            <text:p>16310490</text:p>
          </table:table-cell>
          <table:table-cell office:value-type="float" office:value="160203013">
            <text:p>160203013</text:p>
          </table:table-cell>
          <table:table-cell office:value-type="string">
            <text:p>2013-01-28</text:p>
          </table:table-cell>
          <table:table-cell office:value-type="string">
            <text:p>S</text:p>
          </table:table-cell>
          <table:table-cell office:value-type="string">
            <text:p>2013-01-24</text:p>
          </table:table-cell>
          <table:table-cell office:value-type="float" office:value="87310751577">
            <text:p>873107515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07 ( 3,5 . 5,2 E12/L ) Hb 115</text:p>
          </table:table-cell>
          <table:table-cell office:value-type="string">
            <text:p>Hb 115</text:p>
          </table:table-cell>
          <table:table-cell office:value-type="string">
            <text:p><text:s/>( 110 . 147 g/L ) Hct 32 ( 31 .</text:p>
          </table:table-cell>
          <table:table-cell office:value-type="string">
            <text:p>H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73597">
            <text:p>16073597</text:p>
          </table:table-cell>
          <table:table-cell office:value-type="float" office:value="164382528">
            <text:p>164382528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4768893668">
            <text:p>647688936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5 g/l</text:p>
          </table:table-cell>
          <table:table-cell office:value-type="string">
            <text:p><text:s/>, MCH 75,4 ja MCV 25,4 ; Seerum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65267">
            <text:p>18165267</text:p>
          </table:table-cell>
          <table:table-cell office:value-type="float" office:value="168617893">
            <text:p>168617893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57447778900">
            <text:p>574477789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5.03.201316 : 46 : 09 : Hemoglobiin 115 g/L</text:p>
          </table:table-cell>
          <table:table-cell office:value-type="string">
            <text:p>Hemoglobiin 115 g/L</text:p>
          </table:table-cell>
          <table:table-cell/>
          <table:table-cell office:value-type="string">
            <text:p>Hemoglobiin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65183">
            <text:p>8565183</text:p>
          </table:table-cell>
          <table:table-cell office:value-type="float" office:value="133364231">
            <text:p>133364231</text:p>
          </table:table-cell>
          <table:table-cell office:value-type="string">
            <text:p>2012-08-02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36730354103">
            <text:p>3673035410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4169">
            <text:p>664169</text:p>
          </table:table-cell>
          <table:table-cell office:value-type="float" office:value="125057340">
            <text:p>125057340</text:p>
          </table:table-cell>
          <table:table-cell office:value-type="string">
            <text:p>2012-06-06</text:p>
          </table:table-cell>
          <table:table-cell office:value-type="string">
            <text:p>S</text:p>
          </table:table-cell>
          <table:table-cell office:value-type="string">
            <text:p>2012-06-04</text:p>
          </table:table-cell>
          <table:table-cell office:value-type="float" office:value="12515868889">
            <text:p>125158688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25126">
            <text:p>16025126</text:p>
          </table:table-cell>
          <table:table-cell office:value-type="float" office:value="160867620">
            <text:p>160867620</text:p>
          </table:table-cell>
          <table:table-cell office:value-type="string">
            <text:p>2013-01-25</text:p>
          </table:table-cell>
          <table:table-cell office:value-type="string">
            <text:p>S</text:p>
          </table:table-cell>
          <table:table-cell office:value-type="string">
            <text:p>2013-01-16</text:p>
          </table:table-cell>
          <table:table-cell office:value-type="float" office:value="673040894912">
            <text:p>6730408949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 haiglasse hospitaliseerimisel Hgb 115g/l</text:p>
          </table:table-cell>
          <table:table-cell office:value-type="string">
            <text:p>Hgb 115g/l</text:p>
          </table:table-cell>
          <table:table-cell office:value-type="string">
            <text:p><text:s/>, täna 92g/l , põhjuseks reie h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8032">
            <text:p>708032</text:p>
          </table:table-cell>
          <table:table-cell office:value-type="float" office:value="144411936">
            <text:p>144411936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office:value-type="string">
            <text:p>2012-10-17</text:p>
          </table:table-cell>
          <table:table-cell office:value-type="float" office:value="53105225198">
            <text:p>531052251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98216">
            <text:p>10798216</text:p>
          </table:table-cell>
          <table:table-cell office:value-type="float" office:value="185617391">
            <text:p>185617391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31944064861">
            <text:p>319440648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5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55027">
            <text:p>4655027</text:p>
          </table:table-cell>
          <table:table-cell office:value-type="float" office:value="84724114">
            <text:p>84724114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62697598814">
            <text:p>626975988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5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57067">
            <text:p>11557067</text:p>
          </table:table-cell>
          <table:table-cell office:value-type="float" office:value="195293510">
            <text:p>195293510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59806984589">
            <text:p>598069845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55475">
            <text:p>23955475</text:p>
          </table:table-cell>
          <table:table-cell office:value-type="float" office:value="166184744">
            <text:p>166184744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2286441">
            <text:p>6730422864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52 ( 3,5 . 5,6 E12/L ) Hb 115</text:p>
          </table:table-cell>
          <table:table-cell office:value-type="string">
            <text:p>Hb 115</text:p>
          </table:table-cell>
          <table:table-cell office:value-type="string">
            <text:p><text:s/>( 106 . 145 g/L ) Hct 33 ( 31 .</text:p>
          </table:table-cell>
          <table:table-cell office:value-type="string">
            <text:p>H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5768">
            <text:p>16875768</text:p>
          </table:table-cell>
          <table:table-cell office:value-type="float" office:value="204169609">
            <text:p>204169609</text:p>
          </table:table-cell>
          <table:table-cell office:value-type="string">
            <text:p>2013-10-21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59827262401">
            <text:p>598272624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3.84 ↓ ( 3,9 . 5,2 E12/L ) Hb 115</text:p>
          </table:table-cell>
          <table:table-cell office:value-type="string">
            <text:p>Hb 115</text:p>
          </table:table-cell>
          <table:table-cell office:value-type="string">
            <text:p><text:s/>↓ ( 117 . 153 g/L ) Hct 34 ↓ ( </text:p>
          </table:table-cell>
          <table:table-cell office:value-type="string">
            <text:p>H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9828">
            <text:p>16839828</text:p>
          </table:table-cell>
          <table:table-cell office:value-type="float" office:value="184943092">
            <text:p>184943092</text:p>
          </table:table-cell>
          <table:table-cell office:value-type="string">
            <text:p>2013-06-21</text:p>
          </table:table-cell>
          <table:table-cell office:value-type="string">
            <text:p>S</text:p>
          </table:table-cell>
          <table:table-cell office:value-type="string">
            <text:p>2013-06-17</text:p>
          </table:table-cell>
          <table:table-cell office:value-type="float" office:value="673047519690">
            <text:p>6730475196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5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70622">
            <text:p>14270622</text:p>
          </table:table-cell>
          <table:table-cell office:value-type="float" office:value="164693300">
            <text:p>164693300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46333547240">
            <text:p>463335472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21">
            <text:p>6721</text:p>
          </table:table-cell>
          <table:table-cell office:value-type="float" office:value="81459904">
            <text:p>81459904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7109483283">
            <text:p>571094832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und rahuldav , kaebusi ei ole , Hgb - 116 g/l</text:p>
          </table:table-cell>
          <table:table-cell office:value-type="string">
            <text:p>Hgb - 116 g/l</text:p>
          </table:table-cell>
          <table:table-cell/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72419">
            <text:p>3172419</text:p>
          </table:table-cell>
          <table:table-cell office:value-type="float" office:value="83310025">
            <text:p>83310025</text:p>
          </table:table-cell>
          <table:table-cell office:value-type="string">
            <text:p>2011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139247575">
            <text:p>111392475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6g/l</text:p>
          </table:table-cell>
          <table:table-cell office:value-type="string">
            <text:p><text:s/>; uriin - N</text:p>
          </table:table-cell>
          <table:table-cell office:value-type="string">
            <text:p>Hb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3996">
            <text:p>23183996</text:p>
          </table:table-cell>
          <table:table-cell office:value-type="float" office:value="183329019">
            <text:p>183329019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79135696541">
            <text:p>791356965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H , CA125--&gt; * Fe-def aneemia ( Hb 116</text:p>
          </table:table-cell>
          <table:table-cell office:value-type="string">
            <text:p>Hb 116</text:p>
          </table:table-cell>
          <table:table-cell office:value-type="string">
            <text:p><text:s/>↓ ( 117 . 153 g/L ) Hct 37 ( 35</text:p>
          </table:table-cell>
          <table:table-cell office:value-type="string">
            <text:p>H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16843">
            <text:p>21516843</text:p>
          </table:table-cell>
          <table:table-cell office:value-type="float" office:value="199290408">
            <text:p>199290408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94353418900">
            <text:p>943534189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info puudub , tookord pt sõnul Hgb 116g/l</text:p>
          </table:table-cell>
          <table:table-cell office:value-type="string">
            <text:p>Hgb 116g/l</text:p>
          </table:table-cell>
          <table:table-cell/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3824">
            <text:p>503824</text:p>
          </table:table-cell>
          <table:table-cell office:value-type="float" office:value="95634798">
            <text:p>95634798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office:value-type="string">
            <text:p>2012-04-04</text:p>
          </table:table-cell>
          <table:table-cell office:value-type="float" office:value="50627286992">
            <text:p>506272869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23 ( 3,8 . 5,6 E12/L ) HGB 116</text:p>
          </table:table-cell>
          <table:table-cell office:value-type="string">
            <text:p>HGB 116</text:p>
          </table:table-cell>
          <table:table-cell office:value-type="string">
            <text:p><text:s/>( 110 . 157 g/L ) HCT 34 ( 34 .</text:p>
          </table:table-cell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79535">
            <text:p>14579535</text:p>
          </table:table-cell>
          <table:table-cell office:value-type="float" office:value="181649252">
            <text:p>181649252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82212916145">
            <text:p>822129161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6</text:p>
          </table:table-cell>
          <table:table-cell office:value-type="string">
            <text:p><text:s/>( 110 . 157 g/L )</text:p>
          </table:table-cell>
          <table:table-cell office:value-type="string">
            <text:p>H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5722">
            <text:p>16785722</text:p>
          </table:table-cell>
          <table:table-cell office:value-type="float" office:value="207114866">
            <text:p>207114866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0-31</text:p>
          </table:table-cell>
          <table:table-cell office:value-type="float" office:value="92530384307">
            <text:p>9253038430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6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818">
            <text:p>667818</text:p>
          </table:table-cell>
          <table:table-cell office:value-type="float" office:value="140848175">
            <text:p>140848175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office:value-type="string">
            <text:p>2012-09-26</text:p>
          </table:table-cell>
          <table:table-cell office:value-type="float" office:value="26135341872">
            <text:p>261353418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84 ( 4,2 . 5,7 E12/L ) HGB 116</text:p>
          </table:table-cell>
          <table:table-cell office:value-type="string">
            <text:p>HGB 116</text:p>
          </table:table-cell>
          <table:table-cell office:value-type="string">
            <text:p><text:s/>( 134 . 170 g/L ) HCT 36 ( 40 .</text:p>
          </table:table-cell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41136">
            <text:p>9641136</text:p>
          </table:table-cell>
          <table:table-cell office:value-type="float" office:value="208708236">
            <text:p>208708236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862095">
            <text:p>67304186209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a vedelikku nähtavale ei tule Hemoglobiin 116g/l</text:p>
          </table:table-cell>
          <table:table-cell office:value-type="string">
            <text:p>Hemoglobiin 116g/l</text:p>
          </table:table-cell>
          <table:table-cell/>
          <table:table-cell office:value-type="string">
            <text:p>Hemoglobiin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90132">
            <text:p>11490132</text:p>
          </table:table-cell>
          <table:table-cell office:value-type="float" office:value="157708969">
            <text:p>157708969</text:p>
          </table:table-cell>
          <table:table-cell office:value-type="string">
            <text:p>2012-07-13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33735223878">
            <text:p>337352238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92063">
            <text:p>20792063</text:p>
          </table:table-cell>
          <table:table-cell office:value-type="float" office:value="165403063">
            <text:p>165403063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673030512690">
            <text:p>6730305126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7</text:p>
          </table:table-cell>
          <table:table-cell/>
          <table:table-cell office:value-type="string">
            <text:p>Hgb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95622648">
            <text:p>95622648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office:value-type="string">
            <text:p>2012-04-18</text:p>
          </table:table-cell>
          <table:table-cell office:value-type="float" office:value="91205517816">
            <text:p>9120551781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42012">
            <text:p>7242012</text:p>
          </table:table-cell>
          <table:table-cell office:value-type="float" office:value="96030649">
            <text:p>96030649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13276557565">
            <text:p>1327655756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30678">
            <text:p>21930678</text:p>
          </table:table-cell>
          <table:table-cell office:value-type="float" office:value="210984977">
            <text:p>210984977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49119595933">
            <text:p>491195959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7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9907">
            <text:p>749907</text:p>
          </table:table-cell>
          <table:table-cell office:value-type="float" office:value="131433831">
            <text:p>131433831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7</text:p>
          </table:table-cell>
          <table:table-cell office:value-type="float" office:value="47903025568">
            <text:p>479030255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98975">
            <text:p>4598975</text:p>
          </table:table-cell>
          <table:table-cell office:value-type="float" office:value="86479872">
            <text:p>86479872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37212993305">
            <text:p>372129933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92021">
            <text:p>10592021</text:p>
          </table:table-cell>
          <table:table-cell office:value-type="float" office:value="184295839">
            <text:p>184295839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office:value-type="string">
            <text:p>2013-05-30</text:p>
          </table:table-cell>
          <table:table-cell office:value-type="float" office:value="28688337899">
            <text:p>2868833789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35303">
            <text:p>14035303</text:p>
          </table:table-cell>
          <table:table-cell office:value-type="float" office:value="205969550">
            <text:p>205969550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59739782420">
            <text:p>597397824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8</text:p>
          </table:table-cell>
          <table:table-cell office:value-type="string">
            <text:p><text:s/>.</text:p>
          </table:table-cell>
          <table:table-cell office:value-type="string">
            <text:p>HGB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68907">
            <text:p>19468907</text:p>
          </table:table-cell>
          <table:table-cell office:value-type="float" office:value="170341068">
            <text:p>170341068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747260511">
            <text:p>827472605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orte Diagnoosimisel analüüsides hb 118</text:p>
          </table:table-cell>
          <table:table-cell office:value-type="string">
            <text:p>hb 118</text:p>
          </table:table-cell>
          <table:table-cell office:value-type="string">
            <text:p><text:s/>, MCV 80 , ret 7 %% , Lk 6,4 , </text:p>
          </table:table-cell>
          <table:table-cell office:value-type="string">
            <text:p>hb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9119">
            <text:p>16839119</text:p>
          </table:table-cell>
          <table:table-cell office:value-type="float" office:value="219278976">
            <text:p>219278976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2013-10-17</text:p>
          </table:table-cell>
          <table:table-cell office:value-type="float" office:value="33796612833">
            <text:p>337966128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8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80878">
            <text:p>15780878</text:p>
          </table:table-cell>
          <table:table-cell office:value-type="float" office:value="218580044">
            <text:p>218580044</text:p>
          </table:table-cell>
          <table:table-cell office:value-type="string">
            <text:p>2013-12-20</text:p>
          </table:table-cell>
          <table:table-cell office:value-type="string">
            <text:p>S</text:p>
          </table:table-cell>
          <table:table-cell office:value-type="string">
            <text:p>2013-12-20</text:p>
          </table:table-cell>
          <table:table-cell office:value-type="float" office:value="673039733256">
            <text:p>6730397332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8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70124">
            <text:p>14370124</text:p>
          </table:table-cell>
          <table:table-cell office:value-type="float" office:value="198646636">
            <text:p>198646636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7452213">
            <text:p>6730374522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30136">
            <text:p>17930136</text:p>
          </table:table-cell>
          <table:table-cell office:value-type="float" office:value="194409911">
            <text:p>194409911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9185362072">
            <text:p>591853620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g oli 118 g/l</text:p>
          </table:table-cell>
          <table:table-cell office:value-type="string">
            <text:p><text:s/>aprillis 2012a ordineeritud - z</text:p>
          </table:table-cell>
          <table:table-cell office:value-type="string">
            <text:p>Hbg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74387">
            <text:p>4074387</text:p>
          </table:table-cell>
          <table:table-cell office:value-type="float" office:value="127092175">
            <text:p>127092175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72899418042">
            <text:p>728994180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93672">
            <text:p>7493672</text:p>
          </table:table-cell>
          <table:table-cell office:value-type="float" office:value="83080489">
            <text:p>83080489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60489875989">
            <text:p>6048987598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04 ( 3,9 . 5,2 E12/L ) HGB 119</text:p>
          </table:table-cell>
          <table:table-cell office:value-type="string">
            <text:p>HGB 119</text:p>
          </table:table-cell>
          <table:table-cell office:value-type="string">
            <text:p><text:s/>( 117 . 153 g/L ) HCT 38 ( 35 .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36810">
            <text:p>20536810</text:p>
          </table:table-cell>
          <table:table-cell office:value-type="float" office:value="175232331">
            <text:p>175232331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169640902">
            <text:p>551696409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9g/l</text:p>
          </table:table-cell>
          <table:table-cell office:value-type="string">
            <text:p><text:s/>; uriin N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92203">
            <text:p>15892203</text:p>
          </table:table-cell>
          <table:table-cell office:value-type="float" office:value="199252261">
            <text:p>199252261</text:p>
          </table:table-cell>
          <table:table-cell office:value-type="string">
            <text:p>2013-09-23</text:p>
          </table:table-cell>
          <table:table-cell office:value-type="string">
            <text:p>S</text:p>
          </table:table-cell>
          <table:table-cell office:value-type="string">
            <text:p>2013-09-19</text:p>
          </table:table-cell>
          <table:table-cell office:value-type="float" office:value="55328632829">
            <text:p>553286328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74131">
            <text:p>12074131</text:p>
          </table:table-cell>
          <table:table-cell office:value-type="float" office:value="190101840">
            <text:p>190101840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48273137831">
            <text:p>482731378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6376">
            <text:p>746376</text:p>
          </table:table-cell>
          <table:table-cell office:value-type="float" office:value="95609911">
            <text:p>95609911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23</text:p>
          </table:table-cell>
          <table:table-cell office:value-type="float" office:value="30699617318">
            <text:p>306996173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13725">
            <text:p>3113725</text:p>
          </table:table-cell>
          <table:table-cell office:value-type="float" office:value="121917634">
            <text:p>121917634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76478035479">
            <text:p>764780354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: Hgb 119 g/l</text:p>
          </table:table-cell>
          <table:table-cell office:value-type="string">
            <text:p>Hgb 119 g/l</text:p>
          </table:table-cell>
          <table:table-cell office:value-type="string">
            <text:p><text:s/>, PLT 630x10/9/l , HIV RNA - ne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83756">
            <text:p>8783756</text:p>
          </table:table-cell>
          <table:table-cell office:value-type="float" office:value="139537253">
            <text:p>139537253</text:p>
          </table:table-cell>
          <table:table-cell office:value-type="string">
            <text:p>2012-09-22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23598553204">
            <text:p>2359855320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9</text:p>
          </table:table-cell>
          <table:table-cell office:value-type="string">
            <text:p><text:s/>( 106 . 145 g/L )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3335">
            <text:p>16373335</text:p>
          </table:table-cell>
          <table:table-cell office:value-type="float" office:value="177369578">
            <text:p>177369578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office:value-type="string">
            <text:p>2013-05-04</text:p>
          </table:table-cell>
          <table:table-cell office:value-type="float" office:value="23215383522">
            <text:p>232153835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35 ( 3,5 . 5,6 E12/L ) , Hb 119</text:p>
          </table:table-cell>
          <table:table-cell office:value-type="string">
            <text:p>Hb 119</text:p>
          </table:table-cell>
          <table:table-cell office:value-type="string">
            <text:p><text:s/>( 106 . 145 g/L ) , Hct 33 ( 31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57418">
            <text:p>6957418</text:p>
          </table:table-cell>
          <table:table-cell office:value-type="float" office:value="123418346">
            <text:p>123418346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518520829">
            <text:p>805185208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WBC 3,6 , Hgb 119</text:p>
          </table:table-cell>
          <table:table-cell office:value-type="string">
            <text:p>Hgb 119</text:p>
          </table:table-cell>
          <table:table-cell office:value-type="string">
            <text:p><text:s/>, PLT 179 Korratud rö-labakätes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6091">
            <text:p>1856091</text:p>
          </table:table-cell>
          <table:table-cell office:value-type="float" office:value="130348088">
            <text:p>130348088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office:value-type="string">
            <text:p>2012-07-23</text:p>
          </table:table-cell>
          <table:table-cell office:value-type="float" office:value="16941243530">
            <text:p>169412435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3.07.201211 : 21 : Hemoglobiin 119 g/L</text:p>
          </table:table-cell>
          <table:table-cell office:value-type="string">
            <text:p>Hemoglobiin 119 g/L</text:p>
          </table:table-cell>
          <table:table-cell/>
          <table:table-cell office:value-type="string">
            <text:p>Hemoglobiin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21688">
            <text:p>22521688</text:p>
          </table:table-cell>
          <table:table-cell office:value-type="float" office:value="156376997">
            <text:p>156376997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1-12-12</text:p>
          </table:table-cell>
          <table:table-cell office:value-type="float" office:value="31383433631">
            <text:p>313834336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84925">
            <text:p>6884925</text:p>
          </table:table-cell>
          <table:table-cell office:value-type="float" office:value="152457076">
            <text:p>152457076</text:p>
          </table:table-cell>
          <table:table-cell office:value-type="string">
            <text:p>2012-12-04</text:p>
          </table:table-cell>
          <table:table-cell office:value-type="string">
            <text:p>S</text:p>
          </table:table-cell>
          <table:table-cell office:value-type="string">
            <text:p>2012-11-19</text:p>
          </table:table-cell>
          <table:table-cell office:value-type="float" office:value="21977796975">
            <text:p>2197779697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0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4968">
            <text:p>16774968</text:p>
          </table:table-cell>
          <table:table-cell office:value-type="float" office:value="214776807">
            <text:p>214776807</text:p>
          </table:table-cell>
          <table:table-cell office:value-type="string">
            <text:p>2013-10-02</text:p>
          </table:table-cell>
          <table:table-cell office:value-type="string">
            <text:p>S</text:p>
          </table:table-cell>
          <table:table-cell office:value-type="string">
            <text:p>2013-09-26</text:p>
          </table:table-cell>
          <table:table-cell office:value-type="float" office:value="87693297850">
            <text:p>876932978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7285">
            <text:p>417285</text:p>
          </table:table-cell>
          <table:table-cell office:value-type="float" office:value="131427405">
            <text:p>131427405</text:p>
          </table:table-cell>
          <table:table-cell office:value-type="string">
            <text:p>2012-07-12</text:p>
          </table:table-cell>
          <table:table-cell office:value-type="string">
            <text:p>S</text:p>
          </table:table-cell>
          <table:table-cell office:value-type="string">
            <text:p>2012-07-01</text:p>
          </table:table-cell>
          <table:table-cell office:value-type="float" office:value="37206178521">
            <text:p>3720617852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7456">
            <text:p>19147456</text:p>
          </table:table-cell>
          <table:table-cell office:value-type="float" office:value="178898456">
            <text:p>178898456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929840999">
            <text:p>559298409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.05.2013 : 08.05.201315 : 19 : Hemoglobiin 120 g/L</text:p>
          </table:table-cell>
          <table:table-cell office:value-type="string">
            <text:p>Hemoglobiin 120 g/L</text:p>
          </table:table-cell>
          <table:table-cell/>
          <table:table-cell office:value-type="string">
            <text:p>Hemoglobiin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61015">
            <text:p>6061015</text:p>
          </table:table-cell>
          <table:table-cell office:value-type="float" office:value="153476238">
            <text:p>153476238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2470526299">
            <text:p>2247052629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5031 , SR 12 , Lk 5,64 x109/l , Hgb 120 g/l</text:p>
          </table:table-cell>
          <table:table-cell office:value-type="string">
            <text:p>Hgb 120 g/l</text:p>
          </table:table-cell>
          <table:table-cell office:value-type="string">
            <text:p><text:s/>, Tr 180 x109/l , Crea 72 mcmol</text:p>
          </table:table-cell>
          <table:table-cell office:value-type="string">
            <text:p>Hgb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9643">
            <text:p>1839643</text:p>
          </table:table-cell>
          <table:table-cell office:value-type="float" office:value="128216178">
            <text:p>128216178</text:p>
          </table:table-cell>
          <table:table-cell office:value-type="string">
            <text:p>2012-07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772483119">
            <text:p>107724831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emia süveneb : 10 päeva tagasi Hgb 120g/l</text:p>
          </table:table-cell>
          <table:table-cell office:value-type="string">
            <text:p>Hgb 120g/l</text:p>
          </table:table-cell>
          <table:table-cell office:value-type="string">
            <text:p><text:s/>, täna uuesti 109g/l , nõrkposi</text:p>
          </table:table-cell>
          <table:table-cell office:value-type="string">
            <text:p>Hgb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1445">
            <text:p>611445</text:p>
          </table:table-cell>
          <table:table-cell office:value-type="float" office:value="142700738">
            <text:p>142700738</text:p>
          </table:table-cell>
          <table:table-cell office:value-type="string">
            <text:p>2012-10-18</text:p>
          </table:table-cell>
          <table:table-cell office:value-type="string">
            <text:p>S</text:p>
          </table:table-cell>
          <table:table-cell office:value-type="string">
            <text:p>2012-10-11</text:p>
          </table:table-cell>
          <table:table-cell office:value-type="float" office:value="20556327156">
            <text:p>205563271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03457">
            <text:p>21603457</text:p>
          </table:table-cell>
          <table:table-cell office:value-type="float" office:value="199833062">
            <text:p>199833062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53235393160">
            <text:p>532353931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21878">
            <text:p>10421878</text:p>
          </table:table-cell>
          <table:table-cell office:value-type="float" office:value="167839215">
            <text:p>167839215</text:p>
          </table:table-cell>
          <table:table-cell office:value-type="string">
            <text:p>2013-02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557887317">
            <text:p>605578873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: hCG 460,7 IU/l , hgb 121 g/l</text:p>
          </table:table-cell>
          <table:table-cell office:value-type="string">
            <text:p>hgb 121 g/l</text:p>
          </table:table-cell>
          <table:table-cell/>
          <table:table-cell office:value-type="string">
            <text:p>hgb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85810">
            <text:p>16885810</text:p>
          </table:table-cell>
          <table:table-cell office:value-type="float" office:value="205613232">
            <text:p>205613232</text:p>
          </table:table-cell>
          <table:table-cell office:value-type="string">
            <text:p>2013-10-29</text:p>
          </table:table-cell>
          <table:table-cell office:value-type="string">
            <text:p>S</text:p>
          </table:table-cell>
          <table:table-cell office:value-type="string">
            <text:p>2013-10-20</text:p>
          </table:table-cell>
          <table:table-cell office:value-type="float" office:value="673033647372">
            <text:p>6730336473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3.71 ↓ ( 4,2 . 5,7 E12/L ) Hb 121</text:p>
          </table:table-cell>
          <table:table-cell office:value-type="string">
            <text:p>Hb 121</text:p>
          </table:table-cell>
          <table:table-cell office:value-type="string">
            <text:p><text:s/>↓ ( 134 . 170 g/L ) Hct 33 ↓ ( </text:p>
          </table:table-cell>
          <table:table-cell office:value-type="string">
            <text:p>Hb</text:p>
          </table:table-cell>
          <table:table-cell office:value-type="float" office:value="121">
            <text:p>1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84235">
            <text:p>4284235</text:p>
          </table:table-cell>
          <table:table-cell office:value-type="float" office:value="126823224">
            <text:p>126823224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93032456522">
            <text:p>930324565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1</text:p>
          </table:table-cell>
          <table:table-cell office:value-type="string">
            <text:p><text:s/>( 106 . 145 g/L )</text:p>
          </table:table-cell>
          <table:table-cell office:value-type="string">
            <text:p>HGB</text:p>
          </table:table-cell>
          <table:table-cell office:value-type="float" office:value="121">
            <text:p>1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72707">
            <text:p>22472707</text:p>
          </table:table-cell>
          <table:table-cell office:value-type="float" office:value="165279943">
            <text:p>165279943</text:p>
          </table:table-cell>
          <table:table-cell office:value-type="string">
            <text:p>2013-03-03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85058750557">
            <text:p>850587505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21 ( 3,5 . 5,6 E12/L ) Hb 121</text:p>
          </table:table-cell>
          <table:table-cell office:value-type="string">
            <text:p>Hb 121</text:p>
          </table:table-cell>
          <table:table-cell office:value-type="string">
            <text:p><text:s/>( 106 . 145 g/L )</text:p>
          </table:table-cell>
          <table:table-cell office:value-type="string">
            <text:p>Hb</text:p>
          </table:table-cell>
          <table:table-cell office:value-type="float" office:value="121">
            <text:p>1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18191">
            <text:p>6718191</text:p>
          </table:table-cell>
          <table:table-cell office:value-type="float" office:value="84600399">
            <text:p>84600399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office:value-type="string">
            <text:p>2012-02-14</text:p>
          </table:table-cell>
          <table:table-cell office:value-type="float" office:value="19546522933">
            <text:p>1954652293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1</text:p>
          </table:table-cell>
          <table:table-cell office:value-type="string">
            <text:p><text:s/>.</text:p>
          </table:table-cell>
          <table:table-cell office:value-type="string">
            <text:p>Hgb</text:p>
          </table:table-cell>
          <table:table-cell office:value-type="float" office:value="121">
            <text:p>1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4465">
            <text:p>2064465</text:p>
          </table:table-cell>
          <table:table-cell office:value-type="float" office:value="90655178">
            <text:p>90655178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85757764394">
            <text:p>857577643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2.03.201214 : 51 : Hemoglobiin 121 g/L</text:p>
          </table:table-cell>
          <table:table-cell office:value-type="string">
            <text:p>Hemoglobiin 121 g/L</text:p>
          </table:table-cell>
          <table:table-cell/>
          <table:table-cell office:value-type="string">
            <text:p>Hemoglobiin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571">
            <text:p>580571</text:p>
          </table:table-cell>
          <table:table-cell office:value-type="float" office:value="95688530">
            <text:p>95688530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69979865485">
            <text:p>6997986548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06 ( 4,2 . 5,7 E12/L ) HGB 121</text:p>
          </table:table-cell>
          <table:table-cell office:value-type="string">
            <text:p>HGB 121</text:p>
          </table:table-cell>
          <table:table-cell office:value-type="string">
            <text:p><text:s/>( 134 . 170 g/L ) HCT 36 ( 40 .</text:p>
          </table:table-cell>
          <table:table-cell office:value-type="string">
            <text:p>HGB</text:p>
          </table:table-cell>
          <table:table-cell office:value-type="float" office:value="121">
            <text:p>1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01002">
            <text:p>16101002</text:p>
          </table:table-cell>
          <table:table-cell office:value-type="float" office:value="158736743">
            <text:p>158736743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6857483029">
            <text:p>168574830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liiniline veri : Hgb122g/l</text:p>
          </table:table-cell>
          <table:table-cell office:value-type="string">
            <text:p>Hgb122g/l</text:p>
          </table:table-cell>
          <table:table-cell office:value-type="string">
            <text:p><text:s/>, Hct35,6 % ; Er 3,86x1012/l ; </text:p>
          </table:table-cell>
          <table:table-cell office:value-type="string">
            <text:p>Hgb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84505">
            <text:p>11384505</text:p>
          </table:table-cell>
          <table:table-cell office:value-type="float" office:value="178809763">
            <text:p>178809763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673030478413">
            <text:p>6730304784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83882">
            <text:p>8183882</text:p>
          </table:table-cell>
          <table:table-cell office:value-type="float" office:value="131621925">
            <text:p>131621925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7-19</text:p>
          </table:table-cell>
          <table:table-cell office:value-type="float" office:value="56001695375">
            <text:p>5600169537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2</text:p>
          </table:table-cell>
          <table:table-cell office:value-type="string">
            <text:p><text:s/>( 110 . 147 g/L )</text:p>
          </table:table-cell>
          <table:table-cell office:value-type="string">
            <text:p>HG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47854">
            <text:p>7947854</text:p>
          </table:table-cell>
          <table:table-cell office:value-type="float" office:value="145889872">
            <text:p>145889872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60127171371">
            <text:p>601271713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5851">
            <text:p>415851</text:p>
          </table:table-cell>
          <table:table-cell office:value-type="float" office:value="80957844">
            <text:p>80957844</text:p>
          </table:table-cell>
          <table:table-cell office:value-type="string">
            <text:p>2012-01-10</text:p>
          </table:table-cell>
          <table:table-cell office:value-type="string">
            <text:p>S</text:p>
          </table:table-cell>
          <table:table-cell office:value-type="string">
            <text:p>2012-01-09</text:p>
          </table:table-cell>
          <table:table-cell office:value-type="float" office:value="66352830462">
            <text:p>6635283046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0882">
            <text:p>16540882</text:p>
          </table:table-cell>
          <table:table-cell office:value-type="float" office:value="167050397">
            <text:p>167050397</text:p>
          </table:table-cell>
          <table:table-cell office:value-type="string">
            <text:p>2013-03-15</text:p>
          </table:table-cell>
          <table:table-cell office:value-type="string">
            <text:p>S</text:p>
          </table:table-cell>
          <table:table-cell office:value-type="string">
            <text:p>2013-03-13</text:p>
          </table:table-cell>
          <table:table-cell office:value-type="float" office:value="91413264833">
            <text:p>914132648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2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35699">
            <text:p>13235699</text:p>
          </table:table-cell>
          <table:table-cell office:value-type="float" office:value="155370184">
            <text:p>155370184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680764330">
            <text:p>366807643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DRD ) 103.81 ml/min/1,73m2 &gt; 60 Hemoglobiin 122 g/l</text:p>
          </table:table-cell>
          <table:table-cell office:value-type="string">
            <text:p>Hemoglobiin 122 g/l</text:p>
          </table:table-cell>
          <table:table-cell office:value-type="string">
            <text:p><text:s/>118-150 Hematokrit 39.7 % 37.0-</text:p>
          </table:table-cell>
          <table:table-cell office:value-type="string">
            <text:p>Hemoglobiin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8061">
            <text:p>688061</text:p>
          </table:table-cell>
          <table:table-cell office:value-type="float" office:value="125048976">
            <text:p>125048976</text:p>
          </table:table-cell>
          <table:table-cell office:value-type="string">
            <text:p>2012-06-11</text:p>
          </table:table-cell>
          <table:table-cell office:value-type="string">
            <text:p>S</text:p>
          </table:table-cell>
          <table:table-cell office:value-type="string">
            <text:p>2012-06-04</text:p>
          </table:table-cell>
          <table:table-cell office:value-type="float" office:value="99796918790">
            <text:p>997969187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84783">
            <text:p>6484783</text:p>
          </table:table-cell>
          <table:table-cell office:value-type="float" office:value="131535245">
            <text:p>131535245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5135114645">
            <text:p>2513511464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mas Perif vere analüüsis lk 8 , hgb 123</text:p>
          </table:table-cell>
          <table:table-cell office:value-type="string">
            <text:p>hgb 123</text:p>
          </table:table-cell>
          <table:table-cell office:value-type="string">
            <text:p><text:s/>, tromb 261 , blaste 2 %</text:p>
          </table:table-cell>
          <table:table-cell office:value-type="string">
            <text:p>hgb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07164">
            <text:p>22107164</text:p>
          </table:table-cell>
          <table:table-cell office:value-type="float" office:value="158031309">
            <text:p>158031309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09-28</text:p>
          </table:table-cell>
          <table:table-cell office:value-type="float" office:value="673042278387">
            <text:p>673042278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03431">
            <text:p>23703431</text:p>
          </table:table-cell>
          <table:table-cell office:value-type="float" office:value="176195612">
            <text:p>176195612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673030400311">
            <text:p>6730304003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48769">
            <text:p>23148769</text:p>
          </table:table-cell>
          <table:table-cell office:value-type="float" office:value="199190261">
            <text:p>199190261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30892418">
            <text:p>6730308924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49855">
            <text:p>22049855</text:p>
          </table:table-cell>
          <table:table-cell office:value-type="float" office:value="158181092">
            <text:p>158181092</text:p>
          </table:table-cell>
          <table:table-cell office:value-type="string">
            <text:p>2012-0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6577994">
            <text:p>6730465779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4</text:p>
          </table:table-cell>
          <table:table-cell office:value-type="string">
            <text:p><text:s/>( 106 . 145 g/L )</text:p>
          </table:table-cell>
          <table:table-cell office:value-type="string">
            <text:p>HGB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04696">
            <text:p>9504696</text:p>
          </table:table-cell>
          <table:table-cell office:value-type="float" office:value="211604895">
            <text:p>211604895</text:p>
          </table:table-cell>
          <table:table-cell office:value-type="string">
            <text:p>2013-11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0062952753">
            <text:p>3006295275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enia ( 87x109/L ) ja aneemia ( HGB 124 g/L</text:p>
          </table:table-cell>
          <table:table-cell office:value-type="string">
            <text:p>HGB 124 g/L</text:p>
          </table:table-cell>
          <table:table-cell office:value-type="string">
            <text:p><text:s/>). Hematoloogide konsiiliumi ot</text:p>
          </table:table-cell>
          <table:table-cell office:value-type="string">
            <text:p>HGB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95076">
            <text:p>21895076</text:p>
          </table:table-cell>
          <table:table-cell office:value-type="float" office:value="194010417">
            <text:p>194010417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34303163506">
            <text:p>343031635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0 ( 3,9 . 5,2 E12/L ) Hb 124</text:p>
          </table:table-cell>
          <table:table-cell office:value-type="string">
            <text:p>Hb 124</text:p>
          </table:table-cell>
          <table:table-cell office:value-type="string">
            <text:p><text:s/>( 117 . 153 g/L ) Hct 37 ( 35 .</text:p>
          </table:table-cell>
          <table:table-cell office:value-type="string">
            <text:p>Hb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66354">
            <text:p>15266354</text:p>
          </table:table-cell>
          <table:table-cell office:value-type="float" office:value="210212977">
            <text:p>210212977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712135">
            <text:p>67303071213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3,02x109/l , RBC 4,16x1012/l , Hgb 125 g/l</text:p>
          </table:table-cell>
          <table:table-cell office:value-type="string">
            <text:p>Hgb 125 g/l</text:p>
          </table:table-cell>
          <table:table-cell office:value-type="string">
            <text:p><text:s/>, Plt 181 x109/l</text:p>
          </table:table-cell>
          <table:table-cell office:value-type="string">
            <text:p>Hgb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08364">
            <text:p>17508364</text:p>
          </table:table-cell>
          <table:table-cell office:value-type="float" office:value="172506159">
            <text:p>172506159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74440429179">
            <text:p>744404291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-HGB 125 g/l</text:p>
          </table:table-cell>
          <table:table-cell office:value-type="string">
            <text:p>HGB 125 g/l</text:p>
          </table:table-cell>
          <table:table-cell office:value-type="string">
            <text:p><text:s/>115-135</text:p>
          </table:table-cell>
          <table:table-cell office:value-type="string">
            <text:p>HGB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03891">
            <text:p>4003891</text:p>
          </table:table-cell>
          <table:table-cell office:value-type="float" office:value="149710469">
            <text:p>149710469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193593960">
            <text:p>221935939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,94 , Hgb 125</text:p>
          </table:table-cell>
          <table:table-cell office:value-type="string">
            <text:p>Hgb 125</text:p>
          </table:table-cell>
          <table:table-cell office:value-type="string">
            <text:p><text:s/>, PLT 88 .</text:p>
          </table:table-cell>
          <table:table-cell office:value-type="string">
            <text:p>Hg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6328">
            <text:p>446328</text:p>
          </table:table-cell>
          <table:table-cell office:value-type="float" office:value="83037560">
            <text:p>83037560</text:p>
          </table:table-cell>
          <table:table-cell office:value-type="string">
            <text:p>2012-02-03</text:p>
          </table:table-cell>
          <table:table-cell office:value-type="string">
            <text:p>S</text:p>
          </table:table-cell>
          <table:table-cell office:value-type="string">
            <text:p>2012-02-01</text:p>
          </table:table-cell>
          <table:table-cell office:value-type="float" office:value="82564776960">
            <text:p>825647769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59 ( 4,2 . 5,7 E12/L ) HGB 125</text:p>
          </table:table-cell>
          <table:table-cell office:value-type="string">
            <text:p>HGB 125</text:p>
          </table:table-cell>
          <table:table-cell office:value-type="string">
            <text:p><text:s/>( 134 . 170 g/L ) HCT 38 ( 40 .</text:p>
          </table:table-cell>
          <table:table-cell office:value-type="string">
            <text:p>HG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0351">
            <text:p>16310351</text:p>
          </table:table-cell>
          <table:table-cell office:value-type="float" office:value="212013726">
            <text:p>212013726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2013-11-23</text:p>
          </table:table-cell>
          <table:table-cell office:value-type="float" office:value="673042724740">
            <text:p>6730427247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78 ( 3,5 . 5,6 E12/L ) , Hb 125</text:p>
          </table:table-cell>
          <table:table-cell office:value-type="string">
            <text:p>Hb 125</text:p>
          </table:table-cell>
          <table:table-cell office:value-type="string">
            <text:p><text:s/>( 106 . 145 g/L ) , Hct 37 ( 31</text:p>
          </table:table-cell>
          <table:table-cell office:value-type="string">
            <text:p>H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2186">
            <text:p>16692186</text:p>
          </table:table-cell>
          <table:table-cell office:value-type="float" office:value="167211287">
            <text:p>167211287</text:p>
          </table:table-cell>
          <table:table-cell office:value-type="string">
            <text:p>2013-03-13</text:p>
          </table:table-cell>
          <table:table-cell office:value-type="string">
            <text:p>S</text:p>
          </table:table-cell>
          <table:table-cell office:value-type="string">
            <text:p>2013-02-28</text:p>
          </table:table-cell>
          <table:table-cell office:value-type="float" office:value="27984632134">
            <text:p>2798463213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2952">
            <text:p>6682952</text:p>
          </table:table-cell>
          <table:table-cell office:value-type="float" office:value="86473929">
            <text:p>86473929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office:value-type="string">
            <text:p>2012-03-05</text:p>
          </table:table-cell>
          <table:table-cell office:value-type="float" office:value="67266777405">
            <text:p>6726677740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6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47827">
            <text:p>20347827</text:p>
          </table:table-cell>
          <table:table-cell office:value-type="float" office:value="193238116">
            <text:p>193238116</text:p>
          </table:table-cell>
          <table:table-cell office:value-type="string">
            <text:p>2013-08-20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84896433364">
            <text:p>848964333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 juures ( 04.01 . ) - normis , hemoglobiin 126 g/l</text:p>
          </table:table-cell>
          <table:table-cell office:value-type="string">
            <text:p>hemoglobiin 126 g/l</text:p>
          </table:table-cell>
          <table:table-cell/>
          <table:table-cell office:value-type="string">
            <text:p>hemoglobiin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56709">
            <text:p>16656709</text:p>
          </table:table-cell>
          <table:table-cell office:value-type="float" office:value="169547083">
            <text:p>169547083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2013-03-19</text:p>
          </table:table-cell>
          <table:table-cell office:value-type="float" office:value="77304319412">
            <text:p>773043194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09244">
            <text:p>7209244</text:p>
          </table:table-cell>
          <table:table-cell office:value-type="float" office:value="124578715">
            <text:p>124578715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1-07-13</text:p>
          </table:table-cell>
          <table:table-cell office:value-type="float" office:value="32827780506">
            <text:p>3282778050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 - Lk 5.7 , Hgb 127</text:p>
          </table:table-cell>
          <table:table-cell office:value-type="string">
            <text:p>Hgb 127</text:p>
          </table:table-cell>
          <table:table-cell office:value-type="string">
            <text:p><text:s/>( nädal tagasi olnud Hgb korras</text:p>
          </table:table-cell>
          <table:table-cell office:value-type="string">
            <text:p>Hg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04208">
            <text:p>22904208</text:p>
          </table:table-cell>
          <table:table-cell office:value-type="float" office:value="181561203">
            <text:p>181561203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11572883552">
            <text:p>115728835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7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0218">
            <text:p>4510218</text:p>
          </table:table-cell>
          <table:table-cell office:value-type="float" office:value="84742728">
            <text:p>84742728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11512635646">
            <text:p>115126356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34110">
            <text:p>4134110</text:p>
          </table:table-cell>
          <table:table-cell office:value-type="float" office:value="96343501">
            <text:p>96343501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1-05-19</text:p>
          </table:table-cell>
          <table:table-cell office:value-type="float" office:value="99606214283">
            <text:p>996062142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WBC 2.9 , RBC 4.6 , HGB 127</text:p>
          </table:table-cell>
          <table:table-cell office:value-type="string">
            <text:p>HGB 127</text:p>
          </table:table-cell>
          <table:table-cell office:value-type="string">
            <text:p><text:s/>, PLT 271 , CRV 2.3 , ASAT 34 ,</text:p>
          </table:table-cell>
          <table:table-cell office:value-type="string">
            <text:p>HG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00371">
            <text:p>4300371</text:p>
          </table:table-cell>
          <table:table-cell office:value-type="float" office:value="95979636">
            <text:p>95979636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19130262987">
            <text:p>191302629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2213">
            <text:p>16382213</text:p>
          </table:table-cell>
          <table:table-cell office:value-type="float" office:value="193168552">
            <text:p>193168552</text:p>
          </table:table-cell>
          <table:table-cell office:value-type="string">
            <text:p>2013-08-16</text:p>
          </table:table-cell>
          <table:table-cell office:value-type="string">
            <text:p>S</text:p>
          </table:table-cell>
          <table:table-cell office:value-type="string">
            <text:p>2013-07-18</text:p>
          </table:table-cell>
          <table:table-cell office:value-type="float" office:value="673046757392">
            <text:p>6730467573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7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31896">
            <text:p>9831896</text:p>
          </table:table-cell>
          <table:table-cell office:value-type="float" office:value="164506365">
            <text:p>164506365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office:value-type="string">
            <text:p>2013-02-12</text:p>
          </table:table-cell>
          <table:table-cell office:value-type="float" office:value="673042051637">
            <text:p>67304205163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üüsid : Kliiniline veri 13.02 : Hgb : 127 g/l</text:p>
          </table:table-cell>
          <table:table-cell office:value-type="string">
            <text:p>Hgb : 127 g/l</text:p>
          </table:table-cell>
          <table:table-cell office:value-type="string">
            <text:p><text:s/>; HCT : 40,3 % ; Lk : 4,3x109/l</text:p>
          </table:table-cell>
          <table:table-cell office:value-type="string">
            <text:p>Hgb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50328">
            <text:p>15050328</text:p>
          </table:table-cell>
          <table:table-cell office:value-type="float" office:value="203192498">
            <text:p>203192498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18187741928">
            <text:p>181877419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7</text:p>
          </table:table-cell>
          <table:table-cell office:value-type="string">
            <text:p><text:s/>( 110 . 157 g/L )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73945">
            <text:p>17273945</text:p>
          </table:table-cell>
          <table:table-cell office:value-type="float" office:value="180846296">
            <text:p>180846296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0304375">
            <text:p>6730303043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7.04.2013 Hemoglobiin 127 g/L</text:p>
          </table:table-cell>
          <table:table-cell office:value-type="string">
            <text:p>Hemoglobiin 127 g/L</text:p>
          </table:table-cell>
          <table:table-cell/>
          <table:table-cell office:value-type="string">
            <text:p>Hemoglobiin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82546">
            <text:p>18682546</text:p>
          </table:table-cell>
          <table:table-cell office:value-type="float" office:value="192436620">
            <text:p>192436620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693517402">
            <text:p>226935174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4.08.2013 : 07.08.201316 : 11 : Hemoglobiin 128 g/L</text:p>
          </table:table-cell>
          <table:table-cell office:value-type="string">
            <text:p>Hemoglobiin 128 g/L</text:p>
          </table:table-cell>
          <table:table-cell/>
          <table:table-cell office:value-type="string">
            <text:p>Hemoglobiin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22527">
            <text:p>6722527</text:p>
          </table:table-cell>
          <table:table-cell office:value-type="float" office:value="147526548">
            <text:p>147526548</text:p>
          </table:table-cell>
          <table:table-cell office:value-type="string">
            <text:p>2012-08-08</text:p>
          </table:table-cell>
          <table:table-cell office:value-type="string">
            <text:p>S</text:p>
          </table:table-cell>
          <table:table-cell office:value-type="string">
            <text:p>2012-08-04</text:p>
          </table:table-cell>
          <table:table-cell office:value-type="float" office:value="25326997009">
            <text:p>2532699700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8</text:p>
          </table:table-cell>
          <table:table-cell office:value-type="string">
            <text:p><text:s/>( 117 . 153 g/L ) , HCT 40 ( 35</text:p>
          </table:table-cell>
          <table:table-cell office:value-type="string">
            <text:p>HG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85494">
            <text:p>14085494</text:p>
          </table:table-cell>
          <table:table-cell office:value-type="float" office:value="167130581">
            <text:p>167130581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90284337633">
            <text:p>902843376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05504">
            <text:p>17505504</text:p>
          </table:table-cell>
          <table:table-cell office:value-type="float" office:value="178603865">
            <text:p>178603865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673040849904">
            <text:p>6730408499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6.05.201316 : 56 : Hemoglobiin 128 g/L</text:p>
          </table:table-cell>
          <table:table-cell office:value-type="string">
            <text:p>Hemoglobiin 128 g/L</text:p>
          </table:table-cell>
          <table:table-cell/>
          <table:table-cell office:value-type="string">
            <text:p>Hemoglobiin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1456">
            <text:p>6621456</text:p>
          </table:table-cell>
          <table:table-cell office:value-type="float" office:value="128539323">
            <text:p>128539323</text:p>
          </table:table-cell>
          <table:table-cell office:value-type="string">
            <text:p>2012-06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512491032">
            <text:p>4951249103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eres Hgb - 128</text:p>
          </table:table-cell>
          <table:table-cell office:value-type="string">
            <text:p>Hgb - 128</text:p>
          </table:table-cell>
          <table:table-cell office:value-type="string">
            <text:p><text:s/>, Lk - 13,8 ( keppt -14 % ) , S</text:p>
          </table:table-cell>
          <table:table-cell office:value-type="string">
            <text:p>Hg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3029">
            <text:p>763029</text:p>
          </table:table-cell>
          <table:table-cell office:value-type="float" office:value="141708088">
            <text:p>141708088</text:p>
          </table:table-cell>
          <table:table-cell office:value-type="string">
            <text:p>2012-10-11</text:p>
          </table:table-cell>
          <table:table-cell office:value-type="string">
            <text:p>S</text:p>
          </table:table-cell>
          <table:table-cell office:value-type="string">
            <text:p>2012-09-27</text:p>
          </table:table-cell>
          <table:table-cell office:value-type="float" office:value="10181459818">
            <text:p>101814598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7.09.2012 HGB 128</text:p>
          </table:table-cell>
          <table:table-cell office:value-type="string">
            <text:p>HGB 128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52161">
            <text:p>10752161</text:p>
          </table:table-cell>
          <table:table-cell office:value-type="float" office:value="157074640">
            <text:p>157074640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673032230308">
            <text:p>6730322303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14500">
            <text:p>23814500</text:p>
          </table:table-cell>
          <table:table-cell office:value-type="float" office:value="205321186">
            <text:p>205321186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673030402486">
            <text:p>6730304024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61963">
            <text:p>8661963</text:p>
          </table:table-cell>
          <table:table-cell office:value-type="float" office:value="133354657">
            <text:p>133354657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42957366976">
            <text:p>4295736697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39568">
            <text:p>24739568</text:p>
          </table:table-cell>
          <table:table-cell office:value-type="float" office:value="158006960">
            <text:p>158006960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11277867315">
            <text:p>112778673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61504">
            <text:p>23961504</text:p>
          </table:table-cell>
          <table:table-cell office:value-type="float" office:value="166294420">
            <text:p>166294420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96330087830">
            <text:p>963300878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3590">
            <text:p>463590</text:p>
          </table:table-cell>
          <table:table-cell office:value-type="float" office:value="126784319">
            <text:p>126784319</text:p>
          </table:table-cell>
          <table:table-cell office:value-type="string">
            <text:p>2012-06-13</text:p>
          </table:table-cell>
          <table:table-cell office:value-type="string">
            <text:p>S</text:p>
          </table:table-cell>
          <table:table-cell office:value-type="string">
            <text:p>2012-06-05</text:p>
          </table:table-cell>
          <table:table-cell office:value-type="float" office:value="83334695467">
            <text:p>833346954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06947">
            <text:p>16906947</text:p>
          </table:table-cell>
          <table:table-cell office:value-type="float" office:value="189402124">
            <text:p>189402124</text:p>
          </table:table-cell>
          <table:table-cell office:value-type="string">
            <text:p>2013-07-22</text:p>
          </table:table-cell>
          <table:table-cell office:value-type="string">
            <text:p>S</text:p>
          </table:table-cell>
          <table:table-cell office:value-type="string">
            <text:p>2013-07-18</text:p>
          </table:table-cell>
          <table:table-cell office:value-type="float" office:value="97398273696">
            <text:p>9739827369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16922">
            <text:p>18516922</text:p>
          </table:table-cell>
          <table:table-cell office:value-type="float" office:value="213300368">
            <text:p>213300368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431349120">
            <text:p>584313491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.6 x10*9/L ; RBC 5.38 x1012/L ; HGB 129 g/L</text:p>
          </table:table-cell>
          <table:table-cell office:value-type="string">
            <text:p>HGB 129 g/L</text:p>
          </table:table-cell>
          <table:table-cell office:value-type="string">
            <text:p><text:s/>; HCT % 39.1 % ; MCV 72.7 fL ; 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990">
            <text:p>277990</text:p>
          </table:table-cell>
          <table:table-cell office:value-type="float" office:value="137443202">
            <text:p>137443202</text:p>
          </table:table-cell>
          <table:table-cell office:value-type="string">
            <text:p>2012-09-11</text:p>
          </table:table-cell>
          <table:table-cell office:value-type="string">
            <text:p>S</text:p>
          </table:table-cell>
          <table:table-cell office:value-type="string">
            <text:p>2012-08-30</text:p>
          </table:table-cell>
          <table:table-cell office:value-type="float" office:value="35140118818">
            <text:p>351401188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9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92737">
            <text:p>19492737</text:p>
          </table:table-cell>
          <table:table-cell office:value-type="float" office:value="200526163">
            <text:p>200526163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761659947">
            <text:p>727616599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i - SR 80 , Lk 11,2 , Er 3,95 , Hgb 129</text:p>
          </table:table-cell>
          <table:table-cell office:value-type="string">
            <text:p>Hgb 129</text:p>
          </table:table-cell>
          <table:table-cell office:value-type="string">
            <text:p><text:s/>, Tr 433 . URIIN neg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91775">
            <text:p>8491775</text:p>
          </table:table-cell>
          <table:table-cell office:value-type="float" office:value="141764250">
            <text:p>141764250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10-04</text:p>
          </table:table-cell>
          <table:table-cell office:value-type="float" office:value="59933896833">
            <text:p>5993389683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12589">
            <text:p>11512589</text:p>
          </table:table-cell>
          <table:table-cell office:value-type="float" office:value="203380228">
            <text:p>203380228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92612025835">
            <text:p>926120258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0428">
            <text:p>650428</text:p>
          </table:table-cell>
          <table:table-cell office:value-type="float" office:value="127417135">
            <text:p>127417135</text:p>
          </table:table-cell>
          <table:table-cell office:value-type="string">
            <text:p>2012-06-25</text:p>
          </table:table-cell>
          <table:table-cell office:value-type="string">
            <text:p>S</text:p>
          </table:table-cell>
          <table:table-cell office:value-type="string">
            <text:p>2012-06-21</text:p>
          </table:table-cell>
          <table:table-cell office:value-type="float" office:value="69853098164">
            <text:p>6985309816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0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17910">
            <text:p>7817910</text:p>
          </table:table-cell>
          <table:table-cell office:value-type="float" office:value="84666265">
            <text:p>84666265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21069190704">
            <text:p>2106919070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0</text:p>
          </table:table-cell>
          <table:table-cell office:value-type="string">
            <text:p><text:s/>( 110 . 157 g/L )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9114">
            <text:p>16879114</text:p>
          </table:table-cell>
          <table:table-cell office:value-type="float" office:value="189928181">
            <text:p>189928181</text:p>
          </table:table-cell>
          <table:table-cell office:value-type="string">
            <text:p>2013-07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1081761380">
            <text:p>910817613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0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2373">
            <text:p>19952373</text:p>
          </table:table-cell>
          <table:table-cell office:value-type="float" office:value="217181131">
            <text:p>217181131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2-16</text:p>
          </table:table-cell>
          <table:table-cell office:value-type="float" office:value="51619299127">
            <text:p>516192991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6.12.201312 : 53 : Hemoglobiin 130 g/L</text:p>
          </table:table-cell>
          <table:table-cell office:value-type="string">
            <text:p>Hemoglobiin 130 g/L</text:p>
          </table:table-cell>
          <table:table-cell office:value-type="string">
            <text:p><text:s/>[ norm 118 - 150 ]</text:p>
          </table:table-cell>
          <table:table-cell office:value-type="string">
            <text:p>Hemoglobiin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40564">
            <text:p>18040564</text:p>
          </table:table-cell>
          <table:table-cell office:value-type="float" office:value="207877308">
            <text:p>20787730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673034374161">
            <text:p>6730343741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6.07.201316 : 04 : 38 : Hemoglobiin 130 g/L</text:p>
          </table:table-cell>
          <table:table-cell office:value-type="string">
            <text:p>Hemoglobiin 130 g/L</text:p>
          </table:table-cell>
          <table:table-cell office:value-type="string">
            <text:p><text:s/>[ norm 118 - 148 ]</text:p>
          </table:table-cell>
          <table:table-cell office:value-type="string">
            <text:p>Hemoglobiin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06182">
            <text:p>15006182</text:p>
          </table:table-cell>
          <table:table-cell office:value-type="float" office:value="199066032">
            <text:p>199066032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25729021247">
            <text:p>257290212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1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13353">
            <text:p>20413353</text:p>
          </table:table-cell>
          <table:table-cell office:value-type="float" office:value="194641062">
            <text:p>194641062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46638131908">
            <text:p>466381319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ol 4,4 HDL 2,0 tri 0,59 VS 4,4 Hgb 131</text:p>
          </table:table-cell>
          <table:table-cell office:value-type="string">
            <text:p>Hgb 131</text:p>
          </table:table-cell>
          <table:table-cell/>
          <table:table-cell office:value-type="string">
            <text:p>Hg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46280">
            <text:p>22746280</text:p>
          </table:table-cell>
          <table:table-cell office:value-type="float" office:value="160255393">
            <text:p>160255393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37881631116">
            <text:p>378816311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64 ( 3,9 . 5,2 E12/L ) HGB 131</text:p>
          </table:table-cell>
          <table:table-cell office:value-type="string">
            <text:p>HGB 131</text:p>
          </table:table-cell>
          <table:table-cell office:value-type="string">
            <text:p><text:s/>( 117 . 153 g/L ) HCT 40 ( 35 .</text:p>
          </table:table-cell>
          <table:table-cell office:value-type="string">
            <text:p>HG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27894">
            <text:p>10027894</text:p>
          </table:table-cell>
          <table:table-cell office:value-type="float" office:value="210118663">
            <text:p>210118663</text:p>
          </table:table-cell>
          <table:table-cell office:value-type="string">
            <text:p>2013-11-13</text:p>
          </table:table-cell>
          <table:table-cell office:value-type="string">
            <text:p>S</text:p>
          </table:table-cell>
          <table:table-cell office:value-type="string">
            <text:p>2013-09-23</text:p>
          </table:table-cell>
          <table:table-cell office:value-type="float" office:value="82358893442">
            <text:p>823588934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3.09.2013 WBC 33.93 E9/L , Hb 131 g/L</text:p>
          </table:table-cell>
          <table:table-cell office:value-type="string">
            <text:p>Hb 131 g/L</text:p>
          </table:table-cell>
          <table:table-cell office:value-type="string">
            <text:p><text:s/>, Plt 58 E9/L Süvenenud trombot</text:p>
          </table:table-cell>
          <table:table-cell office:value-type="string">
            <text:p>Hb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65955">
            <text:p>7865955</text:p>
          </table:table-cell>
          <table:table-cell office:value-type="float" office:value="84672624">
            <text:p>84672624</text:p>
          </table:table-cell>
          <table:table-cell office:value-type="string">
            <text:p>2012-02-13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75667327943">
            <text:p>7566732794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1</text:p>
          </table:table-cell>
          <table:table-cell office:value-type="string">
            <text:p><text:s/>( 110 . 157 g/L )</text:p>
          </table:table-cell>
          <table:table-cell office:value-type="string">
            <text:p>HG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21227">
            <text:p>9621227</text:p>
          </table:table-cell>
          <table:table-cell office:value-type="float" office:value="207930457">
            <text:p>207930457</text:p>
          </table:table-cell>
          <table:table-cell office:value-type="string">
            <text:p>2013-11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8524821571">
            <text:p>5852482157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alüüsides Lk 6,12 , RBC 4,38 , Hgb 131</text:p>
          </table:table-cell>
          <table:table-cell office:value-type="string">
            <text:p>Hgb 131</text:p>
          </table:table-cell>
          <table:table-cell office:value-type="string">
            <text:p><text:s/>, Plt 341 , Crea 69 , CRV 2,99 </text:p>
          </table:table-cell>
          <table:table-cell office:value-type="string">
            <text:p>Hg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22290">
            <text:p>15022290</text:p>
          </table:table-cell>
          <table:table-cell office:value-type="float" office:value="205674393">
            <text:p>205674393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0340373">
            <text:p>6730303403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1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58412">
            <text:p>4358412</text:p>
          </table:table-cell>
          <table:table-cell office:value-type="float" office:value="95768848">
            <text:p>95768848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2-01</text:p>
          </table:table-cell>
          <table:table-cell office:value-type="float" office:value="86084544855">
            <text:p>860845448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2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53635">
            <text:p>11853635</text:p>
          </table:table-cell>
          <table:table-cell office:value-type="float" office:value="172838197">
            <text:p>172838197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56879716412">
            <text:p>568797164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4209">
            <text:p>16314209</text:p>
          </table:table-cell>
          <table:table-cell office:value-type="float" office:value="193254339">
            <text:p>193254339</text:p>
          </table:table-cell>
          <table:table-cell office:value-type="string">
            <text:p>2013-08-21</text:p>
          </table:table-cell>
          <table:table-cell office:value-type="string">
            <text:p>S</text:p>
          </table:table-cell>
          <table:table-cell office:value-type="string">
            <text:p>2013-08-12</text:p>
          </table:table-cell>
          <table:table-cell office:value-type="float" office:value="63729895764">
            <text:p>637298957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92092">
            <text:p>16392092</text:p>
          </table:table-cell>
          <table:table-cell office:value-type="float" office:value="209914137">
            <text:p>209914137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06</text:p>
          </table:table-cell>
          <table:table-cell office:value-type="float" office:value="673045182059">
            <text:p>6730451820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3.93 ↓ ( 4,2 . 5,7 E12/L ) Hb 132</text:p>
          </table:table-cell>
          <table:table-cell office:value-type="string">
            <text:p>Hb 132</text:p>
          </table:table-cell>
          <table:table-cell office:value-type="string">
            <text:p><text:s/>↓ ( 134 . 170 g/L ) Hct 38 ↓ ( 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4703">
            <text:p>534703</text:p>
          </table:table-cell>
          <table:table-cell office:value-type="float" office:value="84613550">
            <text:p>84613550</text:p>
          </table:table-cell>
          <table:table-cell office:value-type="string">
            <text:p>2012-02-14</text:p>
          </table:table-cell>
          <table:table-cell office:value-type="string">
            <text:p>S</text:p>
          </table:table-cell>
          <table:table-cell office:value-type="string">
            <text:p>2012-02-04</text:p>
          </table:table-cell>
          <table:table-cell office:value-type="float" office:value="75996737129">
            <text:p>759967371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Hb 132</text:p>
          </table:table-cell>
          <table:table-cell office:value-type="string">
            <text:p>Hb 132</text:p>
          </table:table-cell>
          <table:table-cell office:value-type="string">
            <text:p><text:s/>(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98042">
            <text:p>11198042</text:p>
          </table:table-cell>
          <table:table-cell office:value-type="float" office:value="210664046">
            <text:p>210664046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47227113546">
            <text:p>472271135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17422">
            <text:p>15617422</text:p>
          </table:table-cell>
          <table:table-cell office:value-type="float" office:value="183834426">
            <text:p>183834426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office:value-type="string">
            <text:p>2013-04-26</text:p>
          </table:table-cell>
          <table:table-cell office:value-type="float" office:value="83194199266">
            <text:p>83194199266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07153">
            <text:p>4407153</text:p>
          </table:table-cell>
          <table:table-cell office:value-type="float" office:value="127138339">
            <text:p>127138339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78509316754">
            <text:p>785093167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58658">
            <text:p>4458658</text:p>
          </table:table-cell>
          <table:table-cell office:value-type="float" office:value="82596223">
            <text:p>82596223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26084056407">
            <text:p>260840564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3291">
            <text:p>16783291</text:p>
          </table:table-cell>
          <table:table-cell office:value-type="float" office:value="209040755">
            <text:p>209040755</text:p>
          </table:table-cell>
          <table:table-cell office:value-type="string">
            <text:p>2013-11-14</text:p>
          </table:table-cell>
          <table:table-cell office:value-type="string">
            <text:p>S</text:p>
          </table:table-cell>
          <table:table-cell office:value-type="string">
            <text:p>2013-11-11</text:p>
          </table:table-cell>
          <table:table-cell office:value-type="float" office:value="62685573817">
            <text:p>626855738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82786">
            <text:p>21982786</text:p>
          </table:table-cell>
          <table:table-cell office:value-type="float" office:value="204186227">
            <text:p>204186227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73036167604">
            <text:p>6730361676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77984">
            <text:p>13577984</text:p>
          </table:table-cell>
          <table:table-cell office:value-type="float" office:value="199794066">
            <text:p>199794066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75414721902">
            <text:p>754147219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0892">
            <text:p>500892</text:p>
          </table:table-cell>
          <table:table-cell office:value-type="float" office:value="131560005">
            <text:p>131560005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4</text:p>
          </table:table-cell>
          <table:table-cell office:value-type="float" office:value="16124650186">
            <text:p>161246501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14 ( 4,2 . 5,7 E12/L ) HGB 132</text:p>
          </table:table-cell>
          <table:table-cell office:value-type="string">
            <text:p>HGB 132</text:p>
          </table:table-cell>
          <table:table-cell office:value-type="string">
            <text:p><text:s/>( 134 . 170 g/L ) HCT 42 ( 40 .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0956">
            <text:p>620956</text:p>
          </table:table-cell>
          <table:table-cell office:value-type="float" office:value="136334920">
            <text:p>136334920</text:p>
          </table:table-cell>
          <table:table-cell office:value-type="string">
            <text:p>2012-08-28</text:p>
          </table:table-cell>
          <table:table-cell office:value-type="string">
            <text:p>S</text:p>
          </table:table-cell>
          <table:table-cell office:value-type="string">
            <text:p>2012-08-17</text:p>
          </table:table-cell>
          <table:table-cell office:value-type="float" office:value="75443728483">
            <text:p>754437284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68856">
            <text:p>22468856</text:p>
          </table:table-cell>
          <table:table-cell office:value-type="float" office:value="184925359">
            <text:p>184925359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0-10-18</text:p>
          </table:table-cell>
          <table:table-cell office:value-type="float" office:value="90580734495">
            <text:p>90580734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2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88794">
            <text:p>16588794</text:p>
          </table:table-cell>
          <table:table-cell office:value-type="float" office:value="175864307">
            <text:p>175864307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office:value-type="string">
            <text:p>2013-04-28</text:p>
          </table:table-cell>
          <table:table-cell office:value-type="float" office:value="68371964416">
            <text:p>683719644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24362">
            <text:p>11124362</text:p>
          </table:table-cell>
          <table:table-cell office:value-type="float" office:value="178914436">
            <text:p>178914436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27747736385">
            <text:p>277477363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68995">
            <text:p>21168995</text:p>
          </table:table-cell>
          <table:table-cell office:value-type="float" office:value="189272347">
            <text:p>189272347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171212026">
            <text:p>511712120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is juunis 2012 Lk 6,95 x109/l , Hb 133 g/l</text:p>
          </table:table-cell>
          <table:table-cell office:value-type="string">
            <text:p>Hb 133 g/l</text:p>
          </table:table-cell>
          <table:table-cell office:value-type="string">
            <text:p><text:s/>, Tr 250 x109/l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819">
            <text:p>1689819</text:p>
          </table:table-cell>
          <table:table-cell office:value-type="float" office:value="145599120">
            <text:p>145599120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781371481">
            <text:p>6078137148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BC 4.06 ; HCT 37.8 ; MCV 93 ; HGB 133</text:p>
          </table:table-cell>
          <table:table-cell office:value-type="string">
            <text:p>HGB 133</text:p>
          </table:table-cell>
          <table:table-cell office:value-type="string">
            <text:p><text:s/>; MCH 32 ; MCHC 352 ; PLT 212 ;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18289">
            <text:p>19718289</text:p>
          </table:table-cell>
          <table:table-cell office:value-type="float" office:value="158847077">
            <text:p>158847077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204395653">
            <text:p>552043956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tats an-des : kl veri N , hgb 133</text:p>
          </table:table-cell>
          <table:table-cell office:value-type="string">
            <text:p>hgb 133</text:p>
          </table:table-cell>
          <table:table-cell office:value-type="string">
            <text:p><text:s/>, ast N , vs 7,5 , proBNP 331ko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65346">
            <text:p>17565346</text:p>
          </table:table-cell>
          <table:table-cell office:value-type="float" office:value="155522371">
            <text:p>155522371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798799654">
            <text:p>687987996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8.12.2012 : 17.12.201215 : 44 : Hemoglobiin 133 g/L</text:p>
          </table:table-cell>
          <table:table-cell office:value-type="string">
            <text:p>Hemoglobiin 133 g/L</text:p>
          </table:table-cell>
          <table:table-cell/>
          <table:table-cell office:value-type="string">
            <text:p>Hemoglobiin</text:p>
          </table:table-cell>
          <table:table-cell office:value-type="float" office:value="133">
            <text:p>13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1219">
            <text:p>16321219</text:p>
          </table:table-cell>
          <table:table-cell office:value-type="float" office:value="210408900">
            <text:p>210408900</text:p>
          </table:table-cell>
          <table:table-cell office:value-type="string">
            <text:p>2013-11-20</text:p>
          </table:table-cell>
          <table:table-cell office:value-type="string">
            <text:p>S</text:p>
          </table:table-cell>
          <table:table-cell office:value-type="string">
            <text:p>2013-11-15</text:p>
          </table:table-cell>
          <table:table-cell office:value-type="float" office:value="96051189444">
            <text:p>960511894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2567">
            <text:p>16772567</text:p>
          </table:table-cell>
          <table:table-cell office:value-type="float" office:value="199945126">
            <text:p>199945126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office:value-type="string">
            <text:p>2013-09-23</text:p>
          </table:table-cell>
          <table:table-cell office:value-type="float" office:value="54846238964">
            <text:p>548462389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4</text:p>
          </table:table-cell>
          <table:table-cell office:value-type="string">
            <text:p><text:s/>( 110 . 157 g/L )</text:p>
          </table:table-cell>
          <table:table-cell office:value-type="string">
            <text:p>H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880">
            <text:p>587880</text:p>
          </table:table-cell>
          <table:table-cell office:value-type="float" office:value="127410125">
            <text:p>127410125</text:p>
          </table:table-cell>
          <table:table-cell office:value-type="string">
            <text:p>2012-06-21</text:p>
          </table:table-cell>
          <table:table-cell office:value-type="string">
            <text:p>S</text:p>
          </table:table-cell>
          <table:table-cell office:value-type="string">
            <text:p>2012-06-10</text:p>
          </table:table-cell>
          <table:table-cell office:value-type="float" office:value="97062973349">
            <text:p>9706297334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3553">
            <text:p>16283553</text:p>
          </table:table-cell>
          <table:table-cell office:value-type="float" office:value="181461760">
            <text:p>181461760</text:p>
          </table:table-cell>
          <table:table-cell office:value-type="string">
            <text:p>2013-06-05</text:p>
          </table:table-cell>
          <table:table-cell office:value-type="string">
            <text:p>S</text:p>
          </table:table-cell>
          <table:table-cell office:value-type="string">
            <text:p>2013-06-03</text:p>
          </table:table-cell>
          <table:table-cell office:value-type="float" office:value="673031078240">
            <text:p>6730310782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57970">
            <text:p>18157970</text:p>
          </table:table-cell>
          <table:table-cell office:value-type="float" office:value="176573926">
            <text:p>176573926</text:p>
          </table:table-cell>
          <table:table-cell office:value-type="string">
            <text:p>2011-06-30</text:p>
          </table:table-cell>
          <table:table-cell office:value-type="string">
            <text:p>A</text:p>
          </table:table-cell>
          <table:table-cell office:value-type="string">
            <text:p>2011-06-10</text:p>
          </table:table-cell>
          <table:table-cell office:value-type="float" office:value="12432586890">
            <text:p>124325868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ka vähene aneemia ( hgb 134</text:p>
          </table:table-cell>
          <table:table-cell office:value-type="string">
            <text:p>hgb 134</text:p>
          </table:table-cell>
          <table:table-cell office:value-type="string">
            <text:p><text:s/>) ja kolest veidi üle N , Uriin</text:p>
          </table:table-cell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01375">
            <text:p>16701375</text:p>
          </table:table-cell>
          <table:table-cell office:value-type="float" office:value="161089859">
            <text:p>161089859</text:p>
          </table:table-cell>
          <table:table-cell office:value-type="string">
            <text:p>2013-02-01</text:p>
          </table:table-cell>
          <table:table-cell office:value-type="string">
            <text:p>S</text:p>
          </table:table-cell>
          <table:table-cell office:value-type="string">
            <text:p>2013-01-22</text:p>
          </table:table-cell>
          <table:table-cell office:value-type="float" office:value="673039393101">
            <text:p>6730393931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1386">
            <text:p>511386</text:p>
          </table:table-cell>
          <table:table-cell office:value-type="float" office:value="145799279">
            <text:p>145799279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1-01</text:p>
          </table:table-cell>
          <table:table-cell office:value-type="float" office:value="61878540986">
            <text:p>618785409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0744">
            <text:p>16340744</text:p>
          </table:table-cell>
          <table:table-cell office:value-type="float" office:value="199567447">
            <text:p>199567447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office:value-type="string">
            <text:p>2013-09-20</text:p>
          </table:table-cell>
          <table:table-cell office:value-type="float" office:value="673042768112">
            <text:p>6730427681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4</text:p>
          </table:table-cell>
          <table:table-cell office:value-type="string">
            <text:p><text:s/>( 125 . 205 g/L )</text:p>
          </table:table-cell>
          <table:table-cell office:value-type="string">
            <text:p>H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60567">
            <text:p>10360567</text:p>
          </table:table-cell>
          <table:table-cell office:value-type="float" office:value="209906364">
            <text:p>209906364</text:p>
          </table:table-cell>
          <table:table-cell office:value-type="string">
            <text:p>2013-11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2170051409">
            <text:p>821700514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4 g/L</text:p>
          </table:table-cell>
          <table:table-cell/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96744">
            <text:p>13696744</text:p>
          </table:table-cell>
          <table:table-cell office:value-type="float" office:value="157228177">
            <text:p>157228177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5-07</text:p>
          </table:table-cell>
          <table:table-cell office:value-type="float" office:value="673040437973">
            <text:p>6730404379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09465">
            <text:p>21609465</text:p>
          </table:table-cell>
          <table:table-cell office:value-type="float" office:value="215448893">
            <text:p>215448893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673030552658">
            <text:p>6730305526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79831">
            <text:p>12379831</text:p>
          </table:table-cell>
          <table:table-cell office:value-type="float" office:value="202543908">
            <text:p>202543908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26877471842">
            <text:p>268774718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5</text:p>
          </table:table-cell>
          <table:table-cell office:value-type="string">
            <text:p><text:s/>( 125 . 170 g/L )</text:p>
          </table:table-cell>
          <table:table-cell office:value-type="string">
            <text:p>H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97233">
            <text:p>12397233</text:p>
          </table:table-cell>
          <table:table-cell office:value-type="float" office:value="206896908">
            <text:p>206896908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64308297765">
            <text:p>643082977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6424">
            <text:p>5226424</text:p>
          </table:table-cell>
          <table:table-cell office:value-type="float" office:value="134217408">
            <text:p>134217408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8-10</text:p>
          </table:table-cell>
          <table:table-cell office:value-type="float" office:value="58334731514">
            <text:p>583347315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78883">
            <text:p>15978883</text:p>
          </table:table-cell>
          <table:table-cell office:value-type="float" office:value="213642604">
            <text:p>213642604</text:p>
          </table:table-cell>
          <table:table-cell office:value-type="string">
            <text:p>2013-12-05</text:p>
          </table:table-cell>
          <table:table-cell office:value-type="string">
            <text:p>S</text:p>
          </table:table-cell>
          <table:table-cell office:value-type="string">
            <text:p>2013-11-20</text:p>
          </table:table-cell>
          <table:table-cell office:value-type="float" office:value="81542364055">
            <text:p>815423640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5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25331">
            <text:p>17225331</text:p>
          </table:table-cell>
          <table:table-cell office:value-type="float" office:value="176331220">
            <text:p>176331220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3077873">
            <text:p>6730330778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* 08.05.2013 : HGB 135</text:p>
          </table:table-cell>
          <table:table-cell office:value-type="string">
            <text:p>HGB 135</text:p>
          </table:table-cell>
          <table:table-cell office:value-type="string">
            <text:p><text:s/>G/L</text:p>
          </table:table-cell>
          <table:table-cell office:value-type="string">
            <text:p>HG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0936">
            <text:p>500936</text:p>
          </table:table-cell>
          <table:table-cell office:value-type="float" office:value="131560005">
            <text:p>131560005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6124650186">
            <text:p>161246501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20 ( 4,2 . 5,7 E12/L ) HGB 135</text:p>
          </table:table-cell>
          <table:table-cell office:value-type="string">
            <text:p>HGB 135</text:p>
          </table:table-cell>
          <table:table-cell office:value-type="string">
            <text:p><text:s/>( 134 . 170 g/L ) HCT 42 ( 40 .</text:p>
          </table:table-cell>
          <table:table-cell office:value-type="string">
            <text:p>HG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11830">
            <text:p>12311830</text:p>
          </table:table-cell>
          <table:table-cell office:value-type="float" office:value="212096484">
            <text:p>21209648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71460024148">
            <text:p>714600241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4529">
            <text:p>484529</text:p>
          </table:table-cell>
          <table:table-cell office:value-type="float" office:value="90505420">
            <text:p>90505420</text:p>
          </table:table-cell>
          <table:table-cell office:value-type="string">
            <text:p>2012-04-12</text:p>
          </table:table-cell>
          <table:table-cell office:value-type="string">
            <text:p>S</text:p>
          </table:table-cell>
          <table:table-cell office:value-type="string">
            <text:p>2012-04-02</text:p>
          </table:table-cell>
          <table:table-cell office:value-type="float" office:value="70954217912">
            <text:p>709542179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2 ( 3,9 . 5,2 E12/L ) HGB 135</text:p>
          </table:table-cell>
          <table:table-cell office:value-type="string">
            <text:p>HGB 135</text:p>
          </table:table-cell>
          <table:table-cell office:value-type="string">
            <text:p><text:s/>( 117 . 153 g/L ) HCT 41 ( 35 .</text:p>
          </table:table-cell>
          <table:table-cell office:value-type="string">
            <text:p>HG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07874">
            <text:p>18907874</text:p>
          </table:table-cell>
          <table:table-cell office:value-type="float" office:value="208604949">
            <text:p>208604949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820295131">
            <text:p>458202951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.11.2013 : 07.11.201315 : 01 : Hemoglobiin 136 g/L</text:p>
          </table:table-cell>
          <table:table-cell office:value-type="string">
            <text:p>Hemoglobiin 136 g/L</text:p>
          </table:table-cell>
          <table:table-cell/>
          <table:table-cell office:value-type="string">
            <text:p>Hemoglobiin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24455">
            <text:p>13724455</text:p>
          </table:table-cell>
          <table:table-cell office:value-type="float" office:value="160884065">
            <text:p>160884065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34400252588">
            <text:p>344002525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6 ( 4,0 . 5,6 E12/L ) Hb 136</text:p>
          </table:table-cell>
          <table:table-cell office:value-type="string">
            <text:p>Hb 136</text:p>
          </table:table-cell>
          <table:table-cell office:value-type="string">
            <text:p><text:s/>( 120 . 160 g/L ) Hct 40 ( 36 .</text:p>
          </table:table-cell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98149">
            <text:p>5098149</text:p>
          </table:table-cell>
          <table:table-cell office:value-type="float" office:value="151239480">
            <text:p>151239480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58123911828">
            <text:p>581239118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6 ( 4,2 . 5,7 E12/L ) HGB 136</text:p>
          </table:table-cell>
          <table:table-cell office:value-type="string">
            <text:p>HGB 136</text:p>
          </table:table-cell>
          <table:table-cell office:value-type="string">
            <text:p><text:s/>( 134 . 170 g/L ) HCT 40 ( 40 .</text:p>
          </table:table-cell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04026">
            <text:p>8304026</text:p>
          </table:table-cell>
          <table:table-cell office:value-type="float" office:value="139668566">
            <text:p>139668566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56657975123">
            <text:p>566579751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6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97731">
            <text:p>14297731</text:p>
          </table:table-cell>
          <table:table-cell office:value-type="float" office:value="155401018">
            <text:p>155401018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8</text:p>
          </table:table-cell>
          <table:table-cell office:value-type="float" office:value="673039010564">
            <text:p>6730390105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21 ( 4,2 . 5,7 E12/L ) Hb 136</text:p>
          </table:table-cell>
          <table:table-cell office:value-type="string">
            <text:p>Hb 136</text:p>
          </table:table-cell>
          <table:table-cell office:value-type="string">
            <text:p><text:s/>( 134 . 170 g/L ) Hct 40 ( 40 .</text:p>
          </table:table-cell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53956">
            <text:p>16953956</text:p>
          </table:table-cell>
          <table:table-cell office:value-type="float" office:value="214316315">
            <text:p>214316315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421750669">
            <text:p>664217506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9.12.2013 : 05.12.201311 : 11 : Hemoglobiin 136 g/L</text:p>
          </table:table-cell>
          <table:table-cell office:value-type="string">
            <text:p>Hemoglobiin 136 g/L</text:p>
          </table:table-cell>
          <table:table-cell office:value-type="string">
            <text:p><text:s/>[ norm 118 - 150 ]</text:p>
          </table:table-cell>
          <table:table-cell office:value-type="string">
            <text:p>Hemoglobiin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14341">
            <text:p>13514341</text:p>
          </table:table-cell>
          <table:table-cell office:value-type="float" office:value="167274421">
            <text:p>167274421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59913357108">
            <text:p>599133571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es veres WBC 11.7 , GRAN 8.8 , HGB 136</text:p>
          </table:table-cell>
          <table:table-cell office:value-type="string">
            <text:p>HGB 136</text:p>
          </table:table-cell>
          <table:table-cell office:value-type="string">
            <text:p><text:s/>, PLT 248 .</text:p>
          </table:table-cell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55660">
            <text:p>20455660</text:p>
          </table:table-cell>
          <table:table-cell office:value-type="float" office:value="198612409">
            <text:p>198612409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37155670365">
            <text:p>371556703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6 g/l</text:p>
          </table:table-cell>
          <table:table-cell/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118">
            <text:p>660118</text:p>
          </table:table-cell>
          <table:table-cell office:value-type="float" office:value="95685890">
            <text:p>95685890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office:value-type="string">
            <text:p>2012-04-10</text:p>
          </table:table-cell>
          <table:table-cell office:value-type="float" office:value="95365013806">
            <text:p>9536501380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81542">
            <text:p>22681542</text:p>
          </table:table-cell>
          <table:table-cell office:value-type="float" office:value="193958430">
            <text:p>193958430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13162833255">
            <text:p>131628332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75260">
            <text:p>23375260</text:p>
          </table:table-cell>
          <table:table-cell office:value-type="float" office:value="160875149">
            <text:p>160875149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2-07-17</text:p>
          </table:table-cell>
          <table:table-cell office:value-type="float" office:value="65181477485">
            <text:p>651814774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6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6753">
            <text:p>476753</text:p>
          </table:table-cell>
          <table:table-cell office:value-type="float" office:value="90493216">
            <text:p>90493216</text:p>
          </table:table-cell>
          <table:table-cell office:value-type="string">
            <text:p>2012-03-29</text:p>
          </table:table-cell>
          <table:table-cell office:value-type="string">
            <text:p>S</text:p>
          </table:table-cell>
          <table:table-cell office:value-type="string">
            <text:p>2012-03-23</text:p>
          </table:table-cell>
          <table:table-cell office:value-type="float" office:value="24351670627">
            <text:p>243516706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114">
            <text:p>552114</text:p>
          </table:table-cell>
          <table:table-cell office:value-type="float" office:value="83041698">
            <text:p>83041698</text:p>
          </table:table-cell>
          <table:table-cell office:value-type="string">
            <text:p>2012-02-06</text:p>
          </table:table-cell>
          <table:table-cell office:value-type="string">
            <text:p>S</text:p>
          </table:table-cell>
          <table:table-cell office:value-type="string">
            <text:p>2012-01-25</text:p>
          </table:table-cell>
          <table:table-cell office:value-type="float" office:value="63187866890">
            <text:p>631878668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7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78562">
            <text:p>19678562</text:p>
          </table:table-cell>
          <table:table-cell office:value-type="float" office:value="208130365">
            <text:p>208130365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769845963">
            <text:p>567698459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9.11.2013 : 01.11.201311 : 19 : Hemoglobiin 137 g/L</text:p>
          </table:table-cell>
          <table:table-cell office:value-type="string">
            <text:p>Hemoglobiin 137 g/L</text:p>
          </table:table-cell>
          <table:table-cell office:value-type="string">
            <text:p><text:s/>[ norm 136 - 163 ]</text:p>
          </table:table-cell>
          <table:table-cell office:value-type="string">
            <text:p>Hemoglobiin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26136">
            <text:p>16026136</text:p>
          </table:table-cell>
          <table:table-cell office:value-type="float" office:value="196174142">
            <text:p>196174142</text:p>
          </table:table-cell>
          <table:table-cell office:value-type="string">
            <text:p>2013-09-06</text:p>
          </table:table-cell>
          <table:table-cell office:value-type="string">
            <text:p>S</text:p>
          </table:table-cell>
          <table:table-cell office:value-type="string">
            <text:p>2013-09-05</text:p>
          </table:table-cell>
          <table:table-cell office:value-type="float" office:value="92555412477">
            <text:p>925554124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7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68300">
            <text:p>18568300</text:p>
          </table:table-cell>
          <table:table-cell office:value-type="float" office:value="216269954">
            <text:p>216269954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45139563">
            <text:p>6730451395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7.11.201312 : 44 : Hemoglobiin 138 g/L</text:p>
          </table:table-cell>
          <table:table-cell office:value-type="string">
            <text:p>Hemoglobiin 138 g/L</text:p>
          </table:table-cell>
          <table:table-cell office:value-type="string">
            <text:p><text:s/>[ norm 110 - 149 ]</text:p>
          </table:table-cell>
          <table:table-cell office:value-type="string">
            <text:p>Hemoglobiin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5462">
            <text:p>16475462</text:p>
          </table:table-cell>
          <table:table-cell office:value-type="float" office:value="203457232">
            <text:p>203457232</text:p>
          </table:table-cell>
          <table:table-cell office:value-type="string">
            <text:p>2013-10-16</text:p>
          </table:table-cell>
          <table:table-cell office:value-type="string">
            <text:p>S</text:p>
          </table:table-cell>
          <table:table-cell office:value-type="string">
            <text:p>2013-10-11</text:p>
          </table:table-cell>
          <table:table-cell office:value-type="float" office:value="68960232154">
            <text:p>689602321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0 ( 4,0 . 5,6 E12/L ) Hb 138</text:p>
          </table:table-cell>
          <table:table-cell office:value-type="string">
            <text:p>Hb 138</text:p>
          </table:table-cell>
          <table:table-cell office:value-type="string">
            <text:p><text:s/>( 120 . 160 g/L ) Hct 40 ( 36 .</text:p>
          </table:table-cell>
          <table:table-cell office:value-type="string">
            <text:p>H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911">
            <text:p>505911</text:p>
          </table:table-cell>
          <table:table-cell office:value-type="float" office:value="90039243">
            <text:p>90039243</text:p>
          </table:table-cell>
          <table:table-cell office:value-type="string">
            <text:p>2012-03-22</text:p>
          </table:table-cell>
          <table:table-cell office:value-type="string">
            <text:p>S</text:p>
          </table:table-cell>
          <table:table-cell office:value-type="string">
            <text:p>2012-03-20</text:p>
          </table:table-cell>
          <table:table-cell office:value-type="float" office:value="91262287586">
            <text:p>912622875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51 ( 4,5 . 6,0 E12/L ) HGB 138</text:p>
          </table:table-cell>
          <table:table-cell office:value-type="string">
            <text:p>HGB 138</text:p>
          </table:table-cell>
          <table:table-cell office:value-type="string">
            <text:p><text:s/>( 137 . 180 g/L ) HCT 41 ( 35 .</text:p>
          </table:table-cell>
          <table:table-cell office:value-type="string">
            <text:p>HG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7503">
            <text:p>16267503</text:p>
          </table:table-cell>
          <table:table-cell office:value-type="float" office:value="209317127">
            <text:p>209317127</text:p>
          </table:table-cell>
          <table:table-cell office:value-type="string">
            <text:p>2013-11-15</text:p>
          </table:table-cell>
          <table:table-cell office:value-type="string">
            <text:p>S</text:p>
          </table:table-cell>
          <table:table-cell office:value-type="string">
            <text:p>2013-10-31</text:p>
          </table:table-cell>
          <table:table-cell office:value-type="float" office:value="90065876728">
            <text:p>900658767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8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0704">
            <text:p>16230704</text:p>
          </table:table-cell>
          <table:table-cell office:value-type="float" office:value="198415108">
            <text:p>198415108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office:value-type="string">
            <text:p>2013-09-12</text:p>
          </table:table-cell>
          <table:table-cell office:value-type="float" office:value="60187118099">
            <text:p>601871180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98 ( 3,9 . 5,2 E12/L ) Hb 138</text:p>
          </table:table-cell>
          <table:table-cell office:value-type="string">
            <text:p>Hb 138</text:p>
          </table:table-cell>
          <table:table-cell office:value-type="string">
            <text:p><text:s/>( 117 . 153 g/L ) Hct 42 ( 35 .</text:p>
          </table:table-cell>
          <table:table-cell office:value-type="string">
            <text:p>H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13856">
            <text:p>13313856</text:p>
          </table:table-cell>
          <table:table-cell office:value-type="float" office:value="167324765">
            <text:p>167324765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2-06-25</text:p>
          </table:table-cell>
          <table:table-cell office:value-type="float" office:value="44912429536">
            <text:p>449124295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8 g/l</text:p>
          </table:table-cell>
          <table:table-cell office:value-type="string">
            <text:p><text:s/>- ajutiselt S Mircera katkestat</text:p>
          </table:table-cell>
          <table:table-cell office:value-type="string">
            <text:p>Hgb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21805">
            <text:p>16821805</text:p>
          </table:table-cell>
          <table:table-cell office:value-type="float" office:value="174433732">
            <text:p>174433732</text:p>
          </table:table-cell>
          <table:table-cell office:value-type="string">
            <text:p>2013-04-26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673043394049">
            <text:p>6730433940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23835">
            <text:p>8723835</text:p>
          </table:table-cell>
          <table:table-cell office:value-type="float" office:value="145822937">
            <text:p>145822937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10-10</text:p>
          </table:table-cell>
          <table:table-cell office:value-type="float" office:value="31401348418">
            <text:p>3140134841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4083">
            <text:p>2084083</text:p>
          </table:table-cell>
          <table:table-cell office:value-type="float" office:value="85214003">
            <text:p>85214003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office:value-type="string">
            <text:p>2012-02-27</text:p>
          </table:table-cell>
          <table:table-cell office:value-type="float" office:value="71239479695">
            <text:p>712394796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7.02.201214 : 44 : Hemoglobiin 138 g/L</text:p>
          </table:table-cell>
          <table:table-cell office:value-type="string">
            <text:p>Hemoglobiin 138 g/L</text:p>
          </table:table-cell>
          <table:table-cell/>
          <table:table-cell office:value-type="string">
            <text:p>Hemoglobiin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12494">
            <text:p>6512494</text:p>
          </table:table-cell>
          <table:table-cell office:value-type="float" office:value="134482945">
            <text:p>134482945</text:p>
          </table:table-cell>
          <table:table-cell office:value-type="string">
            <text:p>2012-08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788263924">
            <text:p>8078826392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8 . 2009</text:p>
          </table:table-cell>
          <table:table-cell office:value-type="string">
            <text:p><text:s/>Hb 148 . 2010 Hb 1432012 talves</text:p>
          </table:table-cell>
          <table:table-cell office:value-type="string">
            <text:p>Hb</text:p>
          </table:table-cell>
          <table:table-cell office:value-type="float" office:value="138.201">
            <text:p>138,2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3730">
            <text:p>16233730</text:p>
          </table:table-cell>
          <table:table-cell office:value-type="float" office:value="216524959">
            <text:p>216524959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office:value-type="string">
            <text:p>2013-12-08</text:p>
          </table:table-cell>
          <table:table-cell office:value-type="float" office:value="22242144343">
            <text:p>222421443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97 ( 3,8 . 5,6 E12/L ) , Hb 139</text:p>
          </table:table-cell>
          <table:table-cell office:value-type="string">
            <text:p>Hb 139</text:p>
          </table:table-cell>
          <table:table-cell office:value-type="string">
            <text:p><text:s/>( 110 . 157 g/L ) , Hct 39 ( 34</text:p>
          </table:table-cell>
          <table:table-cell office:value-type="string">
            <text:p>H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0758">
            <text:p>4510758</text:p>
          </table:table-cell>
          <table:table-cell office:value-type="float" office:value="81642218">
            <text:p>81642218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2</text:p>
          </table:table-cell>
          <table:table-cell office:value-type="float" office:value="29125761762">
            <text:p>291257617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77576">
            <text:p>16677576</text:p>
          </table:table-cell>
          <table:table-cell office:value-type="float" office:value="169196066">
            <text:p>169196066</text:p>
          </table:table-cell>
          <table:table-cell office:value-type="string">
            <text:p>2013-03-05</text:p>
          </table:table-cell>
          <table:table-cell office:value-type="string">
            <text:p>S</text:p>
          </table:table-cell>
          <table:table-cell office:value-type="string">
            <text:p>2013-02-28</text:p>
          </table:table-cell>
          <table:table-cell office:value-type="float" office:value="673038971761">
            <text:p>6730389717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9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77778">
            <text:p>14277778</text:p>
          </table:table-cell>
          <table:table-cell office:value-type="float" office:value="200258379">
            <text:p>200258379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47193478146">
            <text:p>471934781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5173">
            <text:p>2145173</text:p>
          </table:table-cell>
          <table:table-cell office:value-type="float" office:value="80906449">
            <text:p>80906449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office:value-type="string">
            <text:p>2012-01-12</text:p>
          </table:table-cell>
          <table:table-cell office:value-type="float" office:value="36120358089">
            <text:p>361203580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1.2012 <text:s text:c="2"/>: 12.01.201211 : 47 : Hemoglobiin 139 g/L</text:p>
          </table:table-cell>
          <table:table-cell office:value-type="string">
            <text:p>Hemoglobiin 139 g/L</text:p>
          </table:table-cell>
          <table:table-cell/>
          <table:table-cell office:value-type="string">
            <text:p>Hemoglobiin</text:p>
          </table:table-cell>
          <table:table-cell office:value-type="float" office:value="139">
            <text:p>13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55028">
            <text:p>4355028</text:p>
          </table:table-cell>
          <table:table-cell office:value-type="float" office:value="124536534">
            <text:p>124536534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15037933550">
            <text:p>150379335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9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84864">
            <text:p>8784864</text:p>
          </table:table-cell>
          <table:table-cell office:value-type="float" office:value="142715853">
            <text:p>142715853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56240646773">
            <text:p>5624064677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9</text:p>
          </table:table-cell>
          <table:table-cell office:value-type="string">
            <text:p><text:s/>( 120 . 160 g/L )</text:p>
          </table:table-cell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226">
            <text:p>539226</text:p>
          </table:table-cell>
          <table:table-cell office:value-type="float" office:value="85812753">
            <text:p>85812753</text:p>
          </table:table-cell>
          <table:table-cell office:value-type="string">
            <text:p>2012-03-02</text:p>
          </table:table-cell>
          <table:table-cell office:value-type="string">
            <text:p>S</text:p>
          </table:table-cell>
          <table:table-cell office:value-type="string">
            <text:p>2012-02-18</text:p>
          </table:table-cell>
          <table:table-cell office:value-type="float" office:value="81803987384">
            <text:p>8180398738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1961">
            <text:p>22631961</text:p>
          </table:table-cell>
          <table:table-cell office:value-type="float" office:value="189271407">
            <text:p>189271407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75522438623">
            <text:p>755224386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re analüüsis Lk 20,53 x109/l , Hb 140 g/l</text:p>
          </table:table-cell>
          <table:table-cell office:value-type="string">
            <text:p>Hb 140 g/l</text:p>
          </table:table-cell>
          <table:table-cell office:value-type="string">
            <text:p><text:s/>, Tr 202 x109/l , lymph 16,21 x</text:p>
          </table:table-cell>
          <table:table-cell office:value-type="string">
            <text:p>Hb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6966">
            <text:p>16536966</text:p>
          </table:table-cell>
          <table:table-cell office:value-type="float" office:value="215752259">
            <text:p>215752259</text:p>
          </table:table-cell>
          <table:table-cell office:value-type="string">
            <text:p>2013-12-14</text:p>
          </table:table-cell>
          <table:table-cell office:value-type="string">
            <text:p>S</text:p>
          </table:table-cell>
          <table:table-cell office:value-type="string">
            <text:p>2013-12-04</text:p>
          </table:table-cell>
          <table:table-cell office:value-type="float" office:value="673038011286">
            <text:p>6730380112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0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0">
            <text:p>1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97523">
            <text:p>14597523</text:p>
          </table:table-cell>
          <table:table-cell office:value-type="float" office:value="190682044">
            <text:p>190682044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673033881250">
            <text:p>6730338812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0">
            <text:p>1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42255">
            <text:p>3342255</text:p>
          </table:table-cell>
          <table:table-cell office:value-type="float" office:value="83348964">
            <text:p>83348964</text:p>
          </table:table-cell>
          <table:table-cell office:value-type="string">
            <text:p>2012-0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766436674">
            <text:p>587664366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Perearst teinud vereanalüüsid-Hgb 140g/l</text:p>
          </table:table-cell>
          <table:table-cell office:value-type="string">
            <text:p>Hgb 140g/l</text:p>
          </table:table-cell>
          <table:table-cell office:value-type="string">
            <text:p><text:s/>, rauavaru normis</text:p>
          </table:table-cell>
          <table:table-cell office:value-type="string">
            <text:p>Hgb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8839">
            <text:p>448839</text:p>
          </table:table-cell>
          <table:table-cell office:value-type="float" office:value="148395403">
            <text:p>148395403</text:p>
          </table:table-cell>
          <table:table-cell office:value-type="string">
            <text:p>2012-11-14</text:p>
          </table:table-cell>
          <table:table-cell office:value-type="string">
            <text:p>S</text:p>
          </table:table-cell>
          <table:table-cell office:value-type="string">
            <text:p>2012-11-07</text:p>
          </table:table-cell>
          <table:table-cell office:value-type="float" office:value="85955310908">
            <text:p>859553109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1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0872">
            <text:p>19310872</text:p>
          </table:table-cell>
          <table:table-cell office:value-type="float" office:value="179370500">
            <text:p>179370500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4-04-30</text:p>
          </table:table-cell>
          <table:table-cell office:value-type="float" office:value="83733338850">
            <text:p>83733338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RV 5 HGB 141</text:p>
          </table:table-cell>
          <table:table-cell office:value-type="string">
            <text:p>HGB 141</text:p>
          </table:table-cell>
          <table:table-cell office:value-type="string">
            <text:p><text:s/>lk 11,0 er 4,76 PLT 170 võtab t</text:p>
          </table:table-cell>
          <table:table-cell office:value-type="string">
            <text:p>HG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7381">
            <text:p>16367381</text:p>
          </table:table-cell>
          <table:table-cell office:value-type="float" office:value="211133470">
            <text:p>211133470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office:value-type="string">
            <text:p>2013-11-21</text:p>
          </table:table-cell>
          <table:table-cell office:value-type="float" office:value="82124673750">
            <text:p>821246737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1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28013">
            <text:p>11428013</text:p>
          </table:table-cell>
          <table:table-cell office:value-type="float" office:value="194470647">
            <text:p>194470647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73030359477">
            <text:p>6730303594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58 ( 3,9 . 5,2 E12/L ) Hb 141</text:p>
          </table:table-cell>
          <table:table-cell office:value-type="string">
            <text:p>Hb 141</text:p>
          </table:table-cell>
          <table:table-cell office:value-type="string">
            <text:p><text:s/>( 117 . 153 g/L ) Hct 41 ( 35 .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38520">
            <text:p>18538520</text:p>
          </table:table-cell>
          <table:table-cell office:value-type="float" office:value="171000027">
            <text:p>171000027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22905094112">
            <text:p>229050941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8.03.201312 : 41 : 27 : HGB 141 g/L</text:p>
          </table:table-cell>
          <table:table-cell office:value-type="string">
            <text:p>HGB 141 g/L</text:p>
          </table:table-cell>
          <table:table-cell/>
          <table:table-cell office:value-type="string">
            <text:p>HGB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8074">
            <text:p>10408074</text:p>
          </table:table-cell>
          <table:table-cell office:value-type="float" office:value="209020781">
            <text:p>209020781</text:p>
          </table:table-cell>
          <table:table-cell office:value-type="string">
            <text:p>2013-11-14</text:p>
          </table:table-cell>
          <table:table-cell office:value-type="string">
            <text:p>S</text:p>
          </table:table-cell>
          <table:table-cell office:value-type="string">
            <text:p>2013-11-11</text:p>
          </table:table-cell>
          <table:table-cell office:value-type="float" office:value="19297737489">
            <text:p>1929773748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1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37165">
            <text:p>19237165</text:p>
          </table:table-cell>
          <table:table-cell office:value-type="float" office:value="195737233">
            <text:p>195737233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9140621760">
            <text:p>691406217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9.08.201315 : 53 : Hemoglobiin 141 g/L</text:p>
          </table:table-cell>
          <table:table-cell office:value-type="string">
            <text:p>Hemoglobiin 141 g/L</text:p>
          </table:table-cell>
          <table:table-cell/>
          <table:table-cell office:value-type="string">
            <text:p>Hemoglobiin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93931">
            <text:p>18193931</text:p>
          </table:table-cell>
          <table:table-cell office:value-type="float" office:value="214613591">
            <text:p>214613591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73030577126">
            <text:p>6730305771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6.10.201309 : 29 : Hb 141 g/L</text:p>
          </table:table-cell>
          <table:table-cell office:value-type="string">
            <text:p>Hb 141 g/L</text:p>
          </table:table-cell>
          <table:table-cell office:value-type="string">
            <text:p><text:s/>[ norm 117 - 153 ]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7713">
            <text:p>18187713</text:p>
          </table:table-cell>
          <table:table-cell office:value-type="float" office:value="209970374">
            <text:p>209970374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44444381203">
            <text:p>444443812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emoglobiin 141 g/L</text:p>
          </table:table-cell>
          <table:table-cell office:value-type="string">
            <text:p><text:s/>[ norm 118 - 150 ]</text:p>
          </table:table-cell>
          <table:table-cell office:value-type="string">
            <text:p>Hemoglobiin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07739">
            <text:p>17107739</text:p>
          </table:table-cell>
          <table:table-cell office:value-type="float" office:value="184068900">
            <text:p>184068900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016078345">
            <text:p>670160783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7.06.201315 : 09 : 22 : Hemoglobiin 141 g/L</text:p>
          </table:table-cell>
          <table:table-cell office:value-type="string">
            <text:p>Hemoglobiin 141 g/L</text:p>
          </table:table-cell>
          <table:table-cell/>
          <table:table-cell office:value-type="string">
            <text:p>Hemoglobiin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511">
            <text:p>101511</text:p>
          </table:table-cell>
          <table:table-cell office:value-type="float" office:value="90039066">
            <text:p>90039066</text:p>
          </table:table-cell>
          <table:table-cell office:value-type="string">
            <text:p>2012-03-23</text:p>
          </table:table-cell>
          <table:table-cell office:value-type="string">
            <text:p>S</text:p>
          </table:table-cell>
          <table:table-cell office:value-type="string">
            <text:p>2012-03-20</text:p>
          </table:table-cell>
          <table:table-cell office:value-type="float" office:value="25558574517">
            <text:p>2555857451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88 ( 3,9 . 5,2 E12/L ) HGB 142</text:p>
          </table:table-cell>
          <table:table-cell office:value-type="string">
            <text:p>HGB 142</text:p>
          </table:table-cell>
          <table:table-cell office:value-type="string">
            <text:p><text:s/>( 117 . 153 g/L ) HCT 43 ( 35 .</text:p>
          </table:table-cell>
          <table:table-cell office:value-type="string">
            <text:p>HG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3834">
            <text:p>803834</text:p>
          </table:table-cell>
          <table:table-cell office:value-type="float" office:value="131440660">
            <text:p>131440660</text:p>
          </table:table-cell>
          <table:table-cell office:value-type="string">
            <text:p>2012-07-17</text:p>
          </table:table-cell>
          <table:table-cell office:value-type="string">
            <text:p>S</text:p>
          </table:table-cell>
          <table:table-cell office:value-type="string">
            <text:p>2012-07-08</text:p>
          </table:table-cell>
          <table:table-cell office:value-type="float" office:value="78675271250">
            <text:p>7867527125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2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8176">
            <text:p>16448176</text:p>
          </table:table-cell>
          <table:table-cell office:value-type="float" office:value="185265989">
            <text:p>185265989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office:value-type="string">
            <text:p>2013-06-11</text:p>
          </table:table-cell>
          <table:table-cell office:value-type="float" office:value="70587492093">
            <text:p>705874920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85 ( 4,0 . 5,6 E12/L ) , Hb 142</text:p>
          </table:table-cell>
          <table:table-cell office:value-type="string">
            <text:p>Hb 142</text:p>
          </table:table-cell>
          <table:table-cell office:value-type="string">
            <text:p><text:s/>( 120 . 160 g/L ) , Hct 41 ( 36</text:p>
          </table:table-cell>
          <table:table-cell office:value-type="string">
            <text:p>H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65554">
            <text:p>23865554</text:p>
          </table:table-cell>
          <table:table-cell office:value-type="float" office:value="204540610">
            <text:p>204540610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50113610878">
            <text:p>501136108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83881">
            <text:p>22283881</text:p>
          </table:table-cell>
          <table:table-cell office:value-type="float" office:value="157023328">
            <text:p>157023328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office:value-type="string">
            <text:p>2011-08-22</text:p>
          </table:table-cell>
          <table:table-cell office:value-type="float" office:value="37810549643">
            <text:p>378105496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6218">
            <text:p>676218</text:p>
          </table:table-cell>
          <table:table-cell office:value-type="float" office:value="142701299">
            <text:p>142701299</text:p>
          </table:table-cell>
          <table:table-cell office:value-type="string">
            <text:p>2012-10-12</text:p>
          </table:table-cell>
          <table:table-cell office:value-type="string">
            <text:p>S</text:p>
          </table:table-cell>
          <table:table-cell office:value-type="string">
            <text:p>2012-10-11</text:p>
          </table:table-cell>
          <table:table-cell office:value-type="float" office:value="79595646722">
            <text:p>7959564672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2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8849">
            <text:p>6688849</text:p>
          </table:table-cell>
          <table:table-cell office:value-type="float" office:value="81633047">
            <text:p>81633047</text:p>
          </table:table-cell>
          <table:table-cell office:value-type="string">
            <text:p>2012-01-17</text:p>
          </table:table-cell>
          <table:table-cell office:value-type="string">
            <text:p>S</text:p>
          </table:table-cell>
          <table:table-cell office:value-type="string">
            <text:p>2012-01-13</text:p>
          </table:table-cell>
          <table:table-cell office:value-type="float" office:value="82955295053">
            <text:p>829552950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2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58729">
            <text:p>22658729</text:p>
          </table:table-cell>
          <table:table-cell office:value-type="float" office:value="155398558">
            <text:p>155398558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673036770784">
            <text:p>673036770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2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21704">
            <text:p>10521704</text:p>
          </table:table-cell>
          <table:table-cell office:value-type="float" office:value="182849596">
            <text:p>182849596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office:value-type="string">
            <text:p>2013-06-07</text:p>
          </table:table-cell>
          <table:table-cell office:value-type="float" office:value="673045060394">
            <text:p>6730450603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5667">
            <text:p>1855667</text:p>
          </table:table-cell>
          <table:table-cell office:value-type="float" office:value="122295453">
            <text:p>122295453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685140850">
            <text:p>736851408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8.05.2012 : 25.05.201215 : 42 : Hemoglobiin 143 g/L</text:p>
          </table:table-cell>
          <table:table-cell office:value-type="string">
            <text:p>Hemoglobiin 143 g/L</text:p>
          </table:table-cell>
          <table:table-cell/>
          <table:table-cell office:value-type="string">
            <text:p>Hemoglobiin</text:p>
          </table:table-cell>
          <table:table-cell office:value-type="float" office:value="143">
            <text:p>14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8697">
            <text:p>16228697</text:p>
          </table:table-cell>
          <table:table-cell office:value-type="float" office:value="171680492">
            <text:p>171680492</text:p>
          </table:table-cell>
          <table:table-cell office:value-type="string">
            <text:p>2013-04-12</text:p>
          </table:table-cell>
          <table:table-cell office:value-type="string">
            <text:p>S</text:p>
          </table:table-cell>
          <table:table-cell office:value-type="string">
            <text:p>2013-03-18</text:p>
          </table:table-cell>
          <table:table-cell office:value-type="float" office:value="673031299826">
            <text:p>6730312998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78 ( 3,9 . 5,2 E12/L ) ; Hb 143</text:p>
          </table:table-cell>
          <table:table-cell office:value-type="string">
            <text:p>Hb 143</text:p>
          </table:table-cell>
          <table:table-cell office:value-type="string">
            <text:p><text:s/>( 117 . 153 g/L ) ; Hct 42 ( 35</text:p>
          </table:table-cell>
          <table:table-cell office:value-type="string">
            <text:p>H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84433">
            <text:p>10384433</text:p>
          </table:table-cell>
          <table:table-cell office:value-type="float" office:value="214522608">
            <text:p>214522608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office:value-type="string">
            <text:p>2013-12-04</text:p>
          </table:table-cell>
          <table:table-cell office:value-type="float" office:value="673040000506">
            <text:p>67304000050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3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8022">
            <text:p>16458022</text:p>
          </table:table-cell>
          <table:table-cell office:value-type="float" office:value="216546261">
            <text:p>216546261</text:p>
          </table:table-cell>
          <table:table-cell office:value-type="string">
            <text:p>2013-12-17</text:p>
          </table:table-cell>
          <table:table-cell office:value-type="string">
            <text:p>S</text:p>
          </table:table-cell>
          <table:table-cell office:value-type="string">
            <text:p>2013-12-05</text:p>
          </table:table-cell>
          <table:table-cell office:value-type="float" office:value="673041258856">
            <text:p>6730412588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3096">
            <text:p>16423096</text:p>
          </table:table-cell>
          <table:table-cell office:value-type="float" office:value="209061873">
            <text:p>209061873</text:p>
          </table:table-cell>
          <table:table-cell office:value-type="string">
            <text:p>2013-11-14</text:p>
          </table:table-cell>
          <table:table-cell office:value-type="string">
            <text:p>S</text:p>
          </table:table-cell>
          <table:table-cell office:value-type="string">
            <text:p>2013-10-08</text:p>
          </table:table-cell>
          <table:table-cell office:value-type="float" office:value="673043877892">
            <text:p>6730438778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96368">
            <text:p>4296368</text:p>
          </table:table-cell>
          <table:table-cell office:value-type="float" office:value="124550927">
            <text:p>124550927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office:value-type="string">
            <text:p>2012-01-05</text:p>
          </table:table-cell>
          <table:table-cell office:value-type="float" office:value="95854354947">
            <text:p>958543549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31808">
            <text:p>15031808</text:p>
          </table:table-cell>
          <table:table-cell office:value-type="float" office:value="208623622">
            <text:p>208623622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68949456139">
            <text:p>689494561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3</text:p>
          </table:table-cell>
          <table:table-cell office:value-type="string">
            <text:p><text:s/>( 120 . 160 g/L )</text:p>
          </table:table-cell>
          <table:table-cell office:value-type="string">
            <text:p>HG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8956">
            <text:p>16548956</text:p>
          </table:table-cell>
          <table:table-cell office:value-type="float" office:value="206541510">
            <text:p>206541510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office:value-type="string">
            <text:p>2013-11-01</text:p>
          </table:table-cell>
          <table:table-cell office:value-type="float" office:value="673034313388">
            <text:p>6730343133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81 ( 4,2 . 5,7 E12/L ) , Hb 143</text:p>
          </table:table-cell>
          <table:table-cell office:value-type="string">
            <text:p>Hb 143</text:p>
          </table:table-cell>
          <table:table-cell office:value-type="string">
            <text:p><text:s/>( 134 . 170 g/L ) , Hct 43 ( 40</text:p>
          </table:table-cell>
          <table:table-cell office:value-type="string">
            <text:p>H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67042">
            <text:p>8767042</text:p>
          </table:table-cell>
          <table:table-cell office:value-type="float" office:value="151238210">
            <text:p>151238210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21751583520">
            <text:p>217515835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3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94419">
            <text:p>8594419</text:p>
          </table:table-cell>
          <table:table-cell office:value-type="float" office:value="147499017">
            <text:p>147499017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49948688322">
            <text:p>499486883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4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13756">
            <text:p>14413756</text:p>
          </table:table-cell>
          <table:table-cell office:value-type="float" office:value="195771995">
            <text:p>195771995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41206215603">
            <text:p>412062156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26076">
            <text:p>19826076</text:p>
          </table:table-cell>
          <table:table-cell office:value-type="float" office:value="194123203">
            <text:p>194123203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1194298">
            <text:p>6730311942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7.08.2013 : 07.08.201310 : 22 : Hemoglobiin 144 g/L</text:p>
          </table:table-cell>
          <table:table-cell office:value-type="string">
            <text:p>Hemoglobiin 144 g/L</text:p>
          </table:table-cell>
          <table:table-cell/>
          <table:table-cell office:value-type="string">
            <text:p>Hemoglobiin</text:p>
          </table:table-cell>
          <table:table-cell office:value-type="float" office:value="144">
            <text:p>14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1010">
            <text:p>16771010</text:p>
          </table:table-cell>
          <table:table-cell office:value-type="float" office:value="155212186">
            <text:p>155212186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office:value-type="string">
            <text:p>2012-12-21</text:p>
          </table:table-cell>
          <table:table-cell office:value-type="float" office:value="14383248248">
            <text:p>143832482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81 ( 4,2 . 5,7 E12/L ) Hb 144</text:p>
          </table:table-cell>
          <table:table-cell office:value-type="string">
            <text:p>Hb 144</text:p>
          </table:table-cell>
          <table:table-cell office:value-type="string">
            <text:p><text:s/>( 134 . 170 g/L ) Hct 44 ( 40 .</text:p>
          </table:table-cell>
          <table:table-cell office:value-type="string">
            <text:p>H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25095">
            <text:p>21525095</text:p>
          </table:table-cell>
          <table:table-cell office:value-type="float" office:value="201599801">
            <text:p>201599801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4629367">
            <text:p>6730346293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4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06145">
            <text:p>23606145</text:p>
          </table:table-cell>
          <table:table-cell office:value-type="float" office:value="200352366">
            <text:p>200352366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15071831471">
            <text:p>150718314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54 ( 4,0 . 5,1 E12/L ) Hb 144</text:p>
          </table:table-cell>
          <table:table-cell office:value-type="string">
            <text:p>Hb 144</text:p>
          </table:table-cell>
          <table:table-cell office:value-type="string">
            <text:p><text:s/>( 117 . 153 g/L ) HCT 42.3 ( 35</text:p>
          </table:table-cell>
          <table:table-cell office:value-type="string">
            <text:p>H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4525">
            <text:p>2024525</text:p>
          </table:table-cell>
          <table:table-cell office:value-type="float" office:value="123773641">
            <text:p>123773641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39041586670">
            <text:p>390415866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12 <text:s/>PEEK : 16.05.201216 : 31 : Hemoglobiin 144 g/L</text:p>
          </table:table-cell>
          <table:table-cell office:value-type="string">
            <text:p>Hemoglobiin 144 g/L</text:p>
          </table:table-cell>
          <table:table-cell/>
          <table:table-cell office:value-type="string">
            <text:p>Hemoglobiin</text:p>
          </table:table-cell>
          <table:table-cell office:value-type="float" office:value="144">
            <text:p>14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1993">
            <text:p>16811993</text:p>
          </table:table-cell>
          <table:table-cell office:value-type="float" office:value="162519315">
            <text:p>162519315</text:p>
          </table:table-cell>
          <table:table-cell office:value-type="string">
            <text:p>2013-02-08</text:p>
          </table:table-cell>
          <table:table-cell office:value-type="string">
            <text:p>S</text:p>
          </table:table-cell>
          <table:table-cell office:value-type="string">
            <text:p>2013-02-06</text:p>
          </table:table-cell>
          <table:table-cell office:value-type="float" office:value="55876663785">
            <text:p>558766637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86908">
            <text:p>12686908</text:p>
          </table:table-cell>
          <table:table-cell office:value-type="float" office:value="204613858">
            <text:p>204613858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673030479582">
            <text:p>6730304795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4006">
            <text:p>16554006</text:p>
          </table:table-cell>
          <table:table-cell office:value-type="float" office:value="189988637">
            <text:p>189988637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office:value-type="string">
            <text:p>2013-07-25</text:p>
          </table:table-cell>
          <table:table-cell office:value-type="float" office:value="13020369685">
            <text:p>130203696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68990">
            <text:p>6768990</text:p>
          </table:table-cell>
          <table:table-cell office:value-type="float" office:value="84194158">
            <text:p>84194158</text:p>
          </table:table-cell>
          <table:table-cell office:value-type="string">
            <text:p>2012-02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2141467519">
            <text:p>6214146751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RV 56 ; Hgb 145</text:p>
          </table:table-cell>
          <table:table-cell office:value-type="string">
            <text:p>Hgb 145</text:p>
          </table:table-cell>
          <table:table-cell office:value-type="string">
            <text:p><text:s/>Lubatud koju</text:p>
          </table:table-cell>
          <table:table-cell office:value-type="string">
            <text:p>Hg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06057">
            <text:p>19906057</text:p>
          </table:table-cell>
          <table:table-cell office:value-type="float" office:value="207929837">
            <text:p>207929837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20059124754">
            <text:p>200591247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5.11.201314 : 04 : HB 145 g/L</text:p>
          </table:table-cell>
          <table:table-cell office:value-type="string">
            <text:p>HB 145 g/L</text:p>
          </table:table-cell>
          <table:table-cell office:value-type="string">
            <text:p><text:s/>[ norm 118 - 150 ]</text:p>
          </table:table-cell>
          <table:table-cell office:value-type="string">
            <text:p>HB</text:p>
          </table:table-cell>
          <table:table-cell office:value-type="float" office:value="145">
            <text:p>14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8624">
            <text:p>16448624</text:p>
          </table:table-cell>
          <table:table-cell office:value-type="float" office:value="155230549">
            <text:p>155230549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office:value-type="string">
            <text:p>2012-12-07</text:p>
          </table:table-cell>
          <table:table-cell office:value-type="float" office:value="53217373519">
            <text:p>532173735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5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31442">
            <text:p>7431442</text:p>
          </table:table-cell>
          <table:table-cell office:value-type="float" office:value="125149084">
            <text:p>125149084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93833026045">
            <text:p>9383302604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5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82552">
            <text:p>4482552</text:p>
          </table:table-cell>
          <table:table-cell office:value-type="float" office:value="84744096">
            <text:p>84744096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10741056283">
            <text:p>107410562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6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8638">
            <text:p>16688638</text:p>
          </table:table-cell>
          <table:table-cell office:value-type="float" office:value="182212601">
            <text:p>182212601</text:p>
          </table:table-cell>
          <table:table-cell office:value-type="string">
            <text:p>2013-06-10</text:p>
          </table:table-cell>
          <table:table-cell office:value-type="string">
            <text:p>S</text:p>
          </table:table-cell>
          <table:table-cell office:value-type="string">
            <text:p>2013-06-05</text:p>
          </table:table-cell>
          <table:table-cell office:value-type="float" office:value="40777393543">
            <text:p>407773935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1622">
            <text:p>16511622</text:p>
          </table:table-cell>
          <table:table-cell office:value-type="float" office:value="215157054">
            <text:p>215157054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office:value-type="string">
            <text:p>2013-12-10</text:p>
          </table:table-cell>
          <table:table-cell office:value-type="float" office:value="20866919937">
            <text:p>208669199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6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07850">
            <text:p>19007850</text:p>
          </table:table-cell>
          <table:table-cell office:value-type="float" office:value="185620009">
            <text:p>185620009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673039459553">
            <text:p>6730394595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7.06.201316 : 34 : Hemoglobiin 146 g/L</text:p>
          </table:table-cell>
          <table:table-cell office:value-type="string">
            <text:p>Hemoglobiin 146 g/L</text:p>
          </table:table-cell>
          <table:table-cell/>
          <table:table-cell office:value-type="string">
            <text:p>Hemoglobiin</text:p>
          </table:table-cell>
          <table:table-cell office:value-type="float" office:value="146">
            <text:p>14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6382">
            <text:p>16236382</text:p>
          </table:table-cell>
          <table:table-cell office:value-type="float" office:value="208654464">
            <text:p>208654464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office:value-type="string">
            <text:p>2013-11-03</text:p>
          </table:table-cell>
          <table:table-cell office:value-type="float" office:value="34554389492">
            <text:p>345543894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6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0545">
            <text:p>18910545</text:p>
          </table:table-cell>
          <table:table-cell office:value-type="float" office:value="199079647">
            <text:p>199079647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192365997">
            <text:p>10192365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 ära CRV CRV negat , WBC 4,9 , HGB 146</text:p>
          </table:table-cell>
          <table:table-cell office:value-type="string">
            <text:p>HGB 146</text:p>
          </table:table-cell>
          <table:table-cell office:value-type="string">
            <text:p><text:s/>, PLT 308</text:p>
          </table:table-cell>
          <table:table-cell office:value-type="string">
            <text:p>HGB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54341">
            <text:p>14254341</text:p>
          </table:table-cell>
          <table:table-cell office:value-type="float" office:value="199795910">
            <text:p>199795910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8-02</text:p>
          </table:table-cell>
          <table:table-cell office:value-type="float" office:value="17979892614">
            <text:p>179798926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7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78664">
            <text:p>4478664</text:p>
          </table:table-cell>
          <table:table-cell office:value-type="float" office:value="83085043">
            <text:p>83085043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89823049236">
            <text:p>898230492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68701">
            <text:p>24268701</text:p>
          </table:table-cell>
          <table:table-cell office:value-type="float" office:value="217144979">
            <text:p>217144979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206315275">
            <text:p>522063152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7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38323">
            <text:p>18138323</text:p>
          </table:table-cell>
          <table:table-cell office:value-type="float" office:value="169239620">
            <text:p>169239620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081424">
            <text:p>6730340814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8.03.2013 : 18.03.201312 : 37 : Hemoglobiin 147 g/L</text:p>
          </table:table-cell>
          <table:table-cell office:value-type="string">
            <text:p>Hemoglobiin 147 g/L</text:p>
          </table:table-cell>
          <table:table-cell/>
          <table:table-cell office:value-type="string">
            <text:p>Hemoglobiin</text:p>
          </table:table-cell>
          <table:table-cell office:value-type="float" office:value="147">
            <text:p>14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51876">
            <text:p>23851876</text:p>
          </table:table-cell>
          <table:table-cell office:value-type="float" office:value="196164533">
            <text:p>196164533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0555646">
            <text:p>6730305556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7 ( 4,0 . 5,1 E12/L ) Hb 147</text:p>
          </table:table-cell>
          <table:table-cell office:value-type="string">
            <text:p>Hb 147</text:p>
          </table:table-cell>
          <table:table-cell office:value-type="string">
            <text:p><text:s/>( 117 . 153 g/L ) HCT 43.4 ( 35</text:p>
          </table:table-cell>
          <table:table-cell office:value-type="string">
            <text:p>Hb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66032">
            <text:p>18966032</text:p>
          </table:table-cell>
          <table:table-cell office:value-type="float" office:value="166259609">
            <text:p>166259609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2427">
            <text:p>6730304824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7 g/l</text:p>
          </table:table-cell>
          <table:table-cell office:value-type="string">
            <text:p><text:s/>) ja TSH ( 1.218 mU/l ) korras</text:p>
          </table:table-cell>
          <table:table-cell office:value-type="string">
            <text:p>Hgb</text:p>
          </table:table-cell>
          <table:table-cell office:value-type="float" office:value="147">
            <text:p>14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27470">
            <text:p>17627470</text:p>
          </table:table-cell>
          <table:table-cell office:value-type="float" office:value="161906496">
            <text:p>161906496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369186033">
            <text:p>473691860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.02.2013 : 20.12.201216 : 25 : Hemoglobiin 148 g/L</text:p>
          </table:table-cell>
          <table:table-cell office:value-type="string">
            <text:p>Hemoglobiin 148 g/L</text:p>
          </table:table-cell>
          <table:table-cell/>
          <table:table-cell office:value-type="string">
            <text:p>Hemoglobiin</text:p>
          </table:table-cell>
          <table:table-cell office:value-type="float" office:value="148">
            <text:p>14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80636">
            <text:p>4480636</text:p>
          </table:table-cell>
          <table:table-cell office:value-type="float" office:value="84743877">
            <text:p>84743877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19467952787">
            <text:p>194679527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8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08261">
            <text:p>8608261</text:p>
          </table:table-cell>
          <table:table-cell office:value-type="float" office:value="152542049">
            <text:p>152542049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42612848671">
            <text:p>426128486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39 ( labori ülemine norm 10 ) , HGB 148</text:p>
          </table:table-cell>
          <table:table-cell office:value-type="string">
            <text:p>HGB 148</text:p>
          </table:table-cell>
          <table:table-cell office:value-type="string">
            <text:p><text:s/>, PLT 315 , NEUTR 6.44 ( labori</text:p>
          </table:table-cell>
          <table:table-cell office:value-type="string">
            <text:p>HG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02860">
            <text:p>18602860</text:p>
          </table:table-cell>
          <table:table-cell office:value-type="float" office:value="213173577">
            <text:p>213173577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84214820935">
            <text:p>842148209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9.11.201316 : 23 : 28 : Hb 148 g/L</text:p>
          </table:table-cell>
          <table:table-cell office:value-type="string">
            <text:p>Hb 148 g/L</text:p>
          </table:table-cell>
          <table:table-cell office:value-type="string">
            <text:p><text:s/>[ norm 117 - 153 ]</text:p>
          </table:table-cell>
          <table:table-cell office:value-type="string">
            <text:p>Hb</text:p>
          </table:table-cell>
          <table:table-cell office:value-type="float" office:value="148">
            <text:p>14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40739">
            <text:p>6840739</text:p>
          </table:table-cell>
          <table:table-cell office:value-type="float" office:value="124081297">
            <text:p>124081297</text:p>
          </table:table-cell>
          <table:table-cell office:value-type="string">
            <text:p>2012-06-08</text:p>
          </table:table-cell>
          <table:table-cell office:value-type="string">
            <text:p>S</text:p>
          </table:table-cell>
          <table:table-cell office:value-type="string">
            <text:p>2012-05-28</text:p>
          </table:table-cell>
          <table:table-cell office:value-type="float" office:value="47559361743">
            <text:p>4755936174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8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44628">
            <text:p>23044628</text:p>
          </table:table-cell>
          <table:table-cell office:value-type="float" office:value="202326903">
            <text:p>202326903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0532479">
            <text:p>6730305324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06 ( 4,2 . 5,7 E12/L ) Hb 148</text:p>
          </table:table-cell>
          <table:table-cell office:value-type="string">
            <text:p>Hb 148</text:p>
          </table:table-cell>
          <table:table-cell office:value-type="string">
            <text:p><text:s/>( 134 . 170 g/L ) Hct 44 ( 40 .</text:p>
          </table:table-cell>
          <table:table-cell office:value-type="string">
            <text:p>H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34781">
            <text:p>21634781</text:p>
          </table:table-cell>
          <table:table-cell office:value-type="float" office:value="218537032">
            <text:p>218537032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71414620809">
            <text:p>714146208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8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83563">
            <text:p>16583563</text:p>
          </table:table-cell>
          <table:table-cell office:value-type="float" office:value="210709874">
            <text:p>210709874</text:p>
          </table:table-cell>
          <table:table-cell office:value-type="string">
            <text:p>2013-11-21</text:p>
          </table:table-cell>
          <table:table-cell office:value-type="string">
            <text:p>S</text:p>
          </table:table-cell>
          <table:table-cell office:value-type="string">
            <text:p>2013-11-12</text:p>
          </table:table-cell>
          <table:table-cell office:value-type="float" office:value="673031576201">
            <text:p>6730315762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8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278">
            <text:p>38278</text:p>
          </table:table-cell>
          <table:table-cell office:value-type="float" office:value="85821450">
            <text:p>85821450</text:p>
          </table:table-cell>
          <table:table-cell office:value-type="string">
            <text:p>2012-02-28</text:p>
          </table:table-cell>
          <table:table-cell office:value-type="string">
            <text:p>S</text:p>
          </table:table-cell>
          <table:table-cell office:value-type="string">
            <text:p>2012-02-26</text:p>
          </table:table-cell>
          <table:table-cell office:value-type="float" office:value="35635281288">
            <text:p>3563528128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0 ( 4,2 . 5,7 E12/L ) HGB 148</text:p>
          </table:table-cell>
          <table:table-cell office:value-type="string">
            <text:p>HGB 148</text:p>
          </table:table-cell>
          <table:table-cell office:value-type="string">
            <text:p><text:s/>( 134 . 170 g/L ) HCT 44 ( 40 .</text:p>
          </table:table-cell>
          <table:table-cell office:value-type="string">
            <text:p>HG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71827">
            <text:p>18971827</text:p>
          </table:table-cell>
          <table:table-cell office:value-type="float" office:value="161312401">
            <text:p>161312401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83457212273">
            <text:p>834572122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30.01.201316 : 42 : Hemoglobiin 149 g/L</text:p>
          </table:table-cell>
          <table:table-cell office:value-type="string">
            <text:p>Hemoglobiin 149 g/L</text:p>
          </table:table-cell>
          <table:table-cell/>
          <table:table-cell office:value-type="string">
            <text:p>Hemoglobiin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8463">
            <text:p>16818463</text:p>
          </table:table-cell>
          <table:table-cell office:value-type="float" office:value="169761672">
            <text:p>169761672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2013-01-11</text:p>
          </table:table-cell>
          <table:table-cell office:value-type="float" office:value="673035817319">
            <text:p>6730358173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9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9">
            <text:p>1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8391">
            <text:p>16538391</text:p>
          </table:table-cell>
          <table:table-cell office:value-type="float" office:value="169712011">
            <text:p>169712011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2013-03-25</text:p>
          </table:table-cell>
          <table:table-cell office:value-type="float" office:value="98928985754">
            <text:p>989289857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6 ( 3,9 . 5,2 E12/L ) Hb 149</text:p>
          </table:table-cell>
          <table:table-cell office:value-type="string">
            <text:p>Hb 149</text:p>
          </table:table-cell>
          <table:table-cell office:value-type="string">
            <text:p><text:s/>( 117 . 153 g/L ) Hct 46 ( 35 .</text:p>
          </table:table-cell>
          <table:table-cell office:value-type="string">
            <text:p>Hb</text:p>
          </table:table-cell>
          <table:table-cell office:value-type="float" office:value="149">
            <text:p>1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39147">
            <text:p>16939147</text:p>
          </table:table-cell>
          <table:table-cell office:value-type="float" office:value="165945055">
            <text:p>165945055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673030407144">
            <text:p>6730304071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8.02.2013 : 15.02.201315 : 30 : Hemoglobiin 149 g/L</text:p>
          </table:table-cell>
          <table:table-cell office:value-type="string">
            <text:p>Hemoglobiin 149 g/L</text:p>
          </table:table-cell>
          <table:table-cell/>
          <table:table-cell office:value-type="string">
            <text:p>Hemoglobiin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37116">
            <text:p>13237116</text:p>
          </table:table-cell>
          <table:table-cell office:value-type="float" office:value="155393818">
            <text:p>155393818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609033453">
            <text:p>926090334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9">
            <text:p>1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62380">
            <text:p>13562380</text:p>
          </table:table-cell>
          <table:table-cell office:value-type="float" office:value="171648155">
            <text:p>171648155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440019">
            <text:p>6730304400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92 ( 4,4 . 5,4 E12/L ) Hb 150</text:p>
          </table:table-cell>
          <table:table-cell office:value-type="string">
            <text:p>Hb 150</text:p>
          </table:table-cell>
          <table:table-cell office:value-type="string">
            <text:p><text:s/>( 134 . 170 g/L ) HCT 45.3 ( 40</text:p>
          </table:table-cell>
          <table:table-cell office:value-type="string">
            <text:p>H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85644">
            <text:p>21885644</text:p>
          </table:table-cell>
          <table:table-cell office:value-type="float" office:value="197721629">
            <text:p>197721629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36022611600">
            <text:p>360226116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0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6518">
            <text:p>16816518</text:p>
          </table:table-cell>
          <table:table-cell office:value-type="float" office:value="215897690">
            <text:p>215897690</text:p>
          </table:table-cell>
          <table:table-cell office:value-type="string">
            <text:p>2013-12-11</text:p>
          </table:table-cell>
          <table:table-cell office:value-type="string">
            <text:p>S</text:p>
          </table:table-cell>
          <table:table-cell office:value-type="string">
            <text:p>2013-12-03</text:p>
          </table:table-cell>
          <table:table-cell office:value-type="float" office:value="673037843956">
            <text:p>6730378439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37415">
            <text:p>17437415</text:p>
          </table:table-cell>
          <table:table-cell office:value-type="float" office:value="203145504">
            <text:p>203145504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0515031">
            <text:p>6730305150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8.10.201313 : 08 : Hemoglobiin 150 g/L</text:p>
          </table:table-cell>
          <table:table-cell office:value-type="string">
            <text:p>Hemoglobiin 150 g/L</text:p>
          </table:table-cell>
          <table:table-cell office:value-type="string">
            <text:p><text:s/>[ norm 118 - 150 ]</text:p>
          </table:table-cell>
          <table:table-cell office:value-type="string">
            <text:p>Hemoglobiin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45319">
            <text:p>18945319</text:p>
          </table:table-cell>
          <table:table-cell office:value-type="float" office:value="218809933">
            <text:p>218809933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83123086356">
            <text:p>831230863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0.12.201313 : 03 : Hemoglobiin 150 g/L</text:p>
          </table:table-cell>
          <table:table-cell office:value-type="string">
            <text:p>Hemoglobiin 150 g/L</text:p>
          </table:table-cell>
          <table:table-cell office:value-type="string">
            <text:p><text:s/>[ norm 136 - 163 ]</text:p>
          </table:table-cell>
          <table:table-cell office:value-type="string">
            <text:p>Hemoglobiin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273664">
            <text:p>9273664</text:p>
          </table:table-cell>
          <table:table-cell office:value-type="float" office:value="216008966">
            <text:p>216008966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57983975513">
            <text:p>5798397551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75434">
            <text:p>12675434</text:p>
          </table:table-cell>
          <table:table-cell office:value-type="float" office:value="201622272">
            <text:p>201622272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89343571235">
            <text:p>893435712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62891">
            <text:p>13462891</text:p>
          </table:table-cell>
          <table:table-cell office:value-type="float" office:value="186105132">
            <text:p>186105132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45651848">
            <text:p>6730456518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3605">
            <text:p>18793605</text:p>
          </table:table-cell>
          <table:table-cell office:value-type="float" office:value="166849439">
            <text:p>166849439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80139861257">
            <text:p>801398612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3.03.201316 : 01 : Hemoglobiin 150 g/L</text:p>
          </table:table-cell>
          <table:table-cell office:value-type="string">
            <text:p>Hemoglobiin 150 g/L</text:p>
          </table:table-cell>
          <table:table-cell/>
          <table:table-cell office:value-type="string">
            <text:p>Hemoglobiin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9220">
            <text:p>6339220</text:p>
          </table:table-cell>
          <table:table-cell office:value-type="float" office:value="86256713">
            <text:p>86256713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09</text:p>
          </table:table-cell>
          <table:table-cell office:value-type="float" office:value="65141940299">
            <text:p>6514194029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liiniline veri : Hgb : 150 g/l</text:p>
          </table:table-cell>
          <table:table-cell office:value-type="string">
            <text:p>Hgb : 150 g/l</text:p>
          </table:table-cell>
          <table:table-cell office:value-type="string">
            <text:p><text:s/>; HCT : 45,0 % ; Lk : 7,8x109/l</text:p>
          </table:table-cell>
          <table:table-cell office:value-type="string">
            <text:p>Hgb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12082">
            <text:p>2712082</text:p>
          </table:table-cell>
          <table:table-cell office:value-type="float" office:value="150282229">
            <text:p>150282229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42550393041">
            <text:p>425503930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.11.2012 : 29.11.201215 : 26 : Hemoglobiin 150 g/L</text:p>
          </table:table-cell>
          <table:table-cell office:value-type="string">
            <text:p>Hemoglobiin 150 g/L</text:p>
          </table:table-cell>
          <table:table-cell/>
          <table:table-cell office:value-type="string">
            <text:p>Hemoglobiin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96582">
            <text:p>14996582</text:p>
          </table:table-cell>
          <table:table-cell office:value-type="float" office:value="173657912">
            <text:p>173657912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673046195052">
            <text:p>6730461950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3 ( 4,2 . 5,7 E12/L ) HGB 151</text:p>
          </table:table-cell>
          <table:table-cell office:value-type="string">
            <text:p>HGB 151</text:p>
          </table:table-cell>
          <table:table-cell office:value-type="string">
            <text:p><text:s/>( 134 . 170 g/L ) HCT 44 ( 40 .</text:p>
          </table:table-cell>
          <table:table-cell office:value-type="string">
            <text:p>HGB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7526">
            <text:p>16877526</text:p>
          </table:table-cell>
          <table:table-cell office:value-type="float" office:value="182147717">
            <text:p>182147717</text:p>
          </table:table-cell>
          <table:table-cell office:value-type="string">
            <text:p>2013-06-07</text:p>
          </table:table-cell>
          <table:table-cell office:value-type="string">
            <text:p>S</text:p>
          </table:table-cell>
          <table:table-cell office:value-type="string">
            <text:p>2013-06-07</text:p>
          </table:table-cell>
          <table:table-cell office:value-type="float" office:value="673038004615">
            <text:p>6730380046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1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04472">
            <text:p>20104472</text:p>
          </table:table-cell>
          <table:table-cell office:value-type="float" office:value="206557502">
            <text:p>206557502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34560144398">
            <text:p>345601443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5.09.2013 TSH 9.45 Ft417,59 Hgb 151</text:p>
          </table:table-cell>
          <table:table-cell office:value-type="string">
            <text:p>Hgb 151</text:p>
          </table:table-cell>
          <table:table-cell office:value-type="string">
            <text:p><text:s/>THYROXIN 100 mcg foonil</text:p>
          </table:table-cell>
          <table:table-cell office:value-type="string">
            <text:p>Hgb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30978">
            <text:p>22730978</text:p>
          </table:table-cell>
          <table:table-cell office:value-type="float" office:value="185170649">
            <text:p>185170649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63733655845">
            <text:p>637336558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1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7935">
            <text:p>16567935</text:p>
          </table:table-cell>
          <table:table-cell office:value-type="float" office:value="204307922">
            <text:p>204307922</text:p>
          </table:table-cell>
          <table:table-cell office:value-type="string">
            <text:p>2013-10-21</text:p>
          </table:table-cell>
          <table:table-cell office:value-type="string">
            <text:p>S</text:p>
          </table:table-cell>
          <table:table-cell office:value-type="string">
            <text:p>2013-10-12</text:p>
          </table:table-cell>
          <table:table-cell office:value-type="float" office:value="673042046828">
            <text:p>6730420468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1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54418">
            <text:p>7354418</text:p>
          </table:table-cell>
          <table:table-cell office:value-type="float" office:value="124187065">
            <text:p>124187065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82419053844">
            <text:p>8241905384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2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0295">
            <text:p>16660295</text:p>
          </table:table-cell>
          <table:table-cell office:value-type="float" office:value="197062611">
            <text:p>197062611</text:p>
          </table:table-cell>
          <table:table-cell office:value-type="string">
            <text:p>2013-08-27</text:p>
          </table:table-cell>
          <table:table-cell office:value-type="string">
            <text:p>S</text:p>
          </table:table-cell>
          <table:table-cell office:value-type="string">
            <text:p>2013-08-22</text:p>
          </table:table-cell>
          <table:table-cell office:value-type="float" office:value="673040463585">
            <text:p>6730404635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3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3">
            <text:p>1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46258">
            <text:p>18746258</text:p>
          </table:table-cell>
          <table:table-cell office:value-type="float" office:value="182925435">
            <text:p>182925435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679579800">
            <text:p>286795798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3 . 160</text:p>
          </table:table-cell>
          <table:table-cell office:value-type="string">
            <text:p><text:s/>, HCT 0,45-0,48 tromb 450-387 ,</text:p>
          </table:table-cell>
          <table:table-cell office:value-type="string">
            <text:p>HGB</text:p>
          </table:table-cell>
          <table:table-cell office:value-type="float" office:value="153.16">
            <text:p>153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4476">
            <text:p>714476</text:p>
          </table:table-cell>
          <table:table-cell office:value-type="float" office:value="82534577">
            <text:p>82534577</text:p>
          </table:table-cell>
          <table:table-cell office:value-type="string">
            <text:p>2012-01-29</text:p>
          </table:table-cell>
          <table:table-cell office:value-type="string">
            <text:p>S</text:p>
          </table:table-cell>
          <table:table-cell office:value-type="string">
            <text:p>2012-01-21</text:p>
          </table:table-cell>
          <table:table-cell office:value-type="float" office:value="56763828219">
            <text:p>5676382821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82 ( 4,2 . 5,7 E12/L ) HGB 154</text:p>
          </table:table-cell>
          <table:table-cell office:value-type="string">
            <text:p>HGB 154</text:p>
          </table:table-cell>
          <table:table-cell office:value-type="string">
            <text:p><text:s/>( 134 . 170 g/L ) HCT 48 ( 40 .</text:p>
          </table:table-cell>
          <table:table-cell office:value-type="string">
            <text:p>HGB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14080">
            <text:p>6714080</text:p>
          </table:table-cell>
          <table:table-cell office:value-type="float" office:value="124077513">
            <text:p>124077513</text:p>
          </table:table-cell>
          <table:table-cell office:value-type="string">
            <text:p>2012-06-02</text:p>
          </table:table-cell>
          <table:table-cell office:value-type="string">
            <text:p>S</text:p>
          </table:table-cell>
          <table:table-cell office:value-type="string">
            <text:p>2012-06-01</text:p>
          </table:table-cell>
          <table:table-cell office:value-type="float" office:value="61096115733">
            <text:p>6109611573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4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20966">
            <text:p>16820966</text:p>
          </table:table-cell>
          <table:table-cell office:value-type="float" office:value="178615781">
            <text:p>178615781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5-13</text:p>
          </table:table-cell>
          <table:table-cell office:value-type="float" office:value="89904946278">
            <text:p>8990494627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4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93210">
            <text:p>23593210</text:p>
          </table:table-cell>
          <table:table-cell office:value-type="float" office:value="160673628">
            <text:p>160673628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48450874580">
            <text:p>484508745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13 ( 4,5 . 6,0 E12/L ) HGB 155</text:p>
          </table:table-cell>
          <table:table-cell office:value-type="string">
            <text:p>HGB 155</text:p>
          </table:table-cell>
          <table:table-cell office:value-type="string">
            <text:p><text:s/>( 137 . 180 g/L ) HCT 43 ( 35 .</text:p>
          </table:table-cell>
          <table:table-cell office:value-type="string">
            <text:p>HGB</text:p>
          </table:table-cell>
          <table:table-cell office:value-type="float" office:value="155">
            <text:p>1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97009">
            <text:p>19897009</text:p>
          </table:table-cell>
          <table:table-cell office:value-type="float" office:value="169028142">
            <text:p>169028142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505451697">
            <text:p>785054516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, AST 19 , amülaas 74 , SR 5 ; Hgb 155</text:p>
          </table:table-cell>
          <table:table-cell office:value-type="string">
            <text:p>Hgb 155</text:p>
          </table:table-cell>
          <table:table-cell office:value-type="string">
            <text:p><text:s/>, IgE 298 .</text:p>
          </table:table-cell>
          <table:table-cell office:value-type="string">
            <text:p>Hgb</text:p>
          </table:table-cell>
          <table:table-cell office:value-type="float" office:value="155">
            <text:p>1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23158">
            <text:p>17923158</text:p>
          </table:table-cell>
          <table:table-cell office:value-type="float" office:value="169236646">
            <text:p>169236646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88150665295">
            <text:p>881506652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8.03.201313 : 57 : Hemoglobiin 155 g/L</text:p>
          </table:table-cell>
          <table:table-cell office:value-type="string">
            <text:p>Hemoglobiin 155 g/L</text:p>
          </table:table-cell>
          <table:table-cell/>
          <table:table-cell office:value-type="string">
            <text:p>Hemoglobiin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72928">
            <text:p>16072928</text:p>
          </table:table-cell>
          <table:table-cell office:value-type="float" office:value="160173019">
            <text:p>160173019</text:p>
          </table:table-cell>
          <table:table-cell office:value-type="string">
            <text:p>2013-01-17</text:p>
          </table:table-cell>
          <table:table-cell office:value-type="string">
            <text:p>S</text:p>
          </table:table-cell>
          <table:table-cell office:value-type="string">
            <text:p>2013-01-07</text:p>
          </table:table-cell>
          <table:table-cell office:value-type="float" office:value="673042255222">
            <text:p>6730422552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5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5">
            <text:p>1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74020">
            <text:p>7974020</text:p>
          </table:table-cell>
          <table:table-cell office:value-type="float" office:value="150006237">
            <text:p>150006237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20697548457">
            <text:p>2069754845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5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55">
            <text:p>1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5505">
            <text:p>16755505</text:p>
          </table:table-cell>
          <table:table-cell office:value-type="float" office:value="206891029">
            <text:p>206891029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0-23</text:p>
          </table:table-cell>
          <table:table-cell office:value-type="float" office:value="10951766712">
            <text:p>109517667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59 ( 3,9 . 5,2 E12/L ) Hb 155</text:p>
          </table:table-cell>
          <table:table-cell office:value-type="string">
            <text:p>Hb 155</text:p>
          </table:table-cell>
          <table:table-cell office:value-type="string">
            <text:p><text:s/>↑ ( 117 . 153 g/L ) Hct 45 ( 35</text:p>
          </table:table-cell>
          <table:table-cell office:value-type="string">
            <text:p>Hb</text:p>
          </table:table-cell>
          <table:table-cell office:value-type="float" office:value="155">
            <text:p>1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82254">
            <text:p>23482254</text:p>
          </table:table-cell>
          <table:table-cell office:value-type="float" office:value="206123692">
            <text:p>206123692</text:p>
          </table:table-cell>
          <table:table-cell office:value-type="string">
            <text:p>2013-10-26</text:p>
          </table:table-cell>
          <table:table-cell office:value-type="string">
            <text:p>A</text:p>
          </table:table-cell>
          <table:table-cell office:value-type="string">
            <text:p>2013-10-26</text:p>
          </table:table-cell>
          <table:table-cell office:value-type="float" office:value="673038336238">
            <text:p>673038336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6</text:p>
          </table:table-cell>
          <table:table-cell office:value-type="string">
            <text:p><text:s/>( 125 . 205 g/L )</text:p>
          </table:table-cell>
          <table:table-cell office:value-type="string">
            <text:p>Hb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0368">
            <text:p>16420368</text:p>
          </table:table-cell>
          <table:table-cell office:value-type="float" office:value="166618307">
            <text:p>166618307</text:p>
          </table:table-cell>
          <table:table-cell office:value-type="string">
            <text:p>2013-03-13</text:p>
          </table:table-cell>
          <table:table-cell office:value-type="string">
            <text:p>S</text:p>
          </table:table-cell>
          <table:table-cell office:value-type="string">
            <text:p>2013-03-01</text:p>
          </table:table-cell>
          <table:table-cell office:value-type="float" office:value="30797329758">
            <text:p>307973297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84 ( 4,2 . 5,7 E12/L ) ; Hb 157</text:p>
          </table:table-cell>
          <table:table-cell office:value-type="string">
            <text:p>Hb 157</text:p>
          </table:table-cell>
          <table:table-cell office:value-type="string">
            <text:p><text:s/>( 134 . 170 g/L ) ; Hct 44 ( 40</text:p>
          </table:table-cell>
          <table:table-cell office:value-type="string">
            <text:p>Hb</text:p>
          </table:table-cell>
          <table:table-cell office:value-type="float" office:value="157">
            <text:p>1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91009">
            <text:p>18291009</text:p>
          </table:table-cell>
          <table:table-cell office:value-type="float" office:value="209374754">
            <text:p>209374754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673030427857">
            <text:p>6730304278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3.10.201315 : 42 : Hemoglobiin 158 g/L</text:p>
          </table:table-cell>
          <table:table-cell office:value-type="string">
            <text:p>Hemoglobiin 158 g/L</text:p>
          </table:table-cell>
          <table:table-cell office:value-type="string">
            <text:p><text:s/>[ norm 136 - 163 ]</text:p>
          </table:table-cell>
          <table:table-cell office:value-type="string">
            <text:p>Hemoglobiin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39022">
            <text:p>19939022</text:p>
          </table:table-cell>
          <table:table-cell office:value-type="float" office:value="203272259">
            <text:p>203272259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4875">
            <text:p>6730303748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4.01.13 . tromb 882 , leuk 10 , HGB 158</text:p>
          </table:table-cell>
          <table:table-cell office:value-type="string">
            <text:p>HGB 158</text:p>
          </table:table-cell>
          <table:table-cell office:value-type="string">
            <text:p><text:s/>, HCT 49.9 Dünaamikas tromb</text:p>
          </table:table-cell>
          <table:table-cell office:value-type="string">
            <text:p>HGB</text:p>
          </table:table-cell>
          <table:table-cell office:value-type="float" office:value="158">
            <text:p>1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5601">
            <text:p>16435601</text:p>
          </table:table-cell>
          <table:table-cell office:value-type="float" office:value="157588401">
            <text:p>157588401</text:p>
          </table:table-cell>
          <table:table-cell office:value-type="string">
            <text:p>2013-01-11</text:p>
          </table:table-cell>
          <table:table-cell office:value-type="string">
            <text:p>S</text:p>
          </table:table-cell>
          <table:table-cell office:value-type="string">
            <text:p>2013-01-09</text:p>
          </table:table-cell>
          <table:table-cell office:value-type="float" office:value="29208022291">
            <text:p>292080222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58">
            <text:p>1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6275">
            <text:p>16756275</text:p>
          </table:table-cell>
          <table:table-cell office:value-type="float" office:value="188744222">
            <text:p>188744222</text:p>
          </table:table-cell>
          <table:table-cell office:value-type="string">
            <text:p>2013-07-18</text:p>
          </table:table-cell>
          <table:table-cell office:value-type="string">
            <text:p>S</text:p>
          </table:table-cell>
          <table:table-cell office:value-type="string">
            <text:p>2013-07-15</text:p>
          </table:table-cell>
          <table:table-cell office:value-type="float" office:value="85060330634">
            <text:p>8506033063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8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8">
            <text:p>1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87378">
            <text:p>18887378</text:p>
          </table:table-cell>
          <table:table-cell office:value-type="float" office:value="191604265">
            <text:p>191604265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673030387006">
            <text:p>6730303870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6.08.201311 : 05 : HGB 159 g/L</text:p>
          </table:table-cell>
          <table:table-cell office:value-type="string">
            <text:p>HGB 159 g/L</text:p>
          </table:table-cell>
          <table:table-cell/>
          <table:table-cell office:value-type="string">
            <text:p>HGB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87335">
            <text:p>13287335</text:p>
          </table:table-cell>
          <table:table-cell office:value-type="float" office:value="161103862">
            <text:p>161103862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56154973765">
            <text:p>561549737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45 ( 4,2 . 5,7 E12/L ) Hb 159</text:p>
          </table:table-cell>
          <table:table-cell office:value-type="string">
            <text:p>Hb 159</text:p>
          </table:table-cell>
          <table:table-cell office:value-type="string">
            <text:p><text:s/>( 134 . 170 g/L ) Hct 49 ( 40 .</text:p>
          </table:table-cell>
          <table:table-cell office:value-type="string">
            <text:p>Hb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46700">
            <text:p>23946700</text:p>
          </table:table-cell>
          <table:table-cell office:value-type="float" office:value="193303828">
            <text:p>193303828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673030326561">
            <text:p>6730303265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9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679">
            <text:p>452679</text:p>
          </table:table-cell>
          <table:table-cell office:value-type="float" office:value="120817677">
            <text:p>120817677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2012-04-25</text:p>
          </table:table-cell>
          <table:table-cell office:value-type="float" office:value="35961754544">
            <text:p>359617545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16 ( 4,2 . 5,7 E12/L ) HGB 160</text:p>
          </table:table-cell>
          <table:table-cell office:value-type="string">
            <text:p>HGB 160</text:p>
          </table:table-cell>
          <table:table-cell office:value-type="string">
            <text:p><text:s/>( 134 . 170 g/L ) HCT 47 ( 40 .</text:p>
          </table:table-cell>
          <table:table-cell office:value-type="string">
            <text:p>HGB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18431">
            <text:p>24318431</text:p>
          </table:table-cell>
          <table:table-cell office:value-type="float" office:value="215933692">
            <text:p>215933692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39243983685">
            <text:p>392439836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0</text:p>
          </table:table-cell>
          <table:table-cell office:value-type="string">
            <text:p><text:s/>↑ ( 117 . 153 g/L )</text:p>
          </table:table-cell>
          <table:table-cell office:value-type="string">
            <text:p>Hb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1384">
            <text:p>2041384</text:p>
          </table:table-cell>
          <table:table-cell office:value-type="float" office:value="128033579">
            <text:p>128033579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string">
            <text:p>FIN.P302-389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4.07.2012 : 03.07.201215 : 23 : Hemoglobiin 160 g/L</text:p>
          </table:table-cell>
          <table:table-cell office:value-type="string">
            <text:p>Hemoglobiin 160 g/L</text:p>
          </table:table-cell>
          <table:table-cell/>
          <table:table-cell office:value-type="string">
            <text:p>Hemoglobiin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43660">
            <text:p>7643660</text:p>
          </table:table-cell>
          <table:table-cell office:value-type="float" office:value="86498136">
            <text:p>86498136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56504928210">
            <text:p>5650492821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61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76318">
            <text:p>17676318</text:p>
          </table:table-cell>
          <table:table-cell office:value-type="float" office:value="206745745">
            <text:p>206745745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39047325113">
            <text:p>390473251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* 03.01.201316 : 09 : Hemoglobiin 161 g/L</text:p>
          </table:table-cell>
          <table:table-cell office:value-type="string">
            <text:p>Hemoglobiin 161 g/L</text:p>
          </table:table-cell>
          <table:table-cell/>
          <table:table-cell office:value-type="string">
            <text:p>Hemoglobiin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79156">
            <text:p>7379156</text:p>
          </table:table-cell>
          <table:table-cell office:value-type="float" office:value="123632169">
            <text:p>123632169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1-09-19</text:p>
          </table:table-cell>
          <table:table-cell office:value-type="float" office:value="45643165148">
            <text:p>456431651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61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19905">
            <text:p>3119905</text:p>
          </table:table-cell>
          <table:table-cell office:value-type="float" office:value="84637631">
            <text:p>84637631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587019016">
            <text:p>725870190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 21.01.12 Hgb 163</text:p>
          </table:table-cell>
          <table:table-cell office:value-type="string">
            <text:p>Hgb 163</text:p>
          </table:table-cell>
          <table:table-cell office:value-type="string">
            <text:p><text:s/>Tr 204 ALT 11 AST 27 GTT 15 Lug</text:p>
          </table:table-cell>
          <table:table-cell office:value-type="string">
            <text:p>Hgb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5396">
            <text:p>16435396</text:p>
          </table:table-cell>
          <table:table-cell office:value-type="float" office:value="172960465">
            <text:p>172960465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office:value-type="string">
            <text:p>2013-04-15</text:p>
          </table:table-cell>
          <table:table-cell office:value-type="float" office:value="673047544860">
            <text:p>6730475448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3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03910">
            <text:p>19703910</text:p>
          </table:table-cell>
          <table:table-cell office:value-type="float" office:value="169322354">
            <text:p>169322354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04853">
            <text:p>6730303048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Pt l kol 8,0 , LDL 5,9mmol/l , hgb 163</text:p>
          </table:table-cell>
          <table:table-cell office:value-type="string">
            <text:p>hgb 163</text:p>
          </table:table-cell>
          <table:table-cell office:value-type="string">
            <text:p><text:s/>, INR 1,9 .</text:p>
          </table:table-cell>
          <table:table-cell office:value-type="string">
            <text:p>hgb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1108">
            <text:p>641108</text:p>
          </table:table-cell>
          <table:table-cell office:value-type="float" office:value="149882939">
            <text:p>149882939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85242914349">
            <text:p>8524291434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44 ( 4,2 . 5,7 E12/L ) HGB 164</text:p>
          </table:table-cell>
          <table:table-cell office:value-type="string">
            <text:p>HGB 164</text:p>
          </table:table-cell>
          <table:table-cell office:value-type="string">
            <text:p><text:s/>( 134 . 170 g/L ) HCT 49 ( 40 .</text:p>
          </table:table-cell>
          <table:table-cell office:value-type="string">
            <text:p>HGB</text:p>
          </table:table-cell>
          <table:table-cell office:value-type="float" office:value="164">
            <text:p>1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24632">
            <text:p>22824632</text:p>
          </table:table-cell>
          <table:table-cell office:value-type="float" office:value="159010519">
            <text:p>159010519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804519">
            <text:p>6730348045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4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64">
            <text:p>1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55758">
            <text:p>11355758</text:p>
          </table:table-cell>
          <table:table-cell office:value-type="float" office:value="205101733">
            <text:p>205101733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673030454431">
            <text:p>6730304544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5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9102">
            <text:p>16429102</text:p>
          </table:table-cell>
          <table:table-cell office:value-type="float" office:value="212673164">
            <text:p>212673164</text:p>
          </table:table-cell>
          <table:table-cell office:value-type="string">
            <text:p>2013-12-01</text:p>
          </table:table-cell>
          <table:table-cell office:value-type="string">
            <text:p>S</text:p>
          </table:table-cell>
          <table:table-cell office:value-type="string">
            <text:p>2013-11-11</text:p>
          </table:table-cell>
          <table:table-cell office:value-type="float" office:value="673040489308">
            <text:p>6730404893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6</text:p>
          </table:table-cell>
          <table:table-cell office:value-type="string">
            <text:p><text:s/>↑ ( 120 . 160 g/L )</text:p>
          </table:table-cell>
          <table:table-cell office:value-type="string">
            <text:p>Hb</text:p>
          </table:table-cell>
          <table:table-cell office:value-type="float" office:value="166">
            <text:p>1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71341">
            <text:p>13071341</text:p>
          </table:table-cell>
          <table:table-cell office:value-type="float" office:value="160454776">
            <text:p>160454776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63333515893">
            <text:p>633335158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74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74">
            <text:p>1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0613">
            <text:p>16810613</text:p>
          </table:table-cell>
          <table:table-cell office:value-type="float" office:value="162530764">
            <text:p>162530764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office:value-type="string">
            <text:p>2013-02-05</text:p>
          </table:table-cell>
          <table:table-cell office:value-type="float" office:value="673041638459">
            <text:p>6730416384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64 ( 4,2 . 5,7 E12/L ) Hb 175</text:p>
          </table:table-cell>
          <table:table-cell office:value-type="string">
            <text:p>Hb 175</text:p>
          </table:table-cell>
          <table:table-cell office:value-type="string">
            <text:p><text:s/>( 134 . 170 g/L ) Hct 49 ( 40 .</text:p>
          </table:table-cell>
          <table:table-cell office:value-type="string">
            <text:p>Hb</text:p>
          </table:table-cell>
          <table:table-cell office:value-type="float" office:value="175">
            <text:p>1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2336">
            <text:p>432336</text:p>
          </table:table-cell>
          <table:table-cell office:value-type="float" office:value="126791679">
            <text:p>126791679</text:p>
          </table:table-cell>
          <table:table-cell office:value-type="string">
            <text:p>2012-06-15</text:p>
          </table:table-cell>
          <table:table-cell office:value-type="string">
            <text:p>S</text:p>
          </table:table-cell>
          <table:table-cell office:value-type="string">
            <text:p>2012-06-10</text:p>
          </table:table-cell>
          <table:table-cell office:value-type="float" office:value="33977436604">
            <text:p>339774366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77</text:p>
          </table:table-cell>
          <table:table-cell office:value-type="string">
            <text:p><text:s/>( 145 . 225 g/L )</text:p>
          </table:table-cell>
          <table:table-cell office:value-type="string">
            <text:p>HGB</text:p>
          </table:table-cell>
          <table:table-cell office:value-type="float" office:value="177">
            <text:p>1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0778">
            <text:p>16570778</text:p>
          </table:table-cell>
          <table:table-cell office:value-type="float" office:value="157588587">
            <text:p>157588587</text:p>
          </table:table-cell>
          <table:table-cell office:value-type="string">
            <text:p>2013-01-09</text:p>
          </table:table-cell>
          <table:table-cell office:value-type="string">
            <text:p>S</text:p>
          </table:table-cell>
          <table:table-cell office:value-type="string">
            <text:p>2012-12-31</text:p>
          </table:table-cell>
          <table:table-cell office:value-type="float" office:value="673046867823">
            <text:p>6730468678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55 ( 3,9 . 6,3 E12/L ) Hb 178</text:p>
          </table:table-cell>
          <table:table-cell office:value-type="string">
            <text:p>Hb 178</text:p>
          </table:table-cell>
          <table:table-cell office:value-type="string">
            <text:p><text:s/>( 135 . 215 g/L ) Hct 49 ( 42 .</text:p>
          </table:table-cell>
          <table:table-cell office:value-type="string">
            <text:p>Hb</text:p>
          </table:table-cell>
          <table:table-cell office:value-type="float" office:value="178">
            <text:p>1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99419">
            <text:p>16399419</text:p>
          </table:table-cell>
          <table:table-cell office:value-type="float" office:value="209863354">
            <text:p>209863354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4481828353">
            <text:p>644818283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81</text:p>
          </table:table-cell>
          <table:table-cell office:value-type="string">
            <text:p><text:s/>↑ ( 134 . 170 g/L )</text:p>
          </table:table-cell>
          <table:table-cell office:value-type="string">
            <text:p>Hb</text:p>
          </table:table-cell>
          <table:table-cell office:value-type="float" office:value="181">
            <text:p>1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2171">
            <text:p>772171</text:p>
          </table:table-cell>
          <table:table-cell office:value-type="float" office:value="79916273">
            <text:p>79916273</text:p>
          </table:table-cell>
          <table:table-cell office:value-type="string">
            <text:p>2011-12-30</text:p>
          </table:table-cell>
          <table:table-cell office:value-type="string">
            <text:p>S</text:p>
          </table:table-cell>
          <table:table-cell office:value-type="string">
            <text:p>2011-12-25</text:p>
          </table:table-cell>
          <table:table-cell office:value-type="float" office:value="81920780066">
            <text:p>819207800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9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95">
            <text:p>1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46525">
            <text:p>14146525</text:p>
          </table:table-cell>
          <table:table-cell office:value-type="float" office:value="200263816">
            <text:p>200263816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913447340">
            <text:p>829134473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bg|Hbg|HGB|Hb|HBg?|hb|HBG?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eres er 6,6x1012/l , hgb 198 g/l</text:p>
          </table:table-cell>
          <table:table-cell office:value-type="string">
            <text:p>hgb 198 g/l</text:p>
          </table:table-cell>
          <table:table-cell office:value-type="string">
            <text:p><text:s/>, ht 58 % , kerge leukotsütoos </text:p>
          </table:table-cell>
          <table:table-cell office:value-type="string">
            <text:p>hgb</text:p>
          </table:table-cell>
          <table:table-cell office:value-type="float" office:value="198">
            <text:p>19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0T17:06:12.28</dc:date>
    <meta:document-statistic meta:table-count="1" meta:cell-count="15006" meta:object-count="0"/>
    <meta:generator>LibreOffice/4.0.0.3$Windows_x86 LibreOffice_project/7545bee9c2a0782548772a21bc84a9dcc583b89</meta:generator>
  </office:meta>
</office:document-meta>
</file>